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ゴシック" svg:font-family="IPAゴシック" style:font-family-generic="swiss"/>
    <style:font-face style:name="IPAゴシック1" svg:font-family="IPAゴシック" style:font-adornments="標準"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9mm"/>
    </style:style>
    <style:style style:name="co2" style:family="table-column">
      <style:table-column-properties fo:break-before="auto" style:column-width="50.01mm"/>
    </style:style>
    <style:style style:name="co3" style:family="table-column">
      <style:table-column-properties fo:break-before="auto" style:column-width="13mm"/>
    </style:style>
    <style:style style:name="co4" style:family="table-column">
      <style:table-column-properties fo:break-before="auto" style:column-width="20mm"/>
    </style:style>
    <style:style style:name="co5" style:family="table-column">
      <style:table-column-properties fo:break-before="auto" style:column-width="17.46mm"/>
    </style:style>
    <style:style style:name="ro1" style:family="table-row">
      <style:table-row-properties style:row-height="4.52mm" fo:break-before="auto" style:use-optimal-row-height="true"/>
    </style:style>
    <style:style style:name="ro2" style:family="table-row">
      <style:table-row-properties style:row-height="30.67mm" fo:break-before="auto" style:use-optimal-row-height="true"/>
    </style:style>
    <style:style style:name="ro3" style:family="table-row">
      <style:table-row-properties style:row-height="22.56mm" fo:break-before="auto" style:use-optimal-row-height="true"/>
    </style:style>
    <style:style style:name="ro4" style:family="table-row">
      <style:table-row-properties style:row-height="25.38mm" fo:break-before="auto" style:use-optimal-row-height="true"/>
    </style:style>
    <style:style style:name="ro5" style:family="table-row">
      <style:table-row-properties style:row-height="14.8mm" fo:break-before="auto" style:use-optimal-row-height="true"/>
    </style:style>
    <style:style style:name="ro6" style:family="table-row">
      <style:table-row-properties style:row-height="11.98mm" fo:break-before="auto" style:use-optimal-row-height="true"/>
    </style:style>
    <style:style style:name="ro7" style:family="table-row">
      <style:table-row-properties style:row-height="20.09mm" fo:break-before="auto" style:use-optimal-row-height="true"/>
    </style:style>
    <style:style style:name="ro8" style:family="table-row">
      <style:table-row-properties style:row-height="6.69mm" fo:break-before="auto" style:use-optimal-row-height="true"/>
    </style:style>
    <style:style style:name="ro9" style:family="table-row">
      <style:table-row-properties style:row-height="17.27mm" fo:break-before="auto" style:use-optimal-row-height="true"/>
    </style:style>
    <style:style style:name="ro10" style:family="table-row">
      <style:table-row-properties style:row-height="9.51mm" fo:break-before="auto" style:use-optimal-row-height="true"/>
    </style:style>
    <style:style style:name="ro11" style:family="table-row">
      <style:table-row-properties style:row-height="35.97mm" fo:break-before="auto" style:use-optimal-row-height="true"/>
    </style:style>
    <style:style style:name="ro12" style:family="table-row">
      <style:table-row-properties style:row-height="27.85mm" fo:break-before="auto" style:use-optimal-row-height="true"/>
    </style:style>
    <style:style style:name="ro13" style:family="table-row">
      <style:table-row-properties style:row-height="33.1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6"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1"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2"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3"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4"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000000" style:direction="ltr" fo:padding="0.71mm"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7"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8"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 fo:font-size="8pt" fo:font-style="normal" fo:text-shadow="none" style:text-underline-style="none" fo:font-weight="normal" style:font-name-asian="IPAゴシック" style:font-size-asian="8pt" style:font-style-asian="normal" style:font-weight-asian="normal" style:font-size-complex="8pt" style:font-style-complex="normal" style:font-weight-complex="normal"/>
    </style:style>
    <style:style style:name="ce20" style:family="table-cell" style:parent-style-name="Default">
      <style:text-properties style:font-name="IPAゴシック" style:font-name-asian="IPAゴシック"/>
    </style:style>
  </office:automatic-styles>
  <office:body>
    <office:spreadsheet>
      <table:table table:name="scheduled-task" table:style-name="ta1">
        <office:forms form:automatic-focus="false" form:apply-design-mode="false"/>
        <table:table-column table:style-name="co1" table:default-cell-style-name="ce1"/>
        <table:table-column table:style-name="co2" table:default-cell-style-name="ce3"/>
        <table:table-column table:style-name="co3" table:default-cell-style-name="ce2"/>
        <table:table-column table:style-name="co2" table:default-cell-style-name="ce2"/>
        <table:table-column table:style-name="co3" table:default-cell-style-name="ce2"/>
        <table:table-column table:style-name="co4" table:default-cell-style-name="ce2"/>
        <table:table-column table:style-name="co3" table:number-columns-repeated="3" table:default-cell-style-name="ce2"/>
        <table:table-column table:style-name="co2" table:default-cell-style-name="ce2"/>
        <table:table-column table:style-name="co3" table:number-columns-repeated="13" table:default-cell-style-name="ce2"/>
        <table:table-column table:style-name="co2" table:default-cell-style-name="ce2"/>
        <table:table-column table:style-name="co3" table:number-columns-repeated="21" table:default-cell-style-name="ce2"/>
        <table:table-column table:style-name="co5" table:number-columns-repeated="207" table:default-cell-style-name="ce19"/>
        <table:table-column table:style-name="co5" table:number-columns-repeated="765" table:default-cell-style-name="ce20"/>
        <table:table-column table:style-name="co5" table:number-columns-repeated="7" table:default-cell-style-name="Default"/>
        <table:table-header-rows>
          <table:table-row table:style-name="ro1">
            <table:table-cell table:number-columns-repeated="1024"/>
          </table:table-row>
          <table:table-row table:style-name="ro1">
            <table:table-cell table:style-name="ce2"/>
            <table:table-cell table:style-name="ce4" office:value-type="string" calcext:value-type="string">
              <text:p>場所\ﾀｽｸ名</text:p>
            </table:table-cell>
            <table:table-cell table:style-name="ce9" office:value-type="string" calcext:value-type="string">
              <text:p>状態</text:p>
            </table:table-cell>
            <table:table-cell table:style-name="ce12" office:value-type="string" calcext:value-type="string">
              <text:p>全般</text:p>
            </table:table-cell>
            <table:table-cell table:style-name="ce13" table:number-columns-repeated="4"/>
            <table:table-cell table:style-name="ce14"/>
            <table:table-cell table:style-name="ce12" office:value-type="string" calcext:value-type="string">
              <text:p>ﾄﾘｶﾞｰ</text:p>
            </table:table-cell>
            <table:table-cell table:style-name="ce13" table:number-columns-repeated="12"/>
            <table:table-cell table:style-name="ce14"/>
            <table:table-cell table:style-name="ce7" office:value-type="string" calcext:value-type="string">
              <text:p>操作</text:p>
            </table:table-cell>
            <table:table-cell table:style-name="ce12" office:value-type="string" calcext:value-type="string">
              <text:p>条件</text:p>
            </table:table-cell>
            <table:table-cell table:style-name="ce13" table:number-columns-repeated="8"/>
            <table:table-cell table:style-name="ce14"/>
            <table:table-cell table:style-name="ce12" office:value-type="string" calcext:value-type="string">
              <text:p>設定</text:p>
            </table:table-cell>
            <table:table-cell table:style-name="ce13" table:number-columns-repeated="9"/>
            <table:table-cell table:style-name="ce14"/>
            <table:table-cell table:style-name="ce3" table:number-columns-repeated="972"/>
            <table:table-cell table:number-columns-repeated="7"/>
          </table:table-row>
          <table:table-row table:style-name="ro2">
            <table:table-cell table:style-name="ce2"/>
            <table:table-cell table:style-name="ce5"/>
            <table:table-cell table:style-name="ce10"/>
            <table:table-cell table:style-name="ce9" office:value-type="string" calcext:value-type="string">
              <text:p>説明</text:p>
            </table:table-cell>
            <table:table-cell table:style-name="ce9" office:value-type="string" calcext:value-type="string">
              <text:p>ﾀｽｸの実行時に使うﾕｰｻﾞｰ ｱｶｳﾝﾄ</text:p>
            </table:table-cell>
            <table:table-cell table:style-name="ce9" office:value-type="string" calcext:value-type="string">
              <text:p>(実行種別)</text:p>
            </table:table-cell>
            <table:table-cell table:style-name="ce9" office:value-type="string" calcext:value-type="string">
              <text:p>最上位の特権で実行する</text:p>
            </table:table-cell>
            <table:table-cell table:style-name="ce9" office:value-type="string" calcext:value-type="string">
              <text:p>表示しない</text:p>
            </table:table-cell>
            <table:table-cell table:style-name="ce9" office:value-type="string" calcext:value-type="string">
              <text:p>構成</text:p>
            </table:table-cell>
            <table:table-cell table:style-name="ce9" office:value-type="string" calcext:value-type="string">
              <text:p>ﾀｽｸの開始</text:p>
            </table:table-cell>
            <table:table-cell table:style-name="ce12" office:value-type="string" calcext:value-type="string">
              <text:p>詳細設定</text:p>
            </table:table-cell>
            <table:table-cell table:style-name="ce13" table:number-columns-repeated="11"/>
            <table:table-cell table:style-name="ce14"/>
            <table:table-cell table:style-name="ce9" office:value-type="string" calcext:value-type="string">
              <text:p>操作</text:p>
            </table:table-cell>
            <table:table-cell table:style-name="ce16" office:value-type="string" calcext:value-type="string">
              <text:p>次の間ｱｲﾄﾞﾙ状態の場合のみﾀｽｸを開始する</text:p>
            </table:table-cell>
            <table:table-cell table:style-name="ce13" table:number-columns-repeated="3"/>
            <table:table-cell table:style-name="ce14"/>
            <table:table-cell table:style-name="ce15" office:value-type="string" calcext:value-type="string">
              <text:p>ｺﾝﾋﾟｭｰﾀをAC電源で使用している場合のみﾀｽｸを開始する</text:p>
            </table:table-cell>
            <table:table-cell table:style-name="ce14"/>
            <table:table-cell table:style-name="ce9" office:value-type="string" calcext:value-type="string">
              <text:p>ﾀｽｸを実行するためにｽﾘｰﾌﾟを解除する</text:p>
            </table:table-cell>
            <table:table-cell table:style-name="ce15" office:value-type="string" calcext:value-type="string">
              <text:p>次のﾈｯﾄﾜｰｸ接続が使用可能な場合のみﾀｽｸを開始する</text:p>
            </table:table-cell>
            <table:table-cell table:style-name="ce14"/>
            <table:table-cell table:style-name="ce9" office:value-type="string" calcext:value-type="string">
              <text:p>ﾀｽｸを要求時に実行する</text:p>
            </table:table-cell>
            <table:table-cell table:style-name="ce9" office:value-type="string" calcext:value-type="string">
              <text:p>ｽｹｼﾞｭｰﾙされた時刻にﾀｽｸを開始できなかった場合、すぐにﾀｽｸを実行する</text:p>
            </table:table-cell>
            <table:table-cell table:style-name="ce15" office:value-type="string" calcext:value-type="string">
              <text:p>ﾀｽｸが失敗した場合の再起動の間隔</text:p>
            </table:table-cell>
            <table:table-cell table:style-name="ce13"/>
            <table:table-cell table:style-name="ce14"/>
            <table:table-cell table:style-name="ce15" office:value-type="string" calcext:value-type="string">
              <text:p>ﾀｽｸを停止するまでの時間</text:p>
            </table:table-cell>
            <table:table-cell table:style-name="ce14"/>
            <table:table-cell table:style-name="ce9" office:value-type="string" calcext:value-type="string">
              <text:p>要求時に実行中のﾀｽｸが終了しない場合、ﾀｽｸを強制的に停止する</text:p>
            </table:table-cell>
            <table:table-cell table:style-name="ce15" office:value-type="string" calcext:value-type="string">
              <text:p>ﾀｽｸの再実行がｽｹｼﾞｭｰﾙされていない場合に削除されるまでの時間</text:p>
            </table:table-cell>
            <table:table-cell table:style-name="ce14"/>
            <table:table-cell table:style-name="ce9" office:value-type="string" calcext:value-type="string">
              <text:p>ﾀｽｸが既に実行中の場合に適用される規則</text:p>
            </table:table-cell>
            <table:table-cell table:style-name="ce3" table:number-columns-repeated="972"/>
            <table:table-cell table:number-columns-repeated="7"/>
          </table:table-row>
          <table:table-row table:style-name="ro3">
            <table:table-cell table:style-name="ce2"/>
            <table:table-cell table:style-name="ce5"/>
            <table:table-cell table:style-name="ce10" table:number-columns-repeated="8"/>
            <table:table-cell table:style-name="ce15" office:value-type="string" calcext:value-type="string">
              <text:p>遅延時間を指定する</text:p>
            </table:table-cell>
            <table:table-cell table:style-name="ce14"/>
            <table:table-cell table:style-name="ce16" office:value-type="string" calcext:value-type="string">
              <text:p>繰り返し間隔</text:p>
            </table:table-cell>
            <table:table-cell table:style-name="ce13" table:number-columns-repeated="2"/>
            <table:table-cell table:style-name="ce14"/>
            <table:table-cell table:style-name="ce15" office:value-type="string" calcext:value-type="string">
              <text:p>停止するまでの時間</text:p>
            </table:table-cell>
            <table:table-cell table:style-name="ce14"/>
            <table:table-cell table:style-name="ce16" office:value-type="string" calcext:value-type="string">
              <text:p>開始/ｱｸﾃｨﾌﾞ化</text:p>
            </table:table-cell>
            <table:table-cell table:style-name="ce14"/>
            <table:table-cell table:style-name="ce16" office:value-type="string" calcext:value-type="string">
              <text:p>有効期限</text:p>
            </table:table-cell>
            <table:table-cell table:style-name="ce14"/>
            <table:table-cell table:style-name="ce9" office:value-type="string" calcext:value-type="string">
              <text:p>有効</text:p>
            </table:table-cell>
            <table:table-cell table:style-name="ce10" table:number-columns-repeated="2"/>
            <table:table-cell table:style-name="ce9" office:value-type="string" calcext:value-type="string">
              <text:p>時間</text:p>
            </table:table-cell>
            <table:table-cell table:style-name="ce9" office:value-type="string" calcext:value-type="string">
              <text:p>ｱｲﾄﾞﾙ状態になるのを待機する時間</text:p>
            </table:table-cell>
            <table:table-cell table:style-name="ce15" office:value-type="string" calcext:value-type="string">
              <text:p>ｺﾝﾋﾟｭｰﾀがｱｲﾄﾞﾙ状態でなくなった場合は停止する</text:p>
            </table:table-cell>
            <table:table-cell table:style-name="ce14"/>
            <table:table-cell table:style-name="ce10"/>
            <table:table-cell table:style-name="ce9" office:value-type="string" calcext:value-type="string">
              <text:p>ｺﾝﾋﾟｭｰﾀの電源をﾊﾞｯﾃﾘに切り替える場合は停止する</text:p>
            </table:table-cell>
            <table:table-cell table:style-name="ce10" table:number-columns-repeated="2"/>
            <table:table-cell table:style-name="ce9" office:value-type="string" calcext:value-type="string">
              <text:p>ﾈｯﾄﾜｰｸ接続</text:p>
            </table:table-cell>
            <table:table-cell table:style-name="ce10" table:number-columns-repeated="3"/>
            <table:table-cell table:style-name="ce9" office:value-type="string" calcext:value-type="string">
              <text:p>間隔</text:p>
            </table:table-cell>
            <table:table-cell table:style-name="ce9" office:value-type="string" calcext:value-type="string">
              <text:p>再起動試行の最大数</text:p>
            </table:table-cell>
            <table:table-cell table:style-name="ce10"/>
            <table:table-cell table:style-name="ce9" office:value-type="string" calcext:value-type="string">
              <text:p>時間</text:p>
            </table:table-cell>
            <table:table-cell table:style-name="ce10" table:number-columns-repeated="2"/>
            <table:table-cell table:style-name="ce9" office:value-type="string" calcext:value-type="string">
              <text:p>時間</text:p>
            </table:table-cell>
            <table:table-cell table:style-name="ce10"/>
            <table:table-cell table:style-name="ce3" table:number-columns-repeated="972"/>
            <table:table-cell table:number-columns-repeated="7"/>
          </table:table-row>
          <table:table-row table:style-name="ro4">
            <table:table-cell table:style-name="ce2"/>
            <table:table-cell table:style-name="ce6"/>
            <table:table-cell table:style-name="ce11" table:number-columns-repeated="9"/>
            <table:table-cell table:style-name="ce7" office:value-type="string" calcext:value-type="string">
              <text:p>遅延時間</text:p>
            </table:table-cell>
            <table:table-cell table:style-name="ce11"/>
            <table:table-cell table:style-name="ce7" office:value-type="string" calcext:value-type="string">
              <text:p>繰り返し間隔</text:p>
            </table:table-cell>
            <table:table-cell table:style-name="ce7" office:value-type="string" calcext:value-type="string">
              <text:p>継続時間</text:p>
            </table:table-cell>
            <table:table-cell table:style-name="ce7" office:value-type="string" calcext:value-type="string">
              <text:p>繰り返し継続時間の最後に実行中のすべてのﾀｽｸを停止する</text:p>
            </table:table-cell>
            <table:table-cell table:style-name="ce11"/>
            <table:table-cell table:style-name="ce7" office:value-type="string" calcext:value-type="string">
              <text:p>停止するまでの時間</text:p>
            </table:table-cell>
            <table:table-cell table:style-name="ce11"/>
            <table:table-cell table:style-name="ce7" office:value-type="string" calcext:value-type="string">
              <text:p>開始/ｱｸﾃｨﾌﾞ化</text:p>
            </table:table-cell>
            <table:table-cell table:style-name="ce11"/>
            <table:table-cell table:style-name="ce7" office:value-type="string" calcext:value-type="string">
              <text:p>有効期限</text:p>
            </table:table-cell>
            <table:table-cell table:style-name="ce11" table:number-columns-repeated="6"/>
            <table:table-cell table:style-name="ce7" office:value-type="string" calcext:value-type="string">
              <text:p>再びｱｲﾄﾞﾙ状態になったら再開する</text:p>
            </table:table-cell>
            <table:table-cell table:style-name="ce11" table:number-columns-repeated="16"/>
            <table:table-cell table:style-name="ce3" table:number-columns-repeated="972"/>
            <table:table-cell table:number-columns-repeated="7"/>
          </table:table-row>
        </table:table-header-rows>
        <table:table-row table:style-name="ro5">
          <table:table-cell table:style-name="ce2"/>
          <table:table-cell table:style-name="ce7" office:value-type="string" calcext:value-type="string">
            <text:p>\OneDrive Standalone Update Task v2</text:p>
          </table:table-cell>
          <table:table-cell table:style-name="ce7" office:value-type="string" calcext:value-type="string">
            <text:p>有効</text:p>
          </table:table-cell>
          <table:table-cell table:style-name="ce7"/>
          <table:table-cell table:style-name="ce7" office:value-type="string" calcext:value-type="string">
            <text:p>********\********</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Vista, Windows Server 2008</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1992-05-01 04: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localappdata%\Microsoft\OneDrive\OneDriveStandaloneUpdater.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NET Framework\.NET Framework NGEN v4.0.30319</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84F0FAE1-C27B-4F6F-807B-28CF6F96287D} Data:/RuntimeWid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NET Framework\.NET Framework NGEN v4.0.30319 64</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429BC048-379E-45E0-80E4-EB1977941B5C} Data:/RuntimeWid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NET Framework\.NET Framework NGEN v4.0.30319 64 Critical</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ｱｲﾄﾞﾙ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613FBA38-A3DF-4AB8-9674-5604984A299A} Data:/RuntimeWid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NET Framework\.NET Framework NGEN v4.0.30319 Critical</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ｱｲﾄﾞﾙ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DE434264-8FE9-4C0B-A83B-89EBEEBFF78E} Data:/RuntimeWid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7">
          <table:table-cell table:style-name="ce2"/>
          <table:table-cell table:style-name="ce7" office:value-type="string" calcext:value-type="string">
            <text:p>\Microsoft\Windows\Active Directory Rights Management Services Client\AD RMS Rights Policy Template Management (Automated)</text:p>
          </table:table-cell>
          <table:table-cell table:style-name="ce7" office:value-type="string" calcext:value-type="string">
            <text:p>無効</text:p>
          </table:table-cell>
          <table:table-cell table:style-name="ce7" office:value-type="string" calcext:value-type="string">
            <text:p>ユーザーの AD RMS 権利ポリシー テンプレートを更新します。このジョブでは、サーバーでテンプレート配布 Web サービスへの認証が失敗した場合でも、資格情報の入力は要求されません。この場合は、エラーなどが発生することなくジョブが失敗します。</text:p>
          </table:table-cell>
          <table:table-cell table:style-name="ce7" office:value-type="string" calcext:value-type="string">
            <text:p>\Everyon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6-11-09 03: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CF2CF428-325B-48D3-8CA8-7633E36E5A32}</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1">
          <table:table-cell table:style-name="ce2"/>
          <table:table-cell table:style-name="ce7" table:number-columns-repeated="8"/>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5">
          <table:table-cell table:style-name="ce2"/>
          <table:table-cell table:style-name="ce7" office:value-type="string" calcext:value-type="string">
            <text:p>\Microsoft\Windows\Active Directory Rights Management Services Client\AD RMS Rights Policy Template Management (Manual)</text:p>
          </table:table-cell>
          <table:table-cell table:style-name="ce7" office:value-type="string" calcext:value-type="string">
            <text:p>有効</text:p>
          </table:table-cell>
          <table:table-cell table:style-name="ce7" office:value-type="string" calcext:value-type="string">
            <text:p>ユーザーの AD RMS 権利ポリシー テンプレートを更新します。このジョブでは、サーバーでテンプレート配布 Web サービスへの認証が失敗した場合に、資格情報の入力が要求されます。</text:p>
          </table:table-cell>
          <table:table-cell table:style-name="ce7" office:value-type="string" calcext:value-type="string">
            <text:p>\Everyon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office:value-type="string" calcext:value-type="string">
            <text:p>操作:ｶｽﾀﾑ ﾊﾝﾄﾞﾗｰ 設定:ClassId:{BF5CB148-7C77-4D8A-A53E-D81C70CF743C}</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5">
          <table:table-cell table:style-name="ce2"/>
          <table:table-cell table:style-name="ce7" office:value-type="string" calcext:value-type="string">
            <text:p>\Microsoft\Windows\AppID\EDP Policy Manager</text:p>
          </table:table-cell>
          <table:table-cell table:style-name="ce7" office:value-type="string" calcext:value-type="string">
            <text:p>有効</text:p>
          </table:table-cell>
          <table:table-cell table:style-name="ce7" office:value-type="string" calcext:value-type="string">
            <text:p>このタスクは、Windows 情報保護を構成するために必要な手順を実行し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88BCA328009213</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DECA92E0-AF85-439E-9204-86679978DA08} Data:EdpPolicyManager</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ｶｽﾀﾑ ﾄﾘｶﾞｰ 設定:StateName:75E0BCA328009213</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7" office:value-type="string" calcext:value-type="string">
            <text:p>\Microsoft\Windows\AppID\PolicyConverter</text:p>
          </table:table-cell>
          <table:table-cell table:style-name="ce7" office:value-type="string" calcext:value-type="string">
            <text:p>無効</text:p>
          </table:table-cell>
          <table:table-cell table:style-name="ce7" office:value-type="string" calcext:value-type="string">
            <text:p>ソフトウェアの制限のポリシーを XML 形式からバイナリ形式に変換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windir%\system32\appidpolicyconverter.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5">
          <table:table-cell table:style-name="ce2"/>
          <table:table-cell table:style-name="ce7" office:value-type="string" calcext:value-type="string">
            <text:p>\Microsoft\Windows\AppID\VerifiedPublisherCertStoreCheck</text:p>
          </table:table-cell>
          <table:table-cell table:style-name="ce7" office:value-type="string" calcext:value-type="string">
            <text:p>無効</text:p>
          </table:table-cell>
          <table:table-cell table:style-name="ce7" office:value-type="string" calcext:value-type="string">
            <text:p>AppID 証明書キャッシュに、無効な証明書や失効した証明書がないかどうかを調べ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30分間</text:p>
          </table:table-cell>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windir%\system32\appidcertstorecheck.exe</text:p>
          </table:table-cell>
          <table:table-cell table:style-name="ce7" office:value-type="string" calcext:value-type="string">
            <text:p>レ</text:p>
          </table:table-cell>
          <table:table-cell table:style-name="ce7" office:value-type="string" calcext:value-type="string">
            <text:p>3分間</text:p>
          </table:table-cell>
          <table:table-cell table:style-name="ce7" office:value-type="string" calcext:value-type="string">
            <text:p>23時間</text:p>
          </table:table-cell>
          <table:table-cell table:number-columns-repeated="4"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7" office:value-type="string" calcext:value-type="string">
            <text:p>\Microsoft\Windows\Application Experience\Microsoft Compatibility Appraiser</text:p>
          </table:table-cell>
          <table:table-cell table:style-name="ce7" office:value-type="string" calcext:value-type="string">
            <text:p>有効</text:p>
          </table:table-cell>
          <table:table-cell table:style-name="ce7" office:value-type="string" calcext:value-type="string">
            <text:p>Microsoft カスタマー エクスペリエンス向上プログラムに参加している場合に、プログラムの利用統計情報を収集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8-09-01 03: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windir%\system32\compattelrunner.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4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ｶｽﾀﾑ ﾄﾘｶﾞｰ 設定:StateName:750CBCA3290B96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table:number-columns-repeated="22"/>
          <table:table-cell table:number-columns-repeated="979"/>
        </table:table-row>
        <table:table-row table:style-name="ro6">
          <table:table-cell table:style-name="ce2"/>
          <table:table-cell table:style-name="ce7" office:value-type="string" calcext:value-type="string">
            <text:p>\Microsoft\Windows\Application Experience\ProgramDataUpdater</text:p>
          </table:table-cell>
          <table:table-cell table:style-name="ce7" office:value-type="string" calcext:value-type="string">
            <text:p>有効</text:p>
          </table:table-cell>
          <table:table-cell table:style-name="ce7" office:value-type="string" calcext:value-type="string">
            <text:p>$(@%SystemRoot%\system32\invagent.dll,-702)</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windir%\system32\compattelrunner.exe 引数の追加:-maintenanc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Application Experience\StartupAppTask</text:p>
          </table:table-cell>
          <table:table-cell table:style-name="ce7" office:value-type="string" calcext:value-type="string">
            <text:p>有効</text:p>
          </table:table-cell>
          <table:table-cell table:style-name="ce7" office:value-type="string" calcext:value-type="string">
            <text:p>スタートアップ エントリが多すぎる場合は、スタートアップ エントリをスキャンしてユーザーに通知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windir%\system32\rundll32.exe 引数の追加:Startupscan.dll,SusRunTask</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7" office:value-type="string" calcext:value-type="string">
            <text:p>\Microsoft\Windows\ApplicationData\appuriverifierdaily</text:p>
          </table:table-cell>
          <table:table-cell table:style-name="ce7" office:value-type="string" calcext:value-type="string">
            <text:p>有効</text:p>
          </table:table-cell>
          <table:table-cell table:style-name="ce7" office:value-type="string" calcext:value-type="string">
            <text:p>AppUriHandler ホストの登録を検証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レ</text:p>
          </table:table-cell>
          <table:table-cell table:style-name="ce17" office:value-type="string" calcext:value-type="string">
            <text:p>2016-04-11 03: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windir%\system32\AppHostRegistrationVerifier.ex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ApplicationData\appuriverifierinstall</text:p>
          </table:table-cell>
          <table:table-cell table:style-name="ce7" office:value-type="string" calcext:value-type="string">
            <text:p>有効</text:p>
          </table:table-cell>
          <table:table-cell table:style-name="ce7" office:value-type="string" calcext:value-type="string">
            <text:p>AppUriHandler ホストの登録を検証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毎週 間隔(週):1 曜日:土</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レ</text:p>
          </table:table-cell>
          <table:table-cell table:style-name="ce17" office:value-type="string" calcext:value-type="string">
            <text:p>2016-04-11 03: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windir%\system32\AppHostRegistrationVerifier.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1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ｶｽﾀﾑ ﾄﾘｶﾞｰ 設定:StateName:7508BCA32C7C8741</text:p>
          </table:table-cell>
          <table:table-cell table:style-name="ce7" office:value-type="string" calcext:value-type="string">
            <text:p>レ</text:p>
          </table:table-cell>
          <table:table-cell table:style-name="ce7" office:value-type="string" calcext:value-type="string">
            <text:p>1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15"/>
          <table:table-cell table:style-name="ce17"/>
          <table:table-cell table:style-name="ce7" table:number-columns-repeated="6"/>
          <table:table-cell table:number-columns-repeated="979"/>
        </table:table-row>
        <table:table-row table:style-name="ro5">
          <table:table-cell table:style-name="ce2"/>
          <table:table-cell table:style-name="ce7" office:value-type="string" calcext:value-type="string">
            <text:p>\Microsoft\Windows\ApplicationData\CleanupTemporaryState</text:p>
          </table:table-cell>
          <table:table-cell table:style-name="ce7" office:value-type="string" calcext:value-type="string">
            <text:p>有効</text:p>
          </table:table-cell>
          <table:table-cell table:style-name="ce7" office:value-type="string" calcext:value-type="string">
            <text:p>Cleans up each package's unused temporary files.</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windir%\system32\rundll32.exe 引数の追加:Windows.Storage.ApplicationData.dll,CleanupTemporaryStat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ApplicationData\DsSvcCleanup</text:p>
          </table:table-cell>
          <table:table-cell table:style-name="ce7" office:value-type="string" calcext:value-type="string">
            <text:p>有効</text:p>
          </table:table-cell>
          <table:table-cell table:style-name="ce7" office:value-type="string" calcext:value-type="string">
            <text:p>データ共有サービスのメンテナンスを実行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windir%\system32\dstokenclean.ex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9">
          <table:table-cell table:style-name="ce2"/>
          <table:table-cell table:style-name="ce7" office:value-type="string" calcext:value-type="string">
            <text:p>\Microsoft\Windows\AppxDeploymentClient\Pre-staged app cleanup</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rundll32.exe 引数の追加:%windir%\system32\AppxDeploymentClient.dll,AppxPreStageCleanupRunTask</text:p>
          </table:table-cell>
          <table:table-cell table:style-name="ce8" office:value-type="string" calcext:value-type="string">
            <text:p>レ</text:p>
          </table:table-cell>
          <table:table-cell table:style-name="ce8" office:value-type="string" calcext:value-type="string">
            <text:p>15分間</text:p>
          </table:table-cell>
          <table:table-cell table:style-name="ce8" office:value-type="string" calcext:value-type="string">
            <text:p>1時間</text:p>
          </table:table-cell>
          <table:table-cell table:style-name="ce8" office:value-type="string" calcext:value-type="string">
            <text:p>□</text:p>
          </table:table-cell>
          <table:table-cell table:style-name="ce7"/>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9">
          <table:table-cell table:style-name="ce2"/>
          <table:table-cell table:style-name="ce7" office:value-type="string" calcext:value-type="string">
            <text:p>\Microsoft\Windows\Autochk\Proxy</text:p>
          </table:table-cell>
          <table:table-cell table:style-name="ce8" office:value-type="string" calcext:value-type="string">
            <text:p>有効</text:p>
          </table:table-cell>
          <table:table-cell table:style-name="ce7" office:value-type="string" calcext:value-type="string">
            <text:p>このタスクは、Microsoft カスタマー エクスペリエンス向上プログラムに参加している場合、autochk SQM データを収集してアップロード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30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windir%\system32\rundll32.exe 引数の追加:/d acproxy.dll,PerformAutochkOperations</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365日間</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BitLocker\BitLocker MDM policy Refresh</text:p>
          </table:table-cell>
          <table:table-cell table:style-name="ce7" office:value-type="string" calcext:value-type="string">
            <text:p>有効</text:p>
          </table:table-cell>
          <table:table-cell table:style-name="ce7"/>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40BCA32B1883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61BCD1B9-340C-40EC-9D41-D7F1C0632F05} Data:BitLockerPolicy</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Bluetooth\UninstallDeviceTask</text:p>
          </table:table-cell>
          <table:table-cell table:style-name="ce7" office:value-type="string" calcext:value-type="string">
            <text:p>有効</text:p>
          </table:table-cell>
          <table:table-cell table:style-name="ce7" office:value-type="string" calcext:value-type="string">
            <text:p>指定された Bluetooth サービス ID に関連する PnP デバイスをアンインストール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ﾌﾟﾛｸﾞﾗﾑの開始 設定:ﾌﾟﾛｸﾞﾗﾑ/ｽｸﾘﾌﾟﾄ:BthUdTask.exe 引数の追加:$(Arg0)</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7" office:value-type="string" calcext:value-type="string">
            <text:p>\Microsoft\Windows\BrokerInfrastructure\BgTaskRegistrationMaintenanceTask</text:p>
          </table:table-cell>
          <table:table-cell table:style-name="ce7" office:value-type="string" calcext:value-type="string">
            <text:p>有効</text:p>
          </table:table-cell>
          <table:table-cell table:style-name="ce7" office:value-type="string" calcext:value-type="string">
            <text:p>ユニバーサル Windows プラットフォーム アプリケーションのバックグラウンド タスクの登録を維持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E984D939-0E00-4DD9-AC3A-7ACA04745521}</text:p>
          </table:table-cell>
          <table:table-cell table:style-name="ce7" office:value-type="string" calcext:value-type="string">
            <text:p>レ</text:p>
          </table:table-cell>
          <table:table-cell table:style-name="ce7" office:value-type="string" calcext:value-type="string">
            <text:p>1秒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5分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CertificateServicesClient\AikCertEnrollTask</text:p>
          </table:table-cell>
          <table:table-cell table:style-name="ce7" office:value-type="string" calcext:value-type="string">
            <text:p>有効</text:p>
          </table:table-cell>
          <table:table-cell table:style-name="ce7" office:value-type="string" calcext:value-type="string">
            <text:p>このタスクは、証明書を認証 ID キーに登録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0BCA323098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47E30D54-DAC1-473A-AFF7-2355BF78881F} Data:AIKCertEnroll</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7" office:value-type="string" calcext:value-type="string">
            <text:p>\Microsoft\Windows\CertificateServicesClient\CryptoPolicyTask</text:p>
          </table:table-cell>
          <table:table-cell table:style-name="ce7" office:value-type="string" calcext:value-type="string">
            <text:p>有効</text:p>
          </table:table-cell>
          <table:table-cell table:style-name="ce7" office:value-type="string" calcext:value-type="string">
            <text:p>このタスクは、暗号化ポリシーを同期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30BCA323098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47E30D54-DAC1-473A-AFF7-2355BF78881F} Data:CryptoPolicy</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7" office:value-type="string" calcext:value-type="string">
            <text:p>\Microsoft\Windows\CertificateServicesClient\KeyPreGenTask</text:p>
          </table:table-cell>
          <table:table-cell table:style-name="ce7" office:value-type="string" calcext:value-type="string">
            <text:p>有効</text:p>
          </table:table-cell>
          <table:table-cell table:style-name="ce7" office:value-type="string" calcext:value-type="string">
            <text:p>このタスクは、TPM ベースの認証 ID キー (AIK) およびストレージ キー (SK) を事前生成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23098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47E30D54-DAC1-473A-AFF7-2355BF78881F} Data:NGCKeyPrege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ｶｽﾀﾑ ﾄﾘｶﾞｰ 設定:StateName:7520BCA323098541</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ｶｽﾀﾑ ﾄﾘｶﾞｰ 設定:StateName:75C0BCA33E0683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1">
          <table:table-cell table:style-name="ce2"/>
          <table:table-cell table:style-name="ce7" table:number-columns-repeated="8"/>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table:number-columns-repeated="22"/>
          <table:table-cell table:number-columns-repeated="979"/>
        </table:table-row>
        <table:table-row table:style-name="ro10">
          <table:table-cell table:style-name="ce2"/>
          <table:table-cell table:style-name="ce7" table:number-columns-repeated="8"/>
          <table:table-cell table:style-name="ce7" office:value-type="string" calcext:value-type="string">
            <text:p>ﾀｽｸの開始:ﾕｰｻﾞｰ ｾｯｼｮﾝへの接続時 設定:任意のﾕｰｻﾞｰ ～からの接続:ﾛｰｶﾙ ｺﾝﾋﾟｭｰﾀ</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table:number-columns-repeated="22"/>
          <table:table-cell table:number-columns-repeated="979"/>
        </table:table-row>
        <table:table-row table:style-name="ro5">
          <table:table-cell table:style-name="ce2"/>
          <table:table-cell table:style-name="ce7" office:value-type="string" calcext:value-type="string">
            <text:p>\Microsoft\Windows\CertificateServicesClient\SystemTask</text:p>
          </table:table-cell>
          <table:table-cell table:style-name="ce7" office:value-type="string" calcext:value-type="string">
            <text:p>有効</text:p>
          </table:table-cell>
          <table:table-cell table:style-name="ce7" office:value-type="string" calcext:value-type="string">
            <text:p>証明書サービス クライアントは、ユーザーおよびマシンの証明書、キー、資格情報などのデジタル識別情報を自動的に管理して、登録、移動、その他のサービスを可能に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2A1E89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58FB76B9-AC85-4E55-AC04-427593B1D060} Data:SYSTEM</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3"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5</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ﾀｽｸの作成/変更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1">
          <table:table-cell table:style-name="ce2"/>
          <table:table-cell table:style-name="ce7" table:number-columns-repeated="8"/>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10秒間</text:p>
          </table:table-cell>
          <table:table-cell table:style-name="ce7" office:value-type="string" calcext:value-type="string">
            <text:p>レ</text:p>
          </table:table-cell>
          <table:table-cell table:style-name="ce7" office:value-type="string" calcext:value-type="string">
            <text:p>8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5">
          <table:table-cell table:style-name="ce2"/>
          <table:table-cell table:style-name="ce7" office:value-type="string" calcext:value-type="string">
            <text:p>\Microsoft\Windows\CertificateServicesClient\UserTask</text:p>
          </table:table-cell>
          <table:table-cell table:style-name="ce7" office:value-type="string" calcext:value-type="string">
            <text:p>有効</text:p>
          </table:table-cell>
          <table:table-cell table:style-name="ce7" office:value-type="string" calcext:value-type="string">
            <text:p>証明書サービス クライアントは、ユーザーおよびマシンの証明書、キー、資格情報などのデジタル識別情報を自動的に管理して、登録、移動、その他のサービスを可能に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F510BCA32A1E89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58FB76B9-AC85-4E55-AC04-427593B1D060} Data:USER</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3"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5</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ﾀｽｸの作成/変更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1">
          <table:table-cell table:style-name="ce2"/>
          <table:table-cell table:style-name="ce7" table:number-columns-repeated="8"/>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8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11">
          <table:table-cell table:style-name="ce2"/>
          <table:table-cell table:style-name="ce7" table:number-columns-repeated="8"/>
          <table:table-cell table:style-name="ce7" office:value-type="string" calcext:value-type="string">
            <text:p>ﾀｽｸの開始:ｲﾍﾞﾝﾄ時 設定:ｲﾍﾞﾝﾄﾌｨﾙﾀｰ:&lt;QueryList&gt;&lt;Query Id="0" Path="Microsoft-Windows-User Device Registration/Admin"&gt;&lt;Select Path="Microsoft-Windows-User Device Registration/Admin"&gt;*[System[Provider[@Name='Microsoft-Windows-User Device Registration'] and EventID=300]]&lt;/Select&gt;&lt;/Query&gt;&lt;/QueryList&gt;</text:p>
          </table:table-cell>
          <table:table-cell table:style-name="ce7" office:value-type="string" calcext:value-type="string">
            <text:p>レ</text:p>
          </table:table-cell>
          <table:table-cell table:style-name="ce7" office:value-type="string" calcext:value-type="string">
            <text:p>25分間</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4時間</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30分間</text:p>
          </table:table-cell>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15"/>
          <table:table-cell table:style-name="ce17"/>
          <table:table-cell table:style-name="ce7" table:number-columns-repeated="6"/>
          <table:table-cell table:number-columns-repeated="979"/>
        </table:table-row>
        <table:table-row table:style-name="ro5">
          <table:table-cell table:style-name="ce2"/>
          <table:table-cell table:style-name="ce7" office:value-type="string" calcext:value-type="string">
            <text:p>\Microsoft\Windows\CertificateServicesClient\UserTask-Roam</text:p>
          </table:table-cell>
          <table:table-cell table:style-name="ce7" office:value-type="string" calcext:value-type="string">
            <text:p>有効</text:p>
          </table:table-cell>
          <table:table-cell table:style-name="ce7" office:value-type="string" calcext:value-type="string">
            <text:p>証明書サービス クライアントは、ユーザーおよびマシンの証明書、キー、資格情報などのデジタル識別情報を自動的に管理して、登録、移動、その他のサービスを可能に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ﾜｰｸｽﾃｰｼｮﾝ ﾛｯｸ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ｶｽﾀﾑ ﾊﾝﾄﾞﾗｰ 設定:ClassId:{58FB76B9-AC85-4E55-AC04-427593B1D060} Data:KEYROAMING</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5</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8">
          <table:table-cell table:style-name="ce2"/>
          <table:table-cell table:style-name="ce7" table:number-columns-repeated="8"/>
          <table:table-cell table:style-name="ce7" office:value-type="string" calcext:value-type="string">
            <text:p>ﾀｽｸの開始:ﾜｰｸｽﾃｰｼｮﾝ ｱﾝﾛｯｸ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7" table:number-columns-repeated="22"/>
          <table:table-cell table:number-columns-repeated="979"/>
        </table:table-row>
        <table:table-row table:style-name="ro6">
          <table:table-cell table:style-name="ce2"/>
          <table:table-cell table:style-name="ce7" office:value-type="string" calcext:value-type="string">
            <text:p>\Microsoft\Windows\Chkdsk\ProactiveScan</text:p>
          </table:table-cell>
          <table:table-cell table:style-name="ce7" office:value-type="string" calcext:value-type="string">
            <text:p>有効</text:p>
          </table:table-cell>
          <table:table-cell table:style-name="ce7" office:value-type="string" calcext:value-type="string">
            <text:p>NTFS ボリューム状態スキャン</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CF4270F5-2E43-4468-83B3-A8C45BB33EA1}</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Clip\License Validation</text:p>
          </table:table-cell>
          <table:table-cell table:style-name="ce7" office:value-type="string" calcext:value-type="string">
            <text:p>無効</text:p>
          </table:table-cell>
          <table:table-cell table:style-name="ce7" office:value-type="string" calcext:value-type="string">
            <text:p>Windows Store legacy license migration task</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office:value-type="string" calcext:value-type="string">
            <text:p>操作:ﾌﾟﾛｸﾞﾗﾑの開始 設定:ﾌﾟﾛｸﾞﾗﾑ/ｽｸﾘﾌﾟﾄ:%SystemRoot%\system32\ClipUp.exe 引数の追加:-p -s -o</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CloudExperienceHost\CreateObjectTask</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E4544ABA-62BF-4C54-AAB2-EC246342626C}</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Customer Experience Improvement Program\Consolidator</text:p>
          </table:table-cell>
          <table:table-cell table:style-name="ce7" office:value-type="string" calcext:value-type="string">
            <text:p>有効</text:p>
          </table:table-cell>
          <table:table-cell table:style-name="ce7" office:value-type="string" calcext:value-type="string">
            <text:p>Windows カスタマー エクスペリエンス向上プログラムに参加する場合は、使用データが Microsoft へ送信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6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4-01-02 00: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7" office:value-type="string" calcext:value-type="string">
            <text:p>操作:ﾌﾟﾛｸﾞﾗﾑの開始 設定:ﾌﾟﾛｸﾞﾗﾑ/ｽｸﾘﾌﾟﾄ:%SystemRoot%\System32\wsqmcons.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7">
          <table:table-cell table:style-name="ce2"/>
          <table:table-cell table:style-name="ce7" office:value-type="string" calcext:value-type="string">
            <text:p>\Microsoft\Windows\Customer Experience Improvement Program\KernelCeipTask</text:p>
          </table:table-cell>
          <table:table-cell table:style-name="ce7" office:value-type="string" calcext:value-type="string">
            <text:p>有効</text:p>
          </table:table-cell>
          <table:table-cell table:style-name="ce7" office:value-type="string" calcext:value-type="string">
            <text:p>カーネル CEIP (カスタマー エクスペリエンス向上プログラム) タスクは、システムの追加情報を収集し、そのデータを Microsoft に送信します。ユーザーが Windows CEIP への参加に合意していない場合は、タスクは何も実行されません。</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E7ED314F-2816-4C26-AEB5-54A34D02404C}</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3" table:style-name="ce7" office:value-type="string" calcext:value-type="string">
            <text:p>レ</text:p>
          </table:table-cell>
          <table:table-cell table:style-name="ce7" office:value-type="string" calcext:value-type="string">
            <text:p>45分間</text:p>
          </table:table-cell>
          <table:table-cell table:style-name="ce17" office:value-type="string" calcext:value-type="string">
            <text:p>1</text:p>
          </table:table-cell>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1">
          <table:table-cell table:style-name="ce2"/>
          <table:table-cell table:style-name="ce7" office:value-type="string" calcext:value-type="string">
            <text:p>\Microsoft\Windows\Customer Experience Improvement Program\UsbCeip</text:p>
          </table:table-cell>
          <table:table-cell table:style-name="ce7" office:value-type="string" calcext:value-type="string">
            <text:p>有効</text:p>
          </table:table-cell>
          <table:table-cell table:style-name="ce7" office:value-type="string" calcext:value-type="string">
            <text:p>USB CEIP (カスタマー エクスペリエンス向上プログラム) タスクは、ご使用のコンピューターのユニバーサル シリアル バス関連の統計情報を収集し、Microsoft の Windows Device Connectivity エンジニアリング グループに送信します。送信された情報は、Windows における USB の信頼性、安定性、および全体的な機能向上のために使用されます。ユーザーが Windows CEIP への参加に同意していない場合、このタスクは何も行いません。</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7" office:value-type="string" calcext:value-type="string">
            <text:p>操作:ｶｽﾀﾑ ﾊﾝﾄﾞﾗｰ 設定:ClassId:{C27F6B1D-FE0B-45E4-9257-38799FA69BC8} Data:SYSTEM</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7" office:value-type="string" calcext:value-type="string">
            <text:p>\Microsoft\Windows\Data Integrity Scan\Data Integrity Scan</text:p>
          </table:table-cell>
          <table:table-cell table:style-name="ce7" office:value-type="string" calcext:value-type="string">
            <text:p>有効</text:p>
          </table:table-cell>
          <table:table-cell table:style-name="ce7" office:value-type="string" calcext:value-type="string">
            <text:p>フォールト トレラント ボリュームの潜在的な破損をスキャン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毎週 間隔(週):4 曜日:土</text:p>
          </table:table-cell>
          <table:table-cell table:style-name="ce7" office:value-type="string" calcext:value-type="string">
            <text:p>レ</text:p>
          </table:table-cell>
          <table:table-cell table:style-name="ce7" office:value-type="string" calcext:value-type="string">
            <text:p>7日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1-01-01 23:00:00</text:p>
          </table:table-cell>
          <table:table-cell table:style-name="ce7" office:value-type="string" calcext:value-type="string">
            <text:p>□</text:p>
          </table:table-cell>
          <table:table-cell table:style-name="ce17"/>
          <table:table-cell table:style-name="ce7" office:value-type="string" calcext:value-type="string">
            <text:p>□</text:p>
          </table:table-cell>
          <table:table-cell table:style-name="ce7" office:value-type="string" calcext:value-type="string">
            <text:p>操作:ｶｽﾀﾑ ﾊﾝﾄﾞﾗｰ 設定:ClassId:{DCFD3EA8-D960-4719-8206-490AE315F94F}</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
          <table:table-cell table:style-name="ce2"/>
          <table:table-cell table:style-name="ce7" table:number-columns-repeated="8"/>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7" table:number-columns-repeated="22"/>
          <table:table-cell table:number-columns-repeated="979"/>
        </table:table-row>
        <table:table-row table:style-name="ro6">
          <table:table-cell table:style-name="ce2"/>
          <table:table-cell table:style-name="ce8" office:value-type="string" calcext:value-type="string">
            <text:p>\Microsoft\Windows\Data Integrity Scan\Data Integrity Scan for Crash Recovery</text:p>
          </table:table-cell>
          <table:table-cell table:style-name="ce8" office:value-type="string" calcext:value-type="string">
            <text:p>有効</text:p>
          </table:table-cell>
          <table:table-cell table:style-name="ce7" office:value-type="string" calcext:value-type="string">
            <text:p>フォールト トレラント ボリュームの高速クラッシュ回復機能をスキャンします</text:p>
          </table:table-cell>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number-columns-repeated="2"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08BCA32907950A</text:p>
          </table:table-cell>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DCFD3EA8-D960-4719-8206-490AE315F94F} Data:-CrashRecovery</text:p>
          </table:table-cell>
          <table:table-cell table:style-name="ce8" office:value-type="string" calcext:value-type="string">
            <text:p>□</text:p>
          </table:table-cell>
          <table:table-cell table:style-name="ce7" table:number-columns-repeated="4"/>
          <table:table-cell table:style-name="ce8" office:value-type="string" calcext:value-type="string">
            <text:p>レ</text:p>
          </table:table-cell>
          <table:table-cell table:style-name="ce7" office:value-type="string" calcext:value-type="string">
            <text:p>レ</text:p>
          </table:table-cell>
          <table:table-cell table:number-columns-repeated="2" table:style-name="ce8" office:value-type="string" calcext:value-type="string">
            <text:p>□</text:p>
          </table:table-cell>
          <table:table-cell table:style-name="ce7"/>
          <table:table-cell table:number-columns-repeated="2" table:style-name="ce8" office:value-type="string" calcext:value-type="string">
            <text:p>レ</text:p>
          </table:table-cell>
          <table:table-cell table:style-name="ce8" office:value-type="string" calcext:value-type="string">
            <text:p>□</text:p>
          </table:table-cell>
          <table:table-cell table:style-name="ce7" table:number-columns-repeated="2"/>
          <table:table-cell table:style-name="ce8" office:value-type="string" calcext:value-type="string">
            <text:p>□</text:p>
          </table:table-cell>
          <table:table-cell table:style-name="ce8"/>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Defrag\ScheduledDefrag</text:p>
          </table:table-cell>
          <table:table-cell table:style-name="ce7" office:value-type="string" calcext:value-type="string">
            <text:p>有効</text:p>
          </table:table-cell>
          <table:table-cell table:style-name="ce8" office:value-type="string" calcext:value-type="string">
            <text:p>このタスクにより、ローカル記憶域ドライブが最適化されます。</text:p>
          </table:table-cell>
          <table:table-cell table:style-name="ce8"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defrag.exe 引数の追加:-c -h -o -$</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8" office:value-type="string" calcext:value-type="string">
            <text:p>□</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Device Information\Device</text:p>
          </table:table-cell>
          <table:table-cell table:style-name="ce7"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ｽｹｼﾞｭｰﾙに従う 設定:1回</text:p>
          </table:table-cell>
          <table:table-cell table:style-name="ce8" office:value-type="string" calcext:value-type="string">
            <text:p>レ</text:p>
          </table:table-cell>
          <table:table-cell table:style-name="ce7" office:value-type="string" calcext:value-type="string">
            <text:p>2時間</text:p>
          </table:table-cell>
          <table:table-cell table:style-name="ce8"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style-name="ce7" office:value-type="string" calcext:value-type="string">
            <text:p>□</text:p>
          </table:table-cell>
          <table:table-cell table:style-name="ce8" office:value-type="string" calcext:value-type="string">
            <text:p>□</text:p>
          </table:table-cell>
          <table:table-cell table:style-name="ce7"/>
          <table:table-cell table:style-name="ce8" office:value-type="string" calcext:value-type="string">
            <text:p>レ</text:p>
          </table:table-cell>
          <table:table-cell table:style-name="ce17" office:value-type="string" calcext:value-type="string">
            <text:p>2008-09-01 03:00:00</text:p>
          </table:table-cell>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ﾌﾟﾛｸﾞﾗﾑの開始 設定:ﾌﾟﾛｸﾞﾗﾑ/ｽｸﾘﾌﾟﾄ:%windir%\system32\devicecensus.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8" office:value-type="string" calcext:value-type="string">
            <text:p>レ</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4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8"/>
          <table:table-cell table:style-name="ce7" table:number-columns-repeated="7"/>
          <table:table-cell table:style-name="ce8" office:value-type="string" calcext:value-type="string">
            <text:p>ﾀｽｸの開始:ｶｽﾀﾑ ﾄﾘｶﾞｰ 設定:StateName:750CBCA3290B96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Device Setup\Metadata Refresh</text:p>
          </table:table-cell>
          <table:table-cell table:style-name="ce7" office:value-type="string" calcext:value-type="string">
            <text:p>有効</text:p>
          </table:table-cell>
          <table:table-cell table:style-name="ce8" office:value-type="string" calcext:value-type="string">
            <text:p>デバイス メタデータの更新を定期的に実行します</text:p>
          </table:table-cell>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8"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23C1F3CF-C110-4512-ACA9-7B6174ECE888}</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8" office:value-type="string" calcext:value-type="string">
            <text:p>レ</text:p>
          </table:table-cell>
          <table:table-cell table:style-name="ce7"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HandleCommand</text:p>
          </table:table-cell>
          <table:table-cell table:style-name="ce8"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20BDA33E06830D</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AE31B729-D5FD-401E-AF42-784074835AFE} Data:-HandleCommand</text:p>
          </table:table-cell>
          <table:table-cell table:style-name="ce8" office:value-type="string" calcext:value-type="string">
            <text:p>□</text:p>
          </table:table-cell>
          <table:table-cell table:style-name="ce8" table:number-columns-repeated="4"/>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number-columns-repeated="2" table:style-name="ce8" office:value-type="string" calcext:value-type="string">
            <text:p>レ</text:p>
          </table:table-cell>
          <table:table-cell table:style-name="ce8" office:value-type="string" calcext:value-type="string">
            <text:p>□</text:p>
          </table:table-cell>
          <table:table-cell table:style-name="ce7" table:number-columns-repeated="2"/>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HandleWnsCommand</text:p>
          </table:table-cell>
          <table:table-cell table:style-name="ce7"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28BDA33E06830D</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WnsCommand</text:p>
          </table:table-cell>
          <table:table-cell table:style-name="ce8" office:value-type="string" calcext:value-type="string">
            <text:p>□</text:p>
          </table:table-cell>
          <table:table-cell table:style-name="ce8" table:number-columns-repeated="4"/>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text:p>
          </table:table-cell>
          <table:table-cell table:style-name="ce7" table:number-columns-repeated="2"/>
          <table:table-cell table:style-name="ce8" office:value-type="string" calcext:value-type="string">
            <text:p>□</text:p>
          </table:table-cell>
          <table:table-cell table:style-name="ce8"/>
          <table:table-cell table:style-name="ce8" office:value-type="string" calcext:value-type="string">
            <text:p>□</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IntegrityCheck</text:p>
          </table:table-cell>
          <table:table-cell table:style-name="ce7"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ｽｹｼﾞｭｰﾙに従う 設定:1回</text:p>
          </table:table-cell>
          <table:table-cell table:style-name="ce8" office:value-type="string" calcext:value-type="string">
            <text:p>レ</text:p>
          </table:table-cell>
          <table:table-cell table:style-name="ce8" office:value-type="string" calcext:value-type="string">
            <text:p>2日間</text:p>
          </table:table-cell>
          <table:table-cell table:style-name="ce7" office:value-type="string" calcext:value-type="string">
            <text:p>レ</text:p>
          </table:table-cell>
          <table:table-cell table:style-name="ce7" office:value-type="string" calcext:value-type="string">
            <text:p>6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5-01-01 12: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IntegrityCheck</text:p>
          </table:table-cell>
          <table:table-cell table:style-name="ce8" office:value-type="string" calcext:value-type="string">
            <text:p>レ</text:p>
          </table:table-cell>
          <table:table-cell table:style-name="ce8" office:value-type="string" calcext:value-type="string">
            <text:p>1分間</text:p>
          </table:table-cell>
          <table:table-cell table:style-name="ce8" office:value-type="string" calcext:value-type="string">
            <text:p>8日間</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number-columns-repeated="3" table:style-name="ce7" office:value-type="string" calcext:value-type="string">
            <text:p>レ</text:p>
          </table:table-cell>
          <table:table-cell table:style-name="ce7" office:value-type="string" calcext:value-type="string">
            <text:p>12時間</text:p>
          </table:table-cell>
          <table:table-cell table:style-name="ce17" office:value-type="string" calcext:value-type="string">
            <text:p>10</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LocateCommandUserSession</text:p>
          </table:table-cell>
          <table:table-cell table:style-name="ce7" office:value-type="string" calcext:value-type="string">
            <text:p>有効</text:p>
          </table:table-cell>
          <table:table-cell table:style-name="ce8"/>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8"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20BDA33E06830D</text:p>
          </table:table-cell>
          <table:table-cell table:style-name="ce8" office:value-type="string" calcext:value-type="string">
            <text:p>□</text:p>
          </table:table-cell>
          <table:table-cell table:style-name="ce7"/>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AE31B729-D5FD-401E-AF42-784074835AFE} Data:-UserSessionCommand</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RegisterDeviceAccountChange</text:p>
          </table:table-cell>
          <table:table-cell table:style-name="ce8" office:value-type="string" calcext:value-type="string">
            <text:p>有効</text:p>
          </table:table-cell>
          <table:table-cell table:style-name="ce8"/>
          <table:table-cell table:style-name="ce8"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40BCA33E0B8441</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8"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8"/>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AE31B729-D5FD-401E-AF42-784074835AFE} Data:-RegisterDevice -AccountChang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8" office:value-type="string" calcext:value-type="string">
            <text:p>レ</text:p>
          </table:table-cell>
          <table:table-cell table:style-name="ce8" office:value-type="string" calcext:value-type="string">
            <text:p>任意の接続</text:p>
          </table:table-cell>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レ</text:p>
          </table:table-cell>
          <table:table-cell table:style-name="ce7" office:value-type="string" calcext:value-type="string">
            <text:p>12時間</text:p>
          </table:table-cell>
          <table:table-cell table:style-name="ce17" office:value-type="string" calcext:value-type="string">
            <text:p>10</text:p>
          </table:table-cell>
          <table:table-cell table:style-name="ce7"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8">
          <table:table-cell table:style-name="ce2"/>
          <table:table-cell table:style-name="ce8"/>
          <table:table-cell table:style-name="ce7"/>
          <table:table-cell table:style-name="ce8"/>
          <table:table-cell table:style-name="ce7" table:number-columns-repeated="5"/>
          <table:table-cell table:style-name="ce8" office:value-type="string" calcext:value-type="string">
            <text:p>ﾀｽｸの開始:ｶｽﾀﾑ ﾄﾘｶﾞｰ 設定:StateName:7560BDA33E06830D</text:p>
          </table:table-cell>
          <table:table-cell table:style-name="ce7" office:value-type="string" calcext:value-type="string">
            <text:p>□</text:p>
          </table:table-cell>
          <table:table-cell table:style-name="ce8"/>
          <table:table-cell table:style-name="ce8" office:value-type="string" calcext:value-type="string">
            <text:p>□</text:p>
          </table:table-cell>
          <table:table-cell table:style-name="ce8"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5"/>
          <table:table-cell table:style-name="ce8" table:number-columns-repeated="2"/>
          <table:table-cell table:style-name="ce7" table:number-columns-repeated="14"/>
          <table:table-cell table:number-columns-repeated="979"/>
        </table:table-row>
        <table:table-row table:style-name="ro5">
          <table:table-cell table:style-name="ce2"/>
          <table:table-cell table:style-name="ce8" office:value-type="string" calcext:value-type="string">
            <text:p>\Microsoft\Windows\DeviceDirectoryClient\RegisterDeviceLocationRightsChange</text:p>
          </table:table-cell>
          <table:table-cell table:style-name="ce7" office:value-type="string" calcext:value-type="string">
            <text:p>無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8"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38BCA321089541</text:p>
          </table:table-cell>
          <table:table-cell table:style-name="ce8" office:value-type="string" calcext:value-type="string">
            <text:p>レ</text:p>
          </table:table-cell>
          <table:table-cell table:style-name="ce8" office:value-type="string" calcext:value-type="string">
            <text:p>10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Device -SettingChange -NoLocatio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8"/>
          <table:table-cell table:style-name="ce7" office:value-type="string" calcext:value-type="string">
            <text:p>□</text:p>
          </table:table-cell>
          <table:table-cell table:style-name="ce8" office:value-type="string" calcext:value-type="string">
            <text:p>レ</text:p>
          </table:table-cell>
          <table:table-cell table:style-name="ce8" office:value-type="string" calcext:value-type="string">
            <text:p>任意の接続</text:p>
          </table:table-cell>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レ</text:p>
          </table:table-cell>
          <table:table-cell table:style-name="ce7" office:value-type="string" calcext:value-type="string">
            <text:p>12時間</text:p>
          </table:table-cell>
          <table:table-cell table:style-name="ce17" office:value-type="string" calcext:value-type="string">
            <text:p>1</text:p>
          </table:table-cell>
          <table:table-cell table:style-name="ce7" office:value-type="string" calcext:value-type="string">
            <text:p>□</text:p>
          </table:table-cell>
          <table:table-cell table:style-name="ce8"/>
          <table:table-cell table:style-name="ce8" office:value-type="string" calcext:value-type="string">
            <text:p>□</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eviceDirectoryClient\RegisterDevicePeriodic24</text:p>
          </table:table-cell>
          <table:table-cell table:style-name="ce8" office:value-type="string" calcext:value-type="string">
            <text:p>無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16時間</text:p>
          </table:table-cell>
          <table:table-cell table:style-name="ce7" office:value-type="string" calcext:value-type="string">
            <text:p>レ</text:p>
          </table:table-cell>
          <table:table-cell table:style-name="ce7" office:value-type="string" calcext:value-type="string">
            <text:p>16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8" office:value-type="string" calcext:value-type="string">
            <text:p>レ</text:p>
          </table:table-cell>
          <table:table-cell table:style-name="ce18" office:value-type="string" calcext:value-type="string">
            <text:p>2015-01-01 06: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Device -Periodic</text:p>
          </table:table-cell>
          <table:table-cell table:style-name="ce8" office:value-type="string" calcext:value-type="string">
            <text:p>レ</text:p>
          </table:table-cell>
          <table:table-cell table:style-name="ce7" office:value-type="string" calcext:value-type="string">
            <text:p>1分間</text:p>
          </table:table-cell>
          <table:table-cell table:style-name="ce7" office:value-type="string" calcext:value-type="string">
            <text:p>-E Time=P1DT8H</text:p>
          </table:table-cell>
          <table:table-cell table:style-name="ce7" office:value-type="string" calcext:value-type="string">
            <text:p>□</text:p>
          </table:table-cell>
          <table:table-cell table:style-name="ce7"/>
          <table:table-cell table:style-name="ce8" office:value-type="string" calcext:value-type="string">
            <text:p>□</text:p>
          </table:table-cell>
          <table:table-cell table:style-name="ce8"/>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任意の接続</text:p>
          </table:table-cell>
          <table:table-cell table:number-columns-repeated="3" table:style-name="ce8" office:value-type="string" calcext:value-type="string">
            <text:p>レ</text:p>
          </table:table-cell>
          <table:table-cell table:style-name="ce7" office:value-type="string" calcext:value-type="string">
            <text:p>12時間</text:p>
          </table:table-cell>
          <table:table-cell table:style-name="ce17" office:value-type="string" calcext:value-type="string">
            <text:p>1</text:p>
          </table:table-cell>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5">
          <table:table-cell table:style-name="ce2"/>
          <table:table-cell table:style-name="ce8" office:value-type="string" calcext:value-type="string">
            <text:p>\Microsoft\Windows\DeviceDirectoryClient\RegisterDevicePolicyChange</text:p>
          </table:table-cell>
          <table:table-cell table:style-name="ce8"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48BCA321078541</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Device -SettingChange -NoLocation</text:p>
          </table:table-cell>
          <table:table-cell table:style-name="ce8" office:value-type="string" calcext:value-type="string">
            <text:p>□</text:p>
          </table:table-cell>
          <table:table-cell table:style-name="ce8" table:number-columns-repeated="3"/>
          <table:table-cell table:style-name="ce7"/>
          <table:table-cell table:style-name="ce8" office:value-type="string" calcext:value-type="string">
            <text:p>□</text:p>
          </table:table-cell>
          <table:table-cell table:style-name="ce7"/>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任意の接続</text:p>
          </table:table-cell>
          <table:table-cell table:number-columns-repeated="3" table:style-name="ce8" office:value-type="string" calcext:value-type="string">
            <text:p>レ</text:p>
          </table:table-cell>
          <table:table-cell table:style-name="ce7" office:value-type="string" calcext:value-type="string">
            <text:p>12時間</text:p>
          </table:table-cell>
          <table:table-cell table:style-name="ce17" office:value-type="string" calcext:value-type="string">
            <text:p>10</text:p>
          </table:table-cell>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8">
          <table:table-cell table:style-name="ce2"/>
          <table:table-cell table:style-name="ce8"/>
          <table:table-cell table:style-name="ce7"/>
          <table:table-cell table:style-name="ce8" table:number-columns-repeated="2"/>
          <table:table-cell table:style-name="ce7" table:number-columns-repeated="2"/>
          <table:table-cell table:style-name="ce8"/>
          <table:table-cell table:style-name="ce7"/>
          <table:table-cell table:style-name="ce8" office:value-type="string" calcext:value-type="string">
            <text:p>ﾀｽｸの開始:ｶｽﾀﾑ ﾄﾘｶﾞｰ 設定:StateName:7508BCA32A1E890D</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number-columns-repeated="5"/>
          <table:table-cell table:style-name="ce7" table:number-columns-repeated="11"/>
          <table:table-cell table:style-name="ce8" table:number-columns-repeated="2"/>
          <table:table-cell table:style-name="ce7" table:number-columns-repeated="4"/>
          <table:table-cell table:number-columns-repeated="979"/>
        </table:table-row>
        <table:table-row table:style-name="ro9">
          <table:table-cell table:style-name="ce2"/>
          <table:table-cell table:style-name="ce8" office:value-type="string" calcext:value-type="string">
            <text:p>\Microsoft\Windows\DeviceDirectoryClient\RegisterDeviceProtectionStateChanged</text:p>
          </table:table-cell>
          <table:table-cell table:style-name="ce8"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40BEA33E06830D</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8"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Device -ProtectionStateChanged -FreeNetworkOnly -NoLocation</text:p>
          </table:table-cell>
          <table:table-cell table:style-name="ce8" office:value-type="string" calcext:value-type="string">
            <text:p>□</text:p>
          </table:table-cell>
          <table:table-cell table:style-name="ce7" table:number-columns-repeated="4"/>
          <table:table-cell table:style-name="ce8" office:value-type="string" calcext:value-type="string">
            <text:p>レ</text:p>
          </table:table-cell>
          <table:table-cell table:style-name="ce7" office:value-type="string" calcext:value-type="string">
            <text:p>レ</text:p>
          </table:table-cell>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任意の接続</text:p>
          </table:table-cell>
          <table:table-cell table:number-columns-repeated="3" table:style-name="ce8" office:value-type="string" calcext:value-type="string">
            <text:p>レ</text:p>
          </table:table-cell>
          <table:table-cell table:style-name="ce7" office:value-type="string" calcext:value-type="string">
            <text:p>12時間</text:p>
          </table:table-cell>
          <table:table-cell table:style-name="ce17" office:value-type="string" calcext:value-type="string">
            <text:p>10</text:p>
          </table:table-cell>
          <table:table-cell table:style-name="ce8" office:value-type="string" calcext:value-type="string">
            <text:p>□</text:p>
          </table:table-cell>
          <table:table-cell table:style-name="ce7"/>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5">
          <table:table-cell table:style-name="ce2"/>
          <table:table-cell table:style-name="ce8" office:value-type="string" calcext:value-type="string">
            <text:p>\Microsoft\Windows\DeviceDirectoryClient\RegisterDeviceSettingChange</text:p>
          </table:table-cell>
          <table:table-cell table:style-name="ce8" office:value-type="string" calcext:value-type="string">
            <text:p>有効</text:p>
          </table:table-cell>
          <table:table-cell table:style-name="ce8"/>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F8BCA33E06830D</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8"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Device -SettingChange -Full</text:p>
          </table:table-cell>
          <table:table-cell table:style-name="ce8" office:value-type="string" calcext:value-type="string">
            <text:p>□</text:p>
          </table:table-cell>
          <table:table-cell table:style-name="ce7" table:number-columns-repeated="4"/>
          <table:table-cell table:style-name="ce8" office:value-type="string" calcext:value-type="string">
            <text:p>□</text:p>
          </table:table-cell>
          <table:table-cell table:style-name="ce7"/>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任意の接続</text:p>
          </table:table-cell>
          <table:table-cell table:number-columns-repeated="3" table:style-name="ce8" office:value-type="string" calcext:value-type="string">
            <text:p>レ</text:p>
          </table:table-cell>
          <table:table-cell table:style-name="ce7" office:value-type="string" calcext:value-type="string">
            <text:p>12時間</text:p>
          </table:table-cell>
          <table:table-cell table:style-name="ce17" office:value-type="string" calcext:value-type="string">
            <text:p>1</text:p>
          </table:table-cell>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8">
          <table:table-cell table:style-name="ce2"/>
          <table:table-cell table:style-name="ce8"/>
          <table:table-cell table:style-name="ce7"/>
          <table:table-cell table:style-name="ce8" table:number-columns-repeated="2"/>
          <table:table-cell table:style-name="ce7" table:number-columns-repeated="2"/>
          <table:table-cell table:style-name="ce8"/>
          <table:table-cell table:style-name="ce7"/>
          <table:table-cell table:style-name="ce8" office:value-type="string" calcext:value-type="string">
            <text:p>ﾀｽｸの開始:ｶｽﾀﾑ ﾄﾘｶﾞｰ 設定:StateName:7520BCA321078541</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number-columns-repeated="6"/>
          <table:table-cell table:style-name="ce7" table:number-columns-repeated="5"/>
          <table:table-cell table:style-name="ce8"/>
          <table:table-cell table:style-name="ce7" table:number-columns-repeated="3"/>
          <table:table-cell table:style-name="ce17"/>
          <table:table-cell table:style-name="ce8" table:number-columns-repeated="2"/>
          <table:table-cell table:style-name="ce7" table:number-columns-repeated="3"/>
          <table:table-cell table:style-name="ce8"/>
          <table:table-cell table:number-columns-repeated="979"/>
        </table:table-row>
        <table:table-row table:style-name="ro6">
          <table:table-cell table:style-name="ce2"/>
          <table:table-cell table:style-name="ce8" office:value-type="string" calcext:value-type="string">
            <text:p>\Microsoft\Windows\DeviceDirectoryClient\RegisterUserDevice</text:p>
          </table:table-cell>
          <table:table-cell table:style-name="ce7" office:value-type="string" calcext:value-type="string">
            <text:p>有効</text:p>
          </table:table-cell>
          <table:table-cell table:style-name="ce8"/>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8"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ﾛｸﾞｵﾝ時 設定:任意のﾕｰｻﾞｰ</text:p>
          </table:table-cell>
          <table:table-cell table:style-name="ce7" office:value-type="string" calcext:value-type="string">
            <text:p>レ</text:p>
          </table:table-cell>
          <table:table-cell table:style-name="ce8" office:value-type="string" calcext:value-type="string">
            <text:p>15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E31B729-D5FD-401E-AF42-784074835AFE} Data:-RegisterUserDevice -NewAccount</text:p>
          </table:table-cell>
          <table:table-cell table:style-name="ce8" office:value-type="string" calcext:value-type="string">
            <text:p>□</text:p>
          </table:table-cell>
          <table:table-cell table:style-name="ce8"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8" office:value-type="string" calcext:value-type="string">
            <text:p>レ</text:p>
          </table:table-cell>
          <table:table-cell table:style-name="ce7" office:value-type="string" calcext:value-type="string">
            <text:p>レ</text:p>
          </table:table-cell>
          <table:table-cell table:style-name="ce7" office:value-type="string" calcext:value-type="string">
            <text:p>12時間</text:p>
          </table:table-cell>
          <table:table-cell table:style-name="ce17" office:value-type="string" calcext:value-type="string">
            <text:p>10</text:p>
          </table:table-cell>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8">
          <table:table-cell table:style-name="ce2"/>
          <table:table-cell table:style-name="ce8" table:number-columns-repeated="8"/>
          <table:table-cell table:style-name="ce8" office:value-type="string" calcext:value-type="string">
            <text:p>ﾀｽｸの開始:ｶｽﾀﾑ ﾄﾘｶﾞｰ 設定:StateName:7540BCA33E0B8441</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number-columns-repeated="2"/>
          <table:table-cell table:style-name="ce7" table:number-columns-repeated="4"/>
          <table:table-cell table:style-name="ce8"/>
          <table:table-cell table:style-name="ce7"/>
          <table:table-cell table:style-name="ce8" table:number-columns-repeated="2"/>
          <table:table-cell table:style-name="ce7"/>
          <table:table-cell table:style-name="ce8" table:number-columns-repeated="3"/>
          <table:table-cell table:style-name="ce7"/>
          <table:table-cell table:style-name="ce17"/>
          <table:table-cell table:style-name="ce8" table:number-columns-repeated="4"/>
          <table:table-cell table:style-name="ce7"/>
          <table:table-cell table:style-name="ce8"/>
          <table:table-cell table:number-columns-repeated="979"/>
        </table:table-row>
        <table:table-row table:style-name="ro9">
          <table:table-cell table:style-name="ce2"/>
          <table:table-cell table:style-name="ce8" office:value-type="string" calcext:value-type="string">
            <text:p>\Microsoft\Windows\Diagnosis\Scheduled</text:p>
          </table:table-cell>
          <table:table-cell table:style-name="ce8" office:value-type="string" calcext:value-type="string">
            <text:p>有効</text:p>
          </table:table-cell>
          <table:table-cell table:style-name="ce8" office:value-type="string" calcext:value-type="string">
            <text:p>Windows のスケジュールされたメンテナンス タスクは、コンピューター システムのメンテナンスを定期的に実行し、問題を自動解決するか、セキュリティとメンテナンスを通じて報告します。</text:p>
          </table:table-cell>
          <table:table-cell table:style-name="ce8" office:value-type="string" calcext:value-type="string">
            <text:p>NT AUTHORITY\INTERACTIVE</text:p>
          </table:table-cell>
          <table:table-cell table:style-name="ce8" office:value-type="string" calcext:value-type="string">
            <text:p>ﾕｰｻﾞｰがﾛｸﾞｵﾝしているときのみ実行する</text:p>
          </table:table-cell>
          <table:table-cell table:number-columns-repeated="2"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未定義)</text:p>
          </table:table-cell>
          <table:table-cell table:style-name="ce8" table:number-columns-repeated="2"/>
          <table:table-cell table:style-name="ce7" table:number-columns-repeated="7"/>
          <table:table-cell table:style-name="ce17"/>
          <table:table-cell table:style-name="ce7"/>
          <table:table-cell table:style-name="ce17"/>
          <table:table-cell table:style-name="ce8"/>
          <table:table-cell table:style-name="ce8" office:value-type="string" calcext:value-type="string">
            <text:p>操作:ｶｽﾀﾑ ﾊﾝﾄﾞﾗｰ 設定:ClassId:{C1F85EF8-BCC2-4606-BB39-70C523715EB3}</text:p>
          </table:table-cell>
          <table:table-cell table:style-name="ce8" office:value-type="string" calcext:value-type="string">
            <text:p>□</text:p>
          </table:table-cell>
          <table:table-cell table:style-name="ce7" table:number-columns-repeated="4"/>
          <table:table-cell table:style-name="ce8" office:value-type="string" calcext:value-type="string">
            <text:p>レ</text:p>
          </table:table-cell>
          <table:table-cell table:style-name="ce7" office:value-type="string" calcext:value-type="string">
            <text:p>レ</text:p>
          </table:table-cell>
          <table:table-cell table:number-columns-repeated="2" table:style-name="ce8" office:value-type="string" calcext:value-type="string">
            <text:p>□</text:p>
          </table:table-cell>
          <table:table-cell table:style-name="ce7"/>
          <table:table-cell table:number-columns-repeated="2" table:style-name="ce8" office:value-type="string" calcext:value-type="string">
            <text:p>レ</text:p>
          </table:table-cell>
          <table:table-cell table:style-name="ce8" office:value-type="string" calcext:value-type="string">
            <text:p>□</text:p>
          </table:table-cell>
          <table:table-cell table:style-name="ce8"/>
          <table:table-cell table:style-name="ce18"/>
          <table:table-cell table:style-name="ce8" office:value-type="string" calcext:value-type="string">
            <text:p>レ</text:p>
          </table:table-cell>
          <table:table-cell table:style-name="ce7" office:value-type="string" calcext:value-type="string">
            <text:p>3日間</text:p>
          </table:table-cell>
          <table:table-cell table:number-columns-repeated="2"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DiskCleanup\SilentCleanup</text:p>
          </table:table-cell>
          <table:table-cell table:style-name="ce7" office:value-type="string" calcext:value-type="string">
            <text:p>有効</text:p>
          </table:table-cell>
          <table:table-cell table:style-name="ce8" office:value-type="string" calcext:value-type="string">
            <text:p>システムによって使用されるメンテナンス タスクです。ディスクの空き領域が少なくなった場合に、ダイアログを表示しないで自動的にディスク クリーンアップを起動します。</text:p>
          </table:table-cell>
          <table:table-cell table:style-name="ce8" office:value-type="string" calcext:value-type="string">
            <text:p>BUILTIN\Users</text:p>
          </table:table-cell>
          <table:table-cell table:style-name="ce8" office:value-type="string" calcext:value-type="string">
            <text:p>ﾕｰｻﾞｰがﾛｸﾞｵﾝしているときのみ実行する</text:p>
          </table:table-cell>
          <table:table-cell table:style-name="ce8"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cleanmgr.exe 引数の追加:/autoclean /d %systemdriv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number-columns-repeated="4"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8"/>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9">
          <table:table-cell table:style-name="ce2"/>
          <table:table-cell table:style-name="ce8" office:value-type="string" calcext:value-type="string">
            <text:p>\Microsoft\Windows\DiskDiagnostic\Microsoft-Windows-DiskDiagnosticDataCollector</text:p>
          </table:table-cell>
          <table:table-cell table:style-name="ce7" office:value-type="string" calcext:value-type="string">
            <text:p>有効</text:p>
          </table:table-cell>
          <table:table-cell table:style-name="ce8" office:value-type="string" calcext:value-type="string">
            <text:p>ユーザーがカスタマー エクスペリエンス プログラムに参加している場合、ディスクとシステムに関する全般的な情報が Windows ディスク診断ツールによって Microsoft に報告されます。</text:p>
          </table:table-cell>
          <table:table-cell table:style-name="ce8"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table-cell table:style-name="ce8"/>
          <table:table-cell table:style-name="ce7" table:number-columns-repeated="7"/>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rundll32.exe 引数の追加:dfdts.dll,DfdGetDefaultPolicyAndSMART</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style-name="ce7" office:value-type="string" calcext:value-type="string">
            <text:p>レ</text:p>
          </table:table-cell>
          <table:table-cell table:style-name="ce8" office:value-type="string" calcext:value-type="string">
            <text:p>レ</text:p>
          </table:table-cell>
          <table:table-cell table:style-name="ce8" office:value-type="string" calcext:value-type="string">
            <text:p>□</text:p>
          </table:table-cell>
          <table:table-cell table:style-name="ce8"/>
          <table:table-cell table:style-name="ce18"/>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12">
          <table:table-cell table:style-name="ce2"/>
          <table:table-cell table:style-name="ce8" office:value-type="string" calcext:value-type="string">
            <text:p>\Microsoft\Windows\DiskDiagnostic\Microsoft-Windows-DiskDiagnosticResolver</text:p>
          </table:table-cell>
          <table:table-cell table:style-name="ce8" office:value-type="string" calcext:value-type="string">
            <text:p>無効</text:p>
          </table:table-cell>
          <table:table-cell table:style-name="ce8" office:value-type="string" calcext:value-type="string">
            <text:p>Microsoft-Windows-DiskDiagnosticResolver は、S.M.A.R.T. (Self Monitoring and Reporting Technology) 標準をサポートするハード ディスクから障害が報告された場合に、ユーザーに警告します。S.M.A.R.T. 障害が検出されると、診断ポリシー サービスによってこのタスクが自動的に開始されます。</text:p>
          </table:table-cell>
          <table:table-cell table:style-name="ce8" office:value-type="string" calcext:value-type="string">
            <text:p>BUILTIN\Users</text:p>
          </table:table-cell>
          <table:table-cell table:style-name="ce8"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ﾌﾟﾛｸﾞﾗﾑの開始 設定:ﾌﾟﾛｸﾞﾗﾑ/ｽｸﾘﾌﾟﾄ:%windir%\system32\DFDWiz.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DiskFootprint\Diagnostics</text:p>
          </table:table-cell>
          <table:table-cell table:style-name="ce8" office:value-type="string" calcext:value-type="string">
            <text:p>有効</text:p>
          </table:table-cell>
          <table:table-cell table:style-name="ce8"/>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8" table:number-columns-repeated="2"/>
          <table:table-cell table:style-name="ce7" table:number-columns-repeated="7"/>
          <table:table-cell table:style-name="ce17"/>
          <table:table-cell table:style-name="ce7"/>
          <table:table-cell table:style-name="ce17"/>
          <table:table-cell table:style-name="ce8"/>
          <table:table-cell table:style-name="ce8" office:value-type="string" calcext:value-type="string">
            <text:p>操作:ﾌﾟﾛｸﾞﾗﾑの開始 設定:ﾌﾟﾛｸﾞﾗﾑ/ｽｸﾘﾌﾟﾄ:%windir%\system32\disksnapshot.exe 引数の追加:-z</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8" office:value-type="string" calcext:value-type="string">
            <text:p>レ</text:p>
          </table:table-cell>
          <table:table-cell table:style-name="ce8"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DiskFootprint\StorageSense</text:p>
          </table:table-cell>
          <table:table-cell table:style-name="ce7" office:value-type="string" calcext:value-type="string">
            <text:p>有効</text:p>
          </table:table-cell>
          <table:table-cell table:style-name="ce8"/>
          <table:table-cell table:style-name="ce8" office:value-type="string" calcext:value-type="string">
            <text:p>BUILTIN\Users</text:p>
          </table:table-cell>
          <table:table-cell table:style-name="ce8" office:value-type="string" calcext:value-type="string">
            <text:p>ﾕｰｻﾞｰがﾛｸﾞｵﾝしているときのみ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table-cell table:style-name="ce8"/>
          <table:table-cell table:style-name="ce7" table:number-columns-repeated="7"/>
          <table:table-cell table:style-name="ce17"/>
          <table:table-cell table:style-name="ce7"/>
          <table:table-cell table:style-name="ce17"/>
          <table:table-cell table:style-name="ce7"/>
          <table:table-cell table:style-name="ce8" office:value-type="string" calcext:value-type="string">
            <text:p>操作:ｶｽﾀﾑ ﾊﾝﾄﾞﾗｰ 設定:ClassId:{AB2A519B-03B0-43CE-940A-A73DF850B49A}</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DUSM\dusmtask</text:p>
          </table:table-cell>
          <table:table-cell table:style-name="ce7" office:value-type="string" calcext:value-type="string">
            <text:p>有効</text:p>
          </table:table-cell>
          <table:table-cell table:style-name="ce8"/>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08BCA3291B950C</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dusmtask.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8" office:value-type="string" calcext:value-type="string">
            <text:p>□</text:p>
          </table:table-cell>
          <table:table-cell table:style-name="ce8"/>
          <table:table-cell table:style-name="ce18"/>
          <table:table-cell table:style-name="ce7" office:value-type="string" calcext:value-type="string">
            <text:p>レ</text:p>
          </table:table-cell>
          <table:table-cell table:style-name="ce7" office:value-type="string" calcext:value-type="string">
            <text:p>3日間</text:p>
          </table:table-cell>
          <table:table-cell table:style-name="ce8"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EDP\EDP App Launch Task</text:p>
          </table:table-cell>
          <table:table-cell table:style-name="ce8" office:value-type="string" calcext:value-type="string">
            <text:p>有効</text:p>
          </table:table-cell>
          <table:table-cell table:style-name="ce8"/>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3508BCA3280A96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61BCD1B9-340C-40EC-9D41-D7F1C0632F05} Data:AppLaunch</text:p>
          </table:table-cell>
          <table:table-cell table:style-name="ce8" office:value-type="string" calcext:value-type="string">
            <text:p>□</text:p>
          </table:table-cell>
          <table:table-cell table:style-name="ce8" table:number-columns-repeated="3"/>
          <table:table-cell table:style-name="ce7"/>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8" office:value-type="string" calcext:value-type="string">
            <text:p>□</text:p>
          </table:table-cell>
          <table:table-cell table:style-name="ce8"/>
          <table:table-cell table:style-name="ce18"/>
          <table:table-cell table:style-name="ce8" office:value-type="string" calcext:value-type="string">
            <text:p>レ</text:p>
          </table:table-cell>
          <table:table-cell table:style-name="ce8" office:value-type="string" calcext:value-type="string">
            <text:p>3日間</text:p>
          </table:table-cell>
          <table:table-cell table:style-name="ce8"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EDP\EDP Auth Task</text:p>
          </table:table-cell>
          <table:table-cell table:style-name="ce8" office:value-type="string" calcext:value-type="string">
            <text:p>有効</text:p>
          </table:table-cell>
          <table:table-cell table:style-name="ce8"/>
          <table:table-cell table:style-name="ce8" office:value-type="string" calcext:value-type="string">
            <text:p>NT AUTHORITY\INTERACTIVE</text:p>
          </table:table-cell>
          <table:table-cell table:style-name="ce8" office:value-type="string" calcext:value-type="string">
            <text:p>ﾕｰｻﾞｰがﾛｸﾞｵﾝしているときのみ実行する</text:p>
          </table:table-cell>
          <table:table-cell table:number-columns-repeated="2" table:style-name="ce8" office:value-type="string" calcext:value-type="string">
            <text:p>□</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38BCA3280A9641</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61BCD1B9-340C-40EC-9D41-D7F1C0632F05} Data:ReAuth</text:p>
          </table:table-cell>
          <table:table-cell table:style-name="ce8" office:value-type="string" calcext:value-type="string">
            <text:p>□</text:p>
          </table:table-cell>
          <table:table-cell table:style-name="ce8" table:number-columns-repeated="3"/>
          <table:table-cell table:style-name="ce7"/>
          <table:table-cell table:style-name="ce8" office:value-type="string" calcext:value-type="string">
            <text:p>□</text:p>
          </table:table-cell>
          <table:table-cell table:style-name="ce8"/>
          <table:table-cell table:number-columns-repeated="2" table:style-name="ce8" office:value-type="string" calcext:value-type="string">
            <text:p>□</text:p>
          </table:table-cell>
          <table:table-cell table:style-name="ce7"/>
          <table:table-cell table:style-name="ce8" office:value-type="string" calcext:value-type="string">
            <text:p>レ</text:p>
          </table:table-cell>
          <table:table-cell table:number-columns-repeated="2" table:style-name="ce8"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EDP\EDP Inaccessible Credentials Task</text:p>
          </table:table-cell>
          <table:table-cell table:style-name="ce8" office:value-type="string" calcext:value-type="string">
            <text:p>有効</text:p>
          </table:table-cell>
          <table:table-cell table:style-name="ce8"/>
          <table:table-cell table:style-name="ce8" office:value-type="string" calcext:value-type="string">
            <text:p>NT AUTHORITY\INTERACTIVE</text:p>
          </table:table-cell>
          <table:table-cell table:style-name="ce8" office:value-type="string" calcext:value-type="string">
            <text:p>ﾕｰｻﾞｰがﾛｸﾞｵﾝしているときのみ実行する</text:p>
          </table:table-cell>
          <table:table-cell table:number-columns-repeated="2" table:style-name="ce8" office:value-type="string" calcext:value-type="string">
            <text:p>□</text:p>
          </table:table-cell>
          <table:table-cell table:style-name="ce8" office:value-type="string" calcext:value-type="string">
            <text:p>Windows 10</text:p>
          </table:table-cell>
          <table:table-cell table:style-name="ce8" office:value-type="string" calcext:value-type="string">
            <text:p>ﾀｽｸの開始:ｶｽﾀﾑ ﾄﾘｶﾞｰ 設定:StateName:7560BCA3280A9641</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61BCD1B9-340C-40EC-9D41-D7F1C0632F05} Data:MissingCredentials</text:p>
          </table:table-cell>
          <table:table-cell table:style-name="ce8" office:value-type="string" calcext:value-type="string">
            <text:p>□</text:p>
          </table:table-cell>
          <table:table-cell table:style-name="ce7" table:number-columns-repeated="4"/>
          <table:table-cell table:style-name="ce8" office:value-type="string" calcext:value-type="string">
            <text:p>□</text:p>
          </table:table-cell>
          <table:table-cell table:style-name="ce7"/>
          <table:table-cell table:number-columns-repeated="2" table:style-name="ce8" office:value-type="string" calcext:value-type="string">
            <text:p>□</text:p>
          </table:table-cell>
          <table:table-cell table:style-name="ce7"/>
          <table:table-cell table:style-name="ce8" office:value-type="string" calcext:value-type="string">
            <text:p>レ</text:p>
          </table:table-cell>
          <table:table-cell table:number-columns-repeated="2" table:style-name="ce8" office:value-type="string" calcext:value-type="string">
            <text:p>□</text:p>
          </table:table-cell>
          <table:table-cell table:style-name="ce7" table:number-columns-repeated="2"/>
          <table:table-cell table:style-name="ce8" office:value-type="string" calcext:value-type="string">
            <text:p>レ</text:p>
          </table:table-cell>
          <table:table-cell table:style-name="ce7" office:value-type="string" calcext:value-type="string">
            <text:p>3日間</text:p>
          </table:table-cell>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EDP\StorageCardEncryption Task</text:p>
          </table:table-cell>
          <table:table-cell table:style-name="ce7" office:value-type="string" calcext:value-type="string">
            <text:p>有効</text:p>
          </table:table-cell>
          <table:table-cell table:style-name="ce8"/>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48BCA32B188341</text:p>
          </table:table-cell>
          <table:table-cell table:style-name="ce8" office:value-type="string" calcext:value-type="string">
            <text:p>□</text:p>
          </table:table-cell>
          <table:table-cell table:style-name="ce7"/>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61BCD1B9-340C-40EC-9D41-D7F1C0632F05} Data:SDCardEncryptionPolicy</text:p>
          </table:table-cell>
          <table:table-cell table:style-name="ce7" office:value-type="string" calcext:value-type="string">
            <text:p>□</text:p>
          </table:table-cell>
          <table:table-cell table:style-name="ce7" table:number-columns-repeated="4"/>
          <table:table-cell table:style-name="ce8" office:value-type="string" calcext:value-type="string">
            <text:p>□</text:p>
          </table:table-cell>
          <table:table-cell table:style-name="ce8"/>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8"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Feedback\Siuf\DmClient</text:p>
          </table:table-cell>
          <table:table-cell table:style-name="ce7" office:value-type="string" calcext:value-type="string">
            <text:p>有効</text:p>
          </table:table-cell>
          <table:table-cell table:style-name="ce7" office:value-type="string" calcext:value-type="string">
            <text:p>Update SIUF strings</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7" table:number-columns-repeated="8"/>
          <table:table-cell table:style-name="ce8"/>
          <table:table-cell table:style-name="ce18"/>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dmclient.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Feedback\Siuf\DmClientOnScenarioDownload</text:p>
          </table:table-cell>
          <table:table-cell table:style-name="ce7" office:value-type="string" calcext:value-type="string">
            <text:p>有効</text:p>
          </table:table-cell>
          <table:table-cell table:style-name="ce8" office:value-type="string" calcext:value-type="string">
            <text:p>Update SIUF strings</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8" office:value-type="string" calcext:value-type="string">
            <text:p>レ</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18BEA3390B8A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dmclient.exe 引数の追加:utcwnf</text:p>
          </table:table-cell>
          <table:table-cell table:style-name="ce7" office:value-type="string" calcext:value-type="string">
            <text:p>□</text:p>
          </table:table-cell>
          <table:table-cell table:style-name="ce7" table:number-columns-repeated="4"/>
          <table:table-cell table:style-name="ce8" office:value-type="string" calcext:value-type="string">
            <text:p>□</text:p>
          </table:table-cell>
          <table:table-cell table:style-name="ce8"/>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FileHistory\File History (maintenance mode)</text:p>
          </table:table-cell>
          <table:table-cell table:style-name="ce7" office:value-type="string" calcext:value-type="string">
            <text:p>有効</text:p>
          </table:table-cell>
          <table:table-cell table:style-name="ce8" office:value-type="string" calcext:value-type="string">
            <text:p>システムが無人のときにユーザー ファイルをバックアップ場所にコピーして不慮の損失から保護します</text:p>
          </table:table-cell>
          <table:table-cell table:style-name="ce8" office:value-type="string" calcext:value-type="string">
            <text:p>NT AUTHORITY\LOCAL SERVICE</text:p>
          </table:table-cell>
          <table:table-cell table:style-name="ce8" office:value-type="string" calcext:value-type="string">
            <text:p>ﾕｰｻﾞｰがﾛｸﾞｵﾝしているかどうかにかかわらず実行する</text:p>
          </table:table-cell>
          <table:table-cell table:number-columns-repeated="2"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89917B7C-A1A6-11DF-8BF6-18A90531A85A}</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7" office:value-type="string" calcext:value-type="string">
            <text:p>□</text:p>
          </table:table-cell>
          <table:table-cell table:style-name="ce8" office:value-type="string" calcext:value-type="string">
            <text:p>□</text:p>
          </table:table-cell>
          <table:table-cell table:style-name="ce8"/>
          <table:table-cell table:style-name="ce7" office:value-type="string" calcext:value-type="string">
            <text:p>レ</text:p>
          </table:table-cell>
          <table:table-cell table:style-name="ce8" office:value-type="string" calcext:value-type="string">
            <text:p>□</text:p>
          </table:table-cell>
          <table:table-cell table:style-name="ce7" office:value-type="string" calcext:value-type="string">
            <text:p>□</text:p>
          </table:table-cell>
          <table:table-cell table:style-name="ce7" table:number-columns-repeated="2"/>
          <table:table-cell table:style-name="ce8" office:value-type="string" calcext:value-type="string">
            <text:p>□</text:p>
          </table:table-cell>
          <table:table-cell table:style-name="ce8"/>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LanguageComponentsInstaller\Installation</text:p>
          </table:table-cell>
          <table:table-cell table:style-name="ce7" office:value-type="string" calcext:value-type="string">
            <text:p>有効</text:p>
          </table:table-cell>
          <table:table-cell table:style-name="ce8" office:value-type="string" calcext:value-type="string">
            <text:p>ユーザーの言語リストに一致する言語コンポーネントをインストールします。</text:p>
          </table:table-cell>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8" office:value-type="string" calcext:value-type="string">
            <text:p>□</text:p>
          </table:table-cell>
          <table:table-cell table:style-name="ce7"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ﾛｸﾞｵﾝ時 設定:任意のﾕｰｻﾞｰ</text:p>
          </table:table-cell>
          <table:table-cell table:style-name="ce8" office:value-type="string" calcext:value-type="string">
            <text:p>レ</text:p>
          </table:table-cell>
          <table:table-cell table:style-name="ce7" office:value-type="string" calcext:value-type="string">
            <text:p>15分間</text:p>
          </table:table-cell>
          <table:table-cell table:style-name="ce8"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style-name="ce7" office:value-type="string" calcext:value-type="string">
            <text:p>□</text:p>
          </table:table-cell>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6F58F65F-EC0E-4ACA-99FE-FC5A1A25E4BE} Data:Install $(Arg0)</text:p>
          </table:table-cell>
          <table:table-cell table:style-name="ce7" office:value-type="string" calcext:value-type="string">
            <text:p>□</text:p>
          </table:table-cell>
          <table:table-cell table:style-name="ce7" table:number-columns-repeated="4"/>
          <table:table-cell table:style-name="ce8" office:value-type="string" calcext:value-type="string">
            <text:p>レ</text:p>
          </table:table-cell>
          <table:table-cell table:style-name="ce8" office:value-type="string" calcext:value-type="string">
            <text:p>□</text:p>
          </table:table-cell>
          <table:table-cell table:style-name="ce7" office:value-type="string" calcext:value-type="string">
            <text:p>□</text:p>
          </table:table-cell>
          <table:table-cell table:style-name="ce8" office:value-type="string" calcext:value-type="string">
            <text:p>レ</text:p>
          </table:table-cell>
          <table:table-cell table:style-name="ce8" office:value-type="string" calcext:value-type="string">
            <text:p>任意の接続</text:p>
          </table:table-cell>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1">
          <table:table-cell table:style-name="ce2"/>
          <table:table-cell table:style-name="ce8" table:number-columns-repeated="3"/>
          <table:table-cell table:style-name="ce7" table:number-columns-repeated="5"/>
          <table:table-cell table:style-name="ce8" office:value-type="string" calcext:value-type="string">
            <text:p>ﾀｽｸの開始:ｱｲﾄﾞﾙ時 設定:(なし)</text:p>
          </table:table-cell>
          <table:table-cell table:style-name="ce8" office:value-type="string" calcext:value-type="string">
            <text:p>□</text:p>
          </table:table-cell>
          <table:table-cell table:style-name="ce8"/>
          <table:table-cell table:style-name="ce8" office:value-type="string" calcext:value-type="string">
            <text:p>レ</text:p>
          </table:table-cell>
          <table:table-cell table:style-name="ce8" office:value-type="string" calcext:value-type="string">
            <text:p>1日間</text:p>
          </table:table-cell>
          <table:table-cell table:style-name="ce8" office:value-type="string" calcext:value-type="string">
            <text:p>無期限</text:p>
          </table:table-cell>
          <table:table-cell table:number-columns-repeated="2" table:style-name="ce8" office:value-type="string" calcext:value-type="string">
            <text:p>□</text:p>
          </table:table-cell>
          <table:table-cell table:style-name="ce7"/>
          <table:table-cell table:style-name="ce8" office:value-type="string" calcext:value-type="string">
            <text:p>□</text:p>
          </table:table-cell>
          <table:table-cell table:style-name="ce18"/>
          <table:table-cell table:style-name="ce8" office:value-type="string" calcext:value-type="string">
            <text:p>□</text:p>
          </table:table-cell>
          <table:table-cell table:style-name="ce17"/>
          <table:table-cell table:style-name="ce8" office:value-type="string" calcext:value-type="string">
            <text:p>レ</text:p>
          </table:table-cell>
          <table:table-cell table:style-name="ce8" table:number-columns-repeated="5"/>
          <table:table-cell table:style-name="ce7"/>
          <table:table-cell table:style-name="ce8" table:number-columns-repeated="2"/>
          <table:table-cell table:style-name="ce7"/>
          <table:table-cell table:style-name="ce8" table:number-columns-repeated="2"/>
          <table:table-cell table:style-name="ce7"/>
          <table:table-cell table:style-name="ce8" table:number-columns-repeated="4"/>
          <table:table-cell table:style-name="ce7" table:number-columns-repeated="6"/>
          <table:table-cell table:number-columns-repeated="979"/>
        </table:table-row>
        <table:table-row table:style-name="ro6">
          <table:table-cell table:style-name="ce2"/>
          <table:table-cell table:style-name="ce8" office:value-type="string" calcext:value-type="string">
            <text:p>\Microsoft\Windows\LanguageComponentsInstaller\Uninstallation</text:p>
          </table:table-cell>
          <table:table-cell table:style-name="ce8" office:value-type="string" calcext:value-type="string">
            <text:p>有効</text:p>
          </table:table-cell>
          <table:table-cell table:style-name="ce8" office:value-type="string" calcext:value-type="string">
            <text:p>どのユーザーの言語リストにもない言語コンポーネントをアンインストールします。</text:p>
          </table:table-cell>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style-name="ce8" office:value-type="string" calcext:value-type="string">
            <text:p>レ</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8" table:number-columns-repeated="7"/>
          <table:table-cell table:style-name="ce7"/>
          <table:table-cell table:style-name="ce8"/>
          <table:table-cell table:style-name="ce18"/>
          <table:table-cell table:style-name="ce8"/>
          <table:table-cell table:style-name="ce17"/>
          <table:table-cell table:style-name="ce8"/>
          <table:table-cell table:style-name="ce8" office:value-type="string" calcext:value-type="string">
            <text:p>操作:ｶｽﾀﾑ ﾊﾝﾄﾞﾗｰ 設定:ClassId:{6F58F65F-EC0E-4ACA-99FE-FC5A1A25E4BE} Data:Uninstall</text:p>
          </table:table-cell>
          <table:table-cell table:style-name="ce8" office:value-type="string" calcext:value-type="string">
            <text:p>□</text:p>
          </table:table-cell>
          <table:table-cell table:style-name="ce8" table:number-columns-repeated="3"/>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8" office:value-type="string" calcext:value-type="string">
            <text:p>□</text:p>
          </table:table-cell>
          <table:table-cell table:style-name="ce8"/>
          <table:table-cell table:style-name="ce7" office:value-type="string" calcext:value-type="string">
            <text:p>レ</text:p>
          </table:table-cell>
          <table:table-cell table:style-name="ce8" office:value-type="string" calcext:value-type="string">
            <text:p>レ</text:p>
          </table:table-cell>
          <table:table-cell table:style-name="ce8" office:value-type="string" calcext:value-type="string">
            <text:p>□</text:p>
          </table:table-cell>
          <table:table-cell table:style-name="ce8" table:number-columns-repeated="2"/>
          <table:table-cell table:style-name="ce8" office:value-type="string" calcext:value-type="string">
            <text:p>レ</text:p>
          </table:table-cell>
          <table:table-cell table:style-name="ce8"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License Manager\TempSignedLicenseExchange</text:p>
          </table:table-cell>
          <table:table-cell table:style-name="ce7" office:value-type="string" calcext:value-type="string">
            <text:p>有効</text:p>
          </table:table-cell>
          <table:table-cell table:style-name="ce8" office:value-type="string" calcext:value-type="string">
            <text:p>Exchanges temporary preinstalled licenses for Windows Store licenses.</text:p>
          </table:table-cell>
          <table:table-cell table:style-name="ce8"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8"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8" table:number-columns-repeated="3"/>
          <table:table-cell table:style-name="ce7" table:number-columns-repeated="3"/>
          <table:table-cell table:style-name="ce8"/>
          <table:table-cell table:style-name="ce7"/>
          <table:table-cell table:style-name="ce8"/>
          <table:table-cell table:style-name="ce17"/>
          <table:table-cell table:style-name="ce8"/>
          <table:table-cell table:style-name="ce17"/>
          <table:table-cell table:style-name="ce8"/>
          <table:table-cell table:style-name="ce8" office:value-type="string" calcext:value-type="string">
            <text:p>操作:ｶｽﾀﾑ ﾊﾝﾄﾞﾗｰ 設定:ClassId:{77646A68-AD14-4D53-897D-7BE4DDE5F929}</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9">
          <table:table-cell table:style-name="ce2"/>
          <table:table-cell table:style-name="ce8" office:value-type="string" calcext:value-type="string">
            <text:p>\Microsoft\Windows\Location\Notifications</text:p>
          </table:table-cell>
          <table:table-cell table:style-name="ce7" office:value-type="string" calcext:value-type="string">
            <text:p>有効</text:p>
          </table:table-cell>
          <table:table-cell table:style-name="ce8" office:value-type="string" calcext:value-type="string">
            <text:p>位置情報通知</text:p>
          </table:table-cell>
          <table:table-cell table:style-name="ce8" office:value-type="string" calcext:value-type="string">
            <text:p>NT AUTHORITY\Authenticated Users</text:p>
          </table:table-cell>
          <table:table-cell table:style-name="ce8" office:value-type="string" calcext:value-type="string">
            <text:p>ﾕｰｻﾞｰがﾛｸﾞｵﾝしているときのみ実行する</text:p>
          </table:table-cell>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08BCA321089541</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LocationNotificationWindows.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8" office:value-type="string" calcext:value-type="string">
            <text:p>レ</text:p>
          </table:table-cell>
          <table:table-cell table:style-name="ce8" office:value-type="string" calcext:value-type="string">
            <text:p>□</text:p>
          </table:table-cell>
          <table:table-cell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8"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9">
          <table:table-cell table:style-name="ce2"/>
          <table:table-cell table:style-name="ce8" office:value-type="string" calcext:value-type="string">
            <text:p>\Microsoft\Windows\Location\WindowsActionDialog</text:p>
          </table:table-cell>
          <table:table-cell table:style-name="ce7" office:value-type="string" calcext:value-type="string">
            <text:p>有効</text:p>
          </table:table-cell>
          <table:table-cell table:style-name="ce8" office:value-type="string" calcext:value-type="string">
            <text:p>位置情報通知</text:p>
          </table:table-cell>
          <table:table-cell table:style-name="ce8" office:value-type="string" calcext:value-type="string">
            <text:p>NT AUTHORITY\Authenticated Users</text:p>
          </table:table-cell>
          <table:table-cell table:style-name="ce8" office:value-type="string" calcext:value-type="string">
            <text:p>ﾕｰｻﾞｰがﾛｸﾞｵﾝしているときのみ実行する</text:p>
          </table:table-cell>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48BCA321089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WindowsActionDialog.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8" office:value-type="string" calcext:value-type="string">
            <text:p>レ</text:p>
          </table:table-cell>
          <table:table-cell table:style-name="ce8" office:value-type="string" calcext:value-type="string">
            <text:p>□</text:p>
          </table:table-cell>
          <table:table-cell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7"/>
          <table:table-cell table:style-name="ce8"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Maintenance\WinSAT</text:p>
          </table:table-cell>
          <table:table-cell table:style-name="ce7" office:value-type="string" calcext:value-type="string">
            <text:p>有効</text:p>
          </table:table-cell>
          <table:table-cell table:style-name="ce8" office:value-type="string" calcext:value-type="string">
            <text:p>システムのパフォーマンスおよび性能を測定します</text:p>
          </table:table-cell>
          <table:table-cell table:style-name="ce8" office:value-type="string" calcext:value-type="string">
            <text:p>BUILTIN\Administrators</text:p>
          </table:table-cell>
          <table:table-cell table:style-name="ce8" office:value-type="string" calcext:value-type="string">
            <text:p>ﾕｰｻﾞｰがﾛｸﾞｵﾝしているときのみ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8" office:value-type="string" calcext:value-type="string">
            <text:p>ﾀｽｸの開始:(未定義)</text:p>
          </table:table-cell>
          <table:table-cell table:style-name="ce7" table:number-columns-repeated="8"/>
          <table:table-cell table:style-name="ce8"/>
          <table:table-cell table:style-name="ce18"/>
          <table:table-cell table:style-name="ce7"/>
          <table:table-cell table:style-name="ce17"/>
          <table:table-cell table:style-name="ce7"/>
          <table:table-cell table:style-name="ce8" office:value-type="string" calcext:value-type="string">
            <text:p>操作:ｶｽﾀﾑ ﾊﾝﾄﾞﾗｰ 設定:ClassId:{A9A33436-678B-4C9C-A211-7CC38785E79D}</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8" office:value-type="string" calcext:value-type="string">
            <text:p>3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Management\Provisioning\Cellular</text:p>
          </table:table-cell>
          <table:table-cell table:style-name="ce8" office:value-type="string" calcext:value-type="string">
            <text:p>有効</text:p>
          </table:table-cell>
          <table:table-cell table:style-name="ce8" office:value-type="string" calcext:value-type="string">
            <text:p>$(@%systemRoot%\system32\ProvTool.exe,-102)</text:p>
          </table:table-cell>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8" office:value-type="string" calcext:value-type="string">
            <text:p>ﾀｽｸの開始:ｶｽﾀﾑ ﾄﾘｶﾞｰ 設定:StateName:7518BCA33A19870F</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8" office:value-type="string" calcext:value-type="string">
            <text:p>□</text:p>
          </table:table-cell>
          <table:table-cell table:style-name="ce18"/>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ProvTool.exe 引数の追加:/turn 7 /source CellStateChangeTask</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8" office:value-type="string" calcext:value-type="string">
            <text:p>□</text:p>
          </table:table-cell>
          <table:table-cell table:style-name="ce7"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style-name="ce8" office:value-type="string" calcext:value-type="string">
            <text:p>□</text:p>
          </table:table-cell>
          <table:table-cell table:style-name="ce7" office:value-type="string" calcext:value-type="string">
            <text:p>□</text:p>
          </table:table-cell>
          <table:table-cell table:style-name="ce7"/>
          <table:table-cell table:style-name="ce8" office:value-type="string" calcext:value-type="string">
            <text:p>新しいｲﾝｽﾀﾝｽをｷｭｰに追加</text:p>
          </table:table-cell>
          <table:table-cell table:number-columns-repeated="979"/>
        </table:table-row>
        <table:table-row table:style-name="ro5">
          <table:table-cell table:style-name="ce2"/>
          <table:table-cell table:style-name="ce8" office:value-type="string" calcext:value-type="string">
            <text:p>\Microsoft\Windows\Management\Provisioning\Logon</text:p>
          </table:table-cell>
          <table:table-cell table:style-name="ce8" office:value-type="string" calcext:value-type="string">
            <text:p>有効</text:p>
          </table:table-cell>
          <table:table-cell table:style-name="ce8" office:value-type="string" calcext:value-type="string">
            <text:p>$(@%systemRoot%\system32\ProvTool.exe,-102)</text:p>
          </table:table-cell>
          <table:table-cell table:style-name="ce8" office:value-type="string" calcext:value-type="string">
            <text:p>NT AUTHORITY\SYSTEM</text:p>
          </table:table-cell>
          <table:table-cell table:style-name="ce8" office:value-type="string" calcext:value-type="string">
            <text:p>ﾕｰｻﾞｰがﾛｸﾞｵﾝしているかどうかにかかわらず実行する</text:p>
          </table:table-cell>
          <table:table-cell table:number-columns-repeated="2"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ﾛｸﾞｵﾝ時 設定:任意のﾕｰｻﾞｰ</text:p>
          </table:table-cell>
          <table:table-cell table:style-name="ce8" office:value-type="string" calcext:value-type="string">
            <text:p>□</text:p>
          </table:table-cell>
          <table:table-cell table:style-name="ce7"/>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8"/>
          <table:table-cell table:style-name="ce8"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ﾌﾟﾛｸﾞﾗﾑの開始 設定:ﾌﾟﾛｸﾞﾗﾑ/ｽｸﾘﾌﾟﾄ:%windir%\system32\ProvTool.exe 引数の追加:/turn 5 /source LogonIdleTask</text:p>
          </table:table-cell>
          <table:table-cell table:style-name="ce8"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8" office:value-type="string" calcext:value-type="string">
            <text:p>□</text:p>
          </table:table-cell>
          <table:table-cell table:style-name="ce7"/>
          <table:table-cell table:number-columns-repeated="2" table:style-name="ce8" office:value-type="string" calcext:value-type="string">
            <text:p>□</text:p>
          </table:table-cell>
          <table:table-cell table:style-name="ce7"/>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3日間</text:p>
          </table:table-cell>
          <table:table-cell table:number-columns-repeated="2" table:style-name="ce8" office:value-type="string" calcext:value-type="string">
            <text:p>□</text:p>
          </table:table-cell>
          <table:table-cell table:style-name="ce7"/>
          <table:table-cell table:style-name="ce8" office:value-type="string" calcext:value-type="string">
            <text:p>既存のｲﾝｽﾀﾝｽの停止</text:p>
          </table:table-cell>
          <table:table-cell table:number-columns-repeated="979"/>
        </table:table-row>
        <table:table-row table:style-name="ro5">
          <table:table-cell table:style-name="ce2"/>
          <table:table-cell table:style-name="ce8" office:value-type="string" calcext:value-type="string">
            <text:p>\Microsoft\Windows\Maps\MapsToastTask</text:p>
          </table:table-cell>
          <table:table-cell table:style-name="ce8" office:value-type="string" calcext:value-type="string">
            <text:p>有効</text:p>
          </table:table-cell>
          <table:table-cell table:style-name="ce8" office:value-type="string" calcext:value-type="string">
            <text:p>This task shows various Map related toasts</text:p>
          </table:table-cell>
          <table:table-cell table:style-name="ce8" office:value-type="string" calcext:value-type="string">
            <text:p>NT AUTHORITY\INTERACTIVE</text:p>
          </table:table-cell>
          <table:table-cell table:style-name="ce8" office:value-type="string" calcext:value-type="string">
            <text:p>ﾕｰｻﾞｰがﾛｸﾞｵﾝしているときのみ実行する</text:p>
          </table:table-cell>
          <table:table-cell table:style-name="ce8" office:value-type="string" calcext:value-type="string">
            <text:p>□</text:p>
          </table:table-cell>
          <table:table-cell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9885AEF2-BD9F-41E0-B15E-B3141395E803} Data:$(Arg0);$(Arg1);$(Arg2);$(Arg3);$(Arg4);$(Arg5);$(Arg6);$(Arg7)</text:p>
          </table:table-cell>
          <table:table-cell table:style-name="ce8" office:value-type="string" calcext:value-type="string">
            <text:p>□</text:p>
          </table:table-cell>
          <table:table-cell table:style-name="ce7" table:number-columns-repeated="4"/>
          <table:table-cell table:style-name="ce8" office:value-type="string" calcext:value-type="string">
            <text:p>□</text:p>
          </table:table-cell>
          <table:table-cell table:style-name="ce7"/>
          <table:table-cell table:number-columns-repeated="2" table:style-name="ce8" office:value-type="string" calcext:value-type="string">
            <text:p>□</text:p>
          </table:table-cell>
          <table:table-cell table:style-name="ce7"/>
          <table:table-cell table:number-columns-repeated="2" table:style-name="ce8" office:value-type="string" calcext:value-type="string">
            <text:p>レ</text:p>
          </table:table-cell>
          <table:table-cell table:style-name="ce8" office:value-type="string" calcext:value-type="string">
            <text:p>□</text:p>
          </table:table-cell>
          <table:table-cell table:style-name="ce7" table:number-columns-repeated="2"/>
          <table:table-cell table:style-name="ce8" office:value-type="string" calcext:value-type="string">
            <text:p>レ</text:p>
          </table:table-cell>
          <table:table-cell table:style-name="ce7" office:value-type="string" calcext:value-type="string">
            <text:p>5秒間</text:p>
          </table:table-cell>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ｷｭｰに追加</text:p>
          </table:table-cell>
          <table:table-cell table:number-columns-repeated="979"/>
        </table:table-row>
        <table:table-row table:style-name="ro5">
          <table:table-cell table:style-name="ce2"/>
          <table:table-cell table:style-name="ce8" office:value-type="string" calcext:value-type="string">
            <text:p>\Microsoft\Windows\Maps\MapsUpdateTask</text:p>
          </table:table-cell>
          <table:table-cell table:style-name="ce8" office:value-type="string" calcext:value-type="string">
            <text:p>無効</text:p>
          </table:table-cell>
          <table:table-cell table:style-name="ce8" office:value-type="string" calcext:value-type="string">
            <text:p>このタスクは、オフライン用にダウンロードした地図の更新データをチェックします。このタスクを無効にした場合、地図データの更新が通知されなくなります。</text:p>
          </table:table-cell>
          <table:table-cell table:style-name="ce8" office:value-type="string" calcext:value-type="string">
            <text:p>NT AUTHORITY\NETWORK SERVICE</text:p>
          </table:table-cell>
          <table:table-cell table:style-name="ce8" office:value-type="string" calcext:value-type="string">
            <text:p>ﾕｰｻﾞｰがﾛｸﾞｵﾝしているかどうかにかかわらず実行する</text:p>
          </table:table-cell>
          <table:table-cell table:number-columns-repeated="2" table:style-name="ce8" office:value-type="string" calcext:value-type="string">
            <text:p>□</text:p>
          </table:table-cell>
          <table:table-cell table:style-name="ce8" office:value-type="string" calcext:value-type="string">
            <text:p>Windows 10</text:p>
          </table:table-cell>
          <table:table-cell table:style-name="ce8" office:value-type="string" calcext:value-type="string">
            <text:p>ﾀｽｸの開始:ｽｹｼﾞｭｰﾙに従う 設定:1回</text:p>
          </table:table-cell>
          <table:table-cell table:style-name="ce8" office:value-type="string" calcext:value-type="string">
            <text:p>レ</text:p>
          </table:table-cell>
          <table:table-cell table:style-name="ce8" office:value-type="string" calcext:value-type="string">
            <text:p>2時間</text:p>
          </table:table-cell>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4-10-21 00: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9033E87-33CF-4D77-BC9B-895AFBBA72E4}</text:p>
          </table:table-cell>
          <table:table-cell table:style-name="ce8" office:value-type="string" calcext:value-type="string">
            <text:p>□</text:p>
          </table:table-cell>
          <table:table-cell table:style-name="ce7" table:number-columns-repeated="4"/>
          <table:table-cell table:style-name="ce8" office:value-type="string" calcext:value-type="string">
            <text:p>レ</text:p>
          </table:table-cell>
          <table:table-cell table:style-name="ce7" office:value-type="string" calcext:value-type="string">
            <text:p>レ</text:p>
          </table:table-cell>
          <table:table-cell table:style-name="ce8" office:value-type="string" calcext:value-type="string">
            <text:p>□</text:p>
          </table:table-cell>
          <table:table-cell table:style-name="ce8" office:value-type="string" calcext:value-type="string">
            <text:p>レ</text:p>
          </table:table-cell>
          <table:table-cell table:style-name="ce7" office:value-type="string" calcext:value-type="string">
            <text:p>任意の接続</text:p>
          </table:table-cell>
          <table:table-cell table:number-columns-repeated="2" table:style-name="ce8" office:value-type="string" calcext:value-type="string">
            <text:p>レ</text:p>
          </table:table-cell>
          <table:table-cell table:style-name="ce8" office:value-type="string" calcext:value-type="string">
            <text:p>□</text:p>
          </table:table-cell>
          <table:table-cell table:style-name="ce7" table:number-columns-repeated="2"/>
          <table:table-cell table:style-name="ce8" office:value-type="string" calcext:value-type="string">
            <text:p>レ</text:p>
          </table:table-cell>
          <table:table-cell table:style-name="ce8" office:value-type="string" calcext:value-type="string">
            <text:p>40秒間</text:p>
          </table:table-cell>
          <table:table-cell table:style-name="ce8" office:value-type="string" calcext:value-type="string">
            <text:p>レ</text:p>
          </table:table-cell>
          <table:table-cell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12">
          <table:table-cell table:style-name="ce2"/>
          <table:table-cell table:style-name="ce8" office:value-type="string" calcext:value-type="string">
            <text:p>\Microsoft\Windows\MemoryDiagnostic\ProcessMemoryDiagnosticEvents</text:p>
          </table:table-cell>
          <table:table-cell table:style-name="ce8" office:value-type="string" calcext:value-type="string">
            <text:p>有効</text:p>
          </table:table-cell>
          <table:table-cell table:style-name="ce8" office:value-type="string" calcext:value-type="string">
            <text:p>システム イベントに応じてメモリ診断のスケジュールを設定します。</text:p>
          </table:table-cell>
          <table:table-cell table:style-name="ce8" office:value-type="string" calcext:value-type="string">
            <text:p>BUILTIN\Administrators</text:p>
          </table:table-cell>
          <table:table-cell table:style-name="ce8" office:value-type="string" calcext:value-type="string">
            <text:p>ﾕｰｻﾞｰがﾛｸﾞｵﾝしているときのみ実行する</text:p>
          </table:table-cell>
          <table:table-cell table:number-columns-repeated="2" table:style-name="ce8" office:value-type="string" calcext:value-type="string">
            <text:p>レ</text:p>
          </table:table-cell>
          <table:table-cell table:style-name="ce8" office:value-type="string" calcext:value-type="string">
            <text:p>Windows 10</text:p>
          </table:table-cell>
          <table:table-cell table:style-name="ce8" office:value-type="string" calcext:value-type="string">
            <text:p>ﾀｽｸの開始:ｲﾍﾞﾝﾄ時 設定:ｲﾍﾞﾝﾄﾌｨﾙﾀｰ:&lt;QueryList&gt;&lt;Query Id="0" Path="System"&gt;&lt;Select Path="System"&gt;*[System[Provider[@Name='Microsoft-Windows-WER-SystemErrorReporting'] and (EventID=1000 or EventID=1001 or EventID=1006)]]&lt;/Select&gt;&lt;/Query&gt;&lt;/QueryList&gt;</text:p>
          </table:table-cell>
          <table:table-cell table:style-name="ce8" office:value-type="string" calcext:value-type="string">
            <text:p>□</text:p>
          </table:table-cell>
          <table:table-cell table:style-name="ce8"/>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8" office:value-type="string" calcext:value-type="string">
            <text:p>レ</text:p>
          </table:table-cell>
          <table:table-cell table:style-name="ce8" office:value-type="string" calcext:value-type="string">
            <text:p>操作:ｶｽﾀﾑ ﾊﾝﾄﾞﾗｰ 設定:ClassId:{8168E74A-B39F-46D8-ADCD-7BED477B80A3} Data:Event</text:p>
          </table:table-cell>
          <table:table-cell table:style-name="ce8"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number-columns-repeated="2" table:style-name="ce7" office:value-type="string" calcext:value-type="string">
            <text:p>レ</text:p>
          </table:table-cell>
          <table:table-cell table:style-name="ce8" office:value-type="string" calcext:value-type="string">
            <text:p>レ</text:p>
          </table:table-cell>
          <table:table-cell table:style-name="ce7" office:value-type="string" calcext:value-type="string">
            <text:p>レ</text:p>
          </table:table-cell>
          <table:table-cell table:number-columns-repeated="2" table:style-name="ce8" office:value-type="string" calcext:value-type="string">
            <text:p>□</text:p>
          </table:table-cell>
          <table:table-cell table:style-name="ce7"/>
          <table:table-cell table:number-columns-repeated="2" table:style-name="ce8" office:value-type="string" calcext:value-type="string">
            <text:p>レ</text:p>
          </table:table-cell>
          <table:table-cell table:style-name="ce8" office:value-type="string" calcext:value-type="string">
            <text:p>□</text:p>
          </table:table-cell>
          <table:table-cell table:style-name="ce8" table:number-columns-repeated="2"/>
          <table:table-cell table:style-name="ce8" office:value-type="string" calcext:value-type="string">
            <text:p>レ</text:p>
          </table:table-cell>
          <table:table-cell table:style-name="ce7" office:value-type="string" calcext:value-type="string">
            <text:p>2時間</text:p>
          </table:table-cell>
          <table:table-cell table:number-columns-repeated="2" table:style-name="ce8" office:value-type="string" calcext:value-type="string">
            <text:p>□</text:p>
          </table:table-cell>
          <table:table-cell table:style-name="ce7"/>
          <table:table-cell table:style-name="ce8" office:value-type="string" calcext:value-type="string">
            <text:p>新しいｲﾝｽﾀﾝｽを開始しない</text:p>
          </table:table-cell>
          <table:table-cell table:number-columns-repeated="979"/>
        </table:table-row>
        <table:table-row table:style-name="ro3">
          <table:table-cell table:style-name="ce2"/>
          <table:table-cell table:style-name="ce8"/>
          <table:table-cell table:style-name="ce7"/>
          <table:table-cell table:style-name="ce8" table:number-columns-repeated="4"/>
          <table:table-cell table:style-name="ce7" table:number-columns-repeated="2"/>
          <table:table-cell table:style-name="ce7" office:value-type="string" calcext:value-type="string">
            <text:p>ﾀｽｸの開始:ｲﾍﾞﾝﾄ時 設定:ｲﾍﾞﾝﾄﾌｨﾙﾀｰ:&lt;QueryList&gt;&lt;Query Id="0" Path="Application"&gt;&lt;Select Path="Application"&gt;*[System[Provider[@Name='Application Error'] and EventID=1000]]&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8"/>
          <table:table-cell table:style-name="ce7" table:number-columns-repeated="6"/>
          <table:table-cell table:number-columns-repeated="979"/>
        </table:table-row>
        <table:table-row table:style-name="ro7">
          <table:table-cell table:style-name="ce2"/>
          <table:table-cell table:style-name="ce8"/>
          <table:table-cell table:style-name="ce7"/>
          <table:table-cell table:style-name="ce8" table:number-columns-repeated="2"/>
          <table:table-cell table:style-name="ce7"/>
          <table:table-cell table:style-name="ce8" table:number-columns-repeated="2"/>
          <table:table-cell table:style-name="ce7"/>
          <table:table-cell table:style-name="ce8" office:value-type="string" calcext:value-type="string">
            <text:p>ﾀｽｸの開始:ｲﾍﾞﾝﾄ時 設定:ｲﾍﾞﾝﾄﾌｨﾙﾀｰ:&lt;QueryList&gt;&lt;Query Id="0" Path="System"&gt;&lt;Select Path="System"&gt;*[System[Provider[@Name='Application Popup'] and EventID=1801]]&lt;/Select&gt;&lt;/Query&gt;&lt;/QueryList&gt;</text:p>
          </table:table-cell>
          <table:table-cell table:style-name="ce8" office:value-type="string" calcext:value-type="string">
            <text:p>□</text:p>
          </table:table-cell>
          <table:table-cell table:style-name="ce8"/>
          <table:table-cell table:style-name="ce8" office:value-type="string" calcext:value-type="string">
            <text:p>□</text:p>
          </table:table-cell>
          <table:table-cell table:style-name="ce7" table:number-columns-repeated="3"/>
          <table:table-cell table:style-name="ce8" office:value-type="string" calcext:value-type="string">
            <text:p>□</text:p>
          </table:table-cell>
          <table:table-cell table:style-name="ce7"/>
          <table:table-cell table:style-name="ce8" office:value-type="string" calcext:value-type="string">
            <text:p>□</text:p>
          </table:table-cell>
          <table:table-cell table:style-name="ce17"/>
          <table:table-cell table:style-name="ce8" office:value-type="string" calcext:value-type="string">
            <text:p>□</text:p>
          </table:table-cell>
          <table:table-cell table:style-name="ce17"/>
          <table:table-cell table:style-name="ce8" office:value-type="string" calcext:value-type="string">
            <text:p>レ</text:p>
          </table:table-cell>
          <table:table-cell table:style-name="ce8"/>
          <table:table-cell table:style-name="ce7" table:number-columns-repeated="11"/>
          <table:table-cell table:style-name="ce8"/>
          <table:table-cell table:style-name="ce7" table:number-columns-repeated="3"/>
          <table:table-cell table:style-name="ce8" table:number-columns-repeated="2"/>
          <table:table-cell table:style-name="ce7" table:number-columns-repeated="4"/>
          <table:table-cell table:number-columns-repeated="979"/>
        </table:table-row>
        <table:table-row table:style-name="ro12">
          <table:table-cell table:style-name="ce2"/>
          <table:table-cell table:style-name="ce8" table:number-columns-repeated="2"/>
          <table:table-cell table:style-name="ce7"/>
          <table:table-cell table:style-name="ce8" table:number-columns-repeated="5"/>
          <table:table-cell table:style-name="ce8" office:value-type="string" calcext:value-type="string">
            <text:p>ﾀｽｸの開始:ｲﾍﾞﾝﾄ時 設定:ｲﾍﾞﾝﾄﾌｨﾙﾀｰ:&lt;QueryList&gt;&lt;Query Id="0" Path="Microsoft-Windows-Kernel-StoreMgr/Operational"&gt;&lt;Select Path="Microsoft-Windows-Kernel-StoreMgr/Operational"&gt;*[System[Provider[@Name='Microsoft-Windows-Kernel-StoreMgr'] and EventID=6]]&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number-columns-repeated="2"/>
          <table:table-cell table:style-name="ce7" table:number-columns-repeated="4"/>
          <table:table-cell table:style-name="ce8"/>
          <table:table-cell table:style-name="ce7"/>
          <table:table-cell table:style-name="ce8" table:number-columns-repeated="2"/>
          <table:table-cell table:style-name="ce7"/>
          <table:table-cell table:style-name="ce8" table:number-columns-repeated="3"/>
          <table:table-cell table:style-name="ce7" table:number-columns-repeated="2"/>
          <table:table-cell table:style-name="ce8" table:number-columns-repeated="4"/>
          <table:table-cell table:style-name="ce7"/>
          <table:table-cell table:style-name="ce8"/>
          <table:table-cell table:style-name="ce3"/>
          <table:table-cell table:number-columns-repeated="978"/>
        </table:table-row>
        <table:table-row table:style-name="ro6">
          <table:table-cell table:style-name="ce2"/>
          <table:table-cell table:style-name="ce8" office:value-type="string" calcext:value-type="string">
            <text:p>\Microsoft\Windows\MemoryDiagnostic\RunFullMemoryDiagnostic</text:p>
          </table:table-cell>
          <table:table-cell table:style-name="ce7" office:value-type="string" calcext:value-type="string">
            <text:p>有効</text:p>
          </table:table-cell>
          <table:table-cell table:style-name="ce7" office:value-type="string" calcext:value-type="string">
            <text:p>物理メモリ (RAM) 内の問題を検出して緩和します。</text:p>
          </table:table-cell>
          <table:table-cell table:style-name="ce7" office:value-type="string" calcext:value-type="string">
            <text:p>BUILTIN\Administrato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8168E74A-B39F-46D8-ADCD-7BED477B80A3} Data:Tim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number-columns-repeated="4"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style-name="ce3"/>
          <table:table-cell table:number-columns-repeated="978"/>
        </table:table-row>
        <table:table-row table:style-name="ro11">
          <table:table-cell table:style-name="ce2"/>
          <table:table-cell table:style-name="ce8" office:value-type="string" calcext:value-type="string">
            <text:p>\Microsoft\Windows\Mobile Broadband Accounts\MNO Metadata Parser</text:p>
          </table:table-cell>
          <table:table-cell table:style-name="ce7" office:value-type="string" calcext:value-type="string">
            <text:p>有効</text:p>
          </table:table-cell>
          <table:table-cell table:style-name="ce7" office:value-type="string" calcext:value-type="string">
            <text:p>モバイル ブロードバンド アカウント エクスペリエンス メタデータ パーサー</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 <text:s text:c="11"/>&lt;Query Id='1'&gt; <text:s text:c="11"/>&lt;Select Path='Microsoft-Windows-DeviceSetupManager/Operational'&gt;*[System/EventID=302] and *[EventData/Data[@Name='Prop_ServiceInfoNamespace']='http://schemas.microsoft.com/windows/2010/12/DeviceMetadata/MobileBroadBandInfo']&lt;/Select&gt; <text:s text:c="11"/>&lt;/Query&gt; <text:s text:c="11"/>&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MbaeParserTask.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style-name="ce3"/>
          <table:table-cell table:number-columns-repeated="978"/>
        </table:table-row>
        <table:table-row table:style-name="ro6">
          <table:table-cell table:style-name="ce2"/>
          <table:table-cell table:style-name="ce8" office:value-type="string" calcext:value-type="string">
            <text:p>\Microsoft\Windows\MUI\LPRemove</text:p>
          </table:table-cell>
          <table:table-cell table:style-name="ce7" office:value-type="string" calcext:value-type="string">
            <text:p>有効</text:p>
          </table:table-cell>
          <table:table-cell table:style-name="ce7" office:value-type="string" calcext:value-type="string">
            <text:p>言語クリーンアップ ツールの起動</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lpremove.exe</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9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style-name="ce3"/>
          <table:table-cell table:number-columns-repeated="978"/>
        </table:table-row>
        <table:table-row table:style-name="ro6">
          <table:table-cell table:style-name="ce2"/>
          <table:table-cell table:style-name="ce8" office:value-type="string" calcext:value-type="string">
            <text:p>\Microsoft\Windows\Multimedia\SystemSoundsService</text:p>
          </table:table-cell>
          <table:table-cell table:style-name="ce7" office:value-type="string" calcext:value-type="string">
            <text:p>有効</text:p>
          </table:table-cell>
          <table:table-cell table:style-name="ce7" office:value-type="string" calcext:value-type="string">
            <text:p>システム サウンド ユーザー モード エージェント</text:p>
          </table:table-cell>
          <table:table-cell table:style-name="ce7" office:value-type="string" calcext:value-type="string">
            <text:p>BUILTIN\Use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2DEA658F-54C1-4227-AF9B-260AB5FC3543}</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style-name="ce3"/>
          <table:table-cell table:number-columns-repeated="978"/>
        </table:table-row>
        <table:table-row table:style-name="ro6">
          <table:table-cell table:style-name="ce2"/>
          <table:table-cell table:style-name="ce8" office:value-type="string" calcext:value-type="string">
            <text:p>\Microsoft\Windows\NetTrace\GatherNetworkInfo</text:p>
          </table:table-cell>
          <table:table-cell table:style-name="ce7" office:value-type="string" calcext:value-type="string">
            <text:p>有効</text:p>
          </table:table-cell>
          <table:table-cell table:style-name="ce7" office:value-type="string" calcext:value-type="string">
            <text:p>ネットワーク情報コレクター</text:p>
          </table:table-cell>
          <table:table-cell table:style-name="ce7" office:value-type="string" calcext:value-type="string">
            <text:p>BUILTIN\Users</text:p>
          </table:table-cell>
          <table:table-cell table:style-name="ce7" office:value-type="string" calcext:value-type="string">
            <text:p>ﾕｰｻﾞｰがﾛｸﾞｵﾝしているときのみ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gatherNetworkInfo.vbs 開始:$(Arg1)</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style-name="ce3"/>
          <table:table-cell table:number-columns-repeated="978"/>
        </table:table-row>
        <table:table-row table:style-name="ro6">
          <table:table-cell table:style-name="ce2"/>
          <table:table-cell table:style-name="ce8" office:value-type="string" calcext:value-type="string">
            <text:p>\Microsoft\Windows\NlaSvc\WiFiTask</text:p>
          </table:table-cell>
          <table:table-cell table:style-name="ce7" office:value-type="string" calcext:value-type="string">
            <text:p>有効</text:p>
          </table:table-cell>
          <table:table-cell table:style-name="ce7" office:value-type="string" calcext:value-type="string">
            <text:p>ユーザーと Web の対話ごとに実行されるバックグラウンド タスク</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8BCA3230287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WiFiTask.exe 引数の追加:nla</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PI\Secure-Boot-Update</text:p>
          </table:table-cell>
          <table:table-cell table:style-name="ce7" office:value-type="string" calcext:value-type="string">
            <text:p>有効</text:p>
          </table:table-cell>
          <table:table-cell table:style-name="ce7" office:value-type="string" calcext:value-type="string">
            <text:p>このタスクでは、セキュア ブートの変数が更新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3E0C9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5014B7C8-934E-4262-9816-887FA745A6C4} Data:SBServicing</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PI\Sqm-Tasks</text:p>
          </table:table-cell>
          <table:table-cell table:style-name="ce7" office:value-type="string" calcext:value-type="string">
            <text:p>有効</text:p>
          </table:table-cell>
          <table:table-cell table:style-name="ce7" office:value-type="string" calcext:value-type="string">
            <text:p>このタスクは、トラステッド プラットフォーム モジュール (TPM)、セキュア ブート、メジャー ブートに関する情報を収集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5014B7C8-934E-4262-9816-887FA745A6C4} Data:PiSqmTasks</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Plug and Play\Device Install Group Policy</text:p>
          </table:table-cell>
          <table:table-cell table:style-name="ce7" office:value-type="string" calcext:value-type="string">
            <text:p>有効</text:p>
          </table:table-cell>
          <table:table-cell table:style-name="ce7" office:value-type="string" calcext:value-type="string">
            <text:p>デバイス インストール グループ ポリシー変更ハンドラー</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2A1E89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60400283-B242-4FA8-8C25-CAF695B88209}</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Plug and Play\Device Install Reboot Required</text:p>
          </table:table-cell>
          <table:table-cell table:style-name="ce7" office:value-type="string" calcext:value-type="string">
            <text:p>有効</text:p>
          </table:table-cell>
          <table:table-cell table:style-name="ce7" office:value-type="string" calcext:value-type="string">
            <text:p>デバイスの設定を完了するために Windows を再起動する必要があることを、ユーザーに通知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3D009602</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48794782-6A1F-47B9-BD52-1D5F95D49C1B}</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1">
          <table:table-cell table:style-name="ce2"/>
          <table:table-cell table:style-name="ce8"/>
          <table:table-cell table:style-name="ce7" table:number-columns-repeated="7"/>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Plug and Play\Sysprep Generalize Drivers</text:p>
          </table:table-cell>
          <table:table-cell table:style-name="ce7" office:value-type="string" calcext:value-type="string">
            <text:p>有効</text:p>
          </table:table-cell>
          <table:table-cell table:style-name="ce7" office:value-type="string" calcext:value-type="string">
            <text:p>どのようなハードウェア構成でも起動可能にするようにシステムを準備するため、ドライバーの状態を汎用化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SystemRoot%\System32\drvinst.exe 引数の追加:6</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Power Efficiency Diagnostics\AnalyzeSystem</text:p>
          </table:table-cell>
          <table:table-cell table:style-name="ce7" office:value-type="string" calcext:value-type="string">
            <text:p>有効</text:p>
          </table:table-cell>
          <table:table-cell table:style-name="ce7" office:value-type="string" calcext:value-type="string">
            <text:p>このタスクでは、システムを分析し、大量のエネルギー消費の原因になる可能性のある状況を探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927EA2AF-1C54-43D5-825E-0074CE028EE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3">
          <table:table-cell table:style-name="ce2"/>
          <table:table-cell table:style-name="ce8" office:value-type="string" calcext:value-type="string">
            <text:p>\Microsoft\Windows\Ras\MobilityManager</text:p>
          </table:table-cell>
          <table:table-cell table:style-name="ce7" office:value-type="string" calcext:value-type="string">
            <text:p>有効</text:p>
          </table:table-cell>
          <table:table-cell table:style-name="ce7" office:value-type="string" calcext:value-type="string">
            <text:p>基礎となるインターフェイスがダウンした場合、モビリティが有効化された VPN 接続の切り替えのサポートを提供し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 <text:s text:c="13"/>&lt;Query <text:s text:c="17"/>Id="0" <text:s text:c="17"/>Path="Application" <text:s text:c="17"/>&gt; <text:s text:c="15"/>&lt;Select Path="Application"&gt;*[System[Provider[@Name='RasClient'] and (Level=4 or Level=0) and (EventID=20281)]]&lt;/Select&gt; <text:s text:c="13"/>&lt;/Query&gt; <text:s text:c="11"/>&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C463A0FC-794F-4FDF-9201-01938CEACAFA}</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RecoveryEnvironment\VerifyWinRE</text:p>
          </table:table-cell>
          <table:table-cell table:style-name="ce7" office:value-type="string" calcext:value-type="string">
            <text:p>有効</text:p>
          </table:table-cell>
          <table:table-cell table:style-name="ce7" office:value-type="string" calcext:value-type="string">
            <text:p>Windows 回復環境を検証します。</text:p>
          </table:table-cell>
          <table:table-cell table:style-name="ce7" office:value-type="string" calcext:value-type="string">
            <text:p>BUILTIN\Administrato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89D1D0C2-A3CF-490C-ABE3-B86CDE34B047} Data:VerifyWinR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Registry\RegIdleBackup</text:p>
          </table:table-cell>
          <table:table-cell table:style-name="ce7" office:value-type="string" calcext:value-type="string">
            <text:p>有効</text:p>
          </table:table-cell>
          <table:table-cell table:style-name="ce7" office:value-type="string" calcext:value-type="string">
            <text:p>レジストリ アイドル バックアップ タスク</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CA767AA8-9157-4604-B64B-40747123D5F2}</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3">
          <table:table-cell table:style-name="ce2"/>
          <table:table-cell table:style-name="ce8" office:value-type="string" calcext:value-type="string">
            <text:p>\Microsoft\Windows\RemoteAssistance\RemoteAssistanceTask</text:p>
          </table:table-cell>
          <table:table-cell table:style-name="ce7" office:value-type="string" calcext:value-type="string">
            <text:p>有効</text:p>
          </table:table-cell>
          <table:table-cell table:style-name="ce7" office:value-type="string" calcext:value-type="string">
            <text:p>グループ ポリシーに、リモート アシスタンスに関連する変更があるかどうかを確認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lt;Query Id="0" Path="System"&gt;&lt;Select Path="System"&gt;*[System[Provider[@Name='Microsoft-Windows-GroupPolicy'] and EventID=1502]]&lt;/Select&gt;&lt;/Query&gt;&lt;/QueryList&gt;</text:p>
          </table:table-cell>
          <table:table-cell table:style-name="ce7" office:value-type="string" calcext:value-type="string">
            <text:p>レ</text:p>
          </table:table-cell>
          <table:table-cell table:style-name="ce7" office:value-type="string" calcext:value-type="string">
            <text:p>15秒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RAServer.exe 引数の追加:/offerraupdate 開始:%windir%</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ﾀｽｸの作成/変更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5">
          <table:table-cell table:style-name="ce2"/>
          <table:table-cell table:style-name="ce8" office:value-type="string" calcext:value-type="string">
            <text:p>\Microsoft\Windows\RetailDemo\CleanupOfflineContent</text:p>
          </table:table-cell>
          <table:table-cell table:style-name="ce7" office:value-type="string" calcext:value-type="string">
            <text:p>有効</text:p>
          </table:table-cell>
          <table:table-cell table:style-name="ce7" office:value-type="string" calcext:value-type="string">
            <text:p>RetailDemo オフライン コンテンツの自動クリーンアップ</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レ</text:p>
          </table:table-cell>
          <table:table-cell table:style-name="ce7" office:value-type="string" calcext:value-type="string">
            <text:p>Windows 7, Windows Server 2008 R2</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22 19:01:18</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61F77D5E-AFE9-400B-A5E6-E9E80FC8E601}</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ervicing\StartComponentCleanup</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752073A1-23F2-4396-85F0-8FDB879ED0ED}</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ettingSync\BackgroundUploadTask</text:p>
          </table:table-cell>
          <table:table-cell table:style-name="ce7" office:value-type="string" calcext:value-type="string">
            <text:p>有効</text:p>
          </table:table-cell>
          <table:table-cell table:style-name="ce7"/>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59B9640B-3F70-4D1C-B159-F26EEB8A4C87}</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3時間</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SettingSync\BackupTask</text:p>
          </table:table-cell>
          <table:table-cell table:style-name="ce7" office:value-type="string" calcext:value-type="string">
            <text:p>有効</text:p>
          </table:table-cell>
          <table:table-cell table:style-name="ce7"/>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60A4C78C-E2B8-4E6E-876F-DA203B02C05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3時間</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SettingSync\NetworkStateChangeTask</text:p>
          </table:table-cell>
          <table:table-cell table:style-name="ce7" office:value-type="string" calcext:value-type="string">
            <text:p>有効</text:p>
          </table:table-cell>
          <table:table-cell table:style-name="ce7"/>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3E0B84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4173A49-F373-4475-9A0F-2D615204DC20}</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10BCA33E0B84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Setup\SetupCleanupTask</text:p>
          </table:table-cell>
          <table:table-cell table:style-name="ce7" office:value-type="string" calcext:value-type="string">
            <text:p>有効</text:p>
          </table:table-cell>
          <table:table-cell table:style-name="ce7" office:value-type="string" calcext:value-type="string">
            <text:p>インストールしてから数日後に以前の Windows インストールのファイルを削除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5日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4-01-02 06: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7C83C056-1D0D-4C8E-A6B0-89E79C213559}</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7">
          <table:table-cell table:style-name="ce2"/>
          <table:table-cell table:style-name="ce8" office:value-type="string" calcext:value-type="string">
            <text:p>\Microsoft\Windows\SharedPC\Account Cleanup</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rundll32.exe 引数の追加:%windir%\System32\Windows.SharedPC.AccountManager.dll,StartMaintenanc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number-columns-repeated="3" table:style-name="ce7" office:value-type="string" calcext:value-type="string">
            <text:p>レ</text:p>
          </table:table-cell>
          <table:table-cell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0分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hell\CreateObjectTask</text:p>
          </table:table-cell>
          <table:table-cell table:style-name="ce7" office:value-type="string" calcext:value-type="string">
            <text:p>有効</text:p>
          </table:table-cell>
          <table:table-cell table:style-name="ce7" office:value-type="string" calcext:value-type="string">
            <text:p>システム データにアクセスするシェル コンポーネントをサポート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990A9F8F-301F-45F7-8D0E-68C5952DBA43}</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0秒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hell\FamilySafetyMonitor</text:p>
          </table:table-cell>
          <table:table-cell table:style-name="ce7" office:value-type="string" calcext:value-type="string">
            <text:p>有効</text:p>
          </table:table-cell>
          <table:table-cell table:style-name="ce7" office:value-type="string" calcext:value-type="string">
            <text:p>ファミリー セーフティの監視と強制を初期化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wpcmon.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Shell\FamilySafetyMonitorToastTask</text:p>
          </table:table-cell>
          <table:table-cell table:style-name="ce7" office:value-type="string" calcext:value-type="string">
            <text:p>無効</text:p>
          </table:table-cell>
          <table:table-cell table:style-name="ce7" office:value-type="string" calcext:value-type="string">
            <text:p>Microsoft ファミリ機能のサービスによって最新の設定を同期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3E068A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D2CBF5F7-5702-440B-8D8F-8203034A6B82} Data:$(Arg0)</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hell\FamilySafetyRefreshTask</text:p>
          </table:table-cell>
          <table:table-cell table:style-name="ce7" office:value-type="string" calcext:value-type="string">
            <text:p>有効</text:p>
          </table:table-cell>
          <table:table-cell table:style-name="ce7" office:value-type="string" calcext:value-type="string">
            <text:p>Microsoft ファミリ機能のサービスによって最新の設定を同期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3A089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C844C79D-AED8-4DCE-AB25-4D359BED84F8} Data:$(Arg0)</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Shell\IndexerAutomaticMaintenance</text:p>
          </table:table-cell>
          <table:table-cell table:style-name="ce7" office:value-type="string" calcext:value-type="string">
            <text:p>有効</text:p>
          </table:table-cell>
          <table:table-cell table:style-name="ce7" office:value-type="string" calcext:value-type="string">
            <text:p>検索インデックスを最新の状態に保ち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3FBA60A6-7BF5-4868-A2CA-6623B3DFFEA6}</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SoftwareProtectionPlatform\SvcRestartTask</text:p>
          </table:table-cell>
          <table:table-cell table:style-name="ce7" office:value-type="string" calcext:value-type="string">
            <text:p>有効</text:p>
          </table:table-cell>
          <table:table-cell table:style-name="ce7" office:value-type="string" calcext:value-type="string">
            <text:p>このタスクは、ソフトウェア保護プラットフォーム サービスを指定された時間に再開します</text:p>
          </table:table-cell>
          <table:table-cell table:style-name="ce7" office:value-type="string" calcext:value-type="string">
            <text:p>NT AUTHORITY\NETWORK SERVICE</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17 01:23:37+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1AEBB5D-EAD9-4476-B375-9C3ED9F32AFC} Data:timer</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3</text:p>
          </table:table-cell>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oftwareProtectionPlatform\SvcRestartTaskLogon</text:p>
          </table:table-cell>
          <table:table-cell table:style-name="ce7" office:value-type="string" calcext:value-type="string">
            <text:p>有効</text:p>
          </table:table-cell>
          <table:table-cell table:style-name="ce7" office:value-type="string" calcext:value-type="string">
            <text:p>このタスクは、ソフトウェア保護プラットフォーム サービスをユーザー ログオンの発生時に再開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1AEBB5D-EAD9-4476-B375-9C3ED9F32AFC} Data:logo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3</text:p>
          </table:table-cell>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3">
          <table:table-cell table:style-name="ce2"/>
          <table:table-cell table:style-name="ce8" office:value-type="string" calcext:value-type="string">
            <text:p>\Microsoft\Windows\SoftwareProtectionPlatform\SvcRestartTaskNetwork</text:p>
          </table:table-cell>
          <table:table-cell table:style-name="ce7" office:value-type="string" calcext:value-type="string">
            <text:p>有効</text:p>
          </table:table-cell>
          <table:table-cell table:style-name="ce7" office:value-type="string" calcext:value-type="string">
            <text:p>このタスクは、ソフトウェア保護プラットフォーム サービスを新しいネットワークの検出時に再開します</text:p>
          </table:table-cell>
          <table:table-cell table:style-name="ce7" office:value-type="string" calcext:value-type="string">
            <text:p>NT AUTHORITY\NETWORK SERVICE</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lt;Query Id="0" Path="Microsoft-Windows-NetworkProfile/Operational"&gt;&lt;Select Path="Microsoft-Windows-NetworkProfile/Operational"&gt;*[System[EventID=10000]]&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1AEBB5D-EAD9-4476-B375-9C3ED9F32AFC} Data:network</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3</text:p>
          </table:table-cell>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pacePort\SpaceAgentTask</text:p>
          </table:table-cell>
          <table:table-cell table:style-name="ce7" office:value-type="string" calcext:value-type="string">
            <text:p>有効</text:p>
          </table:table-cell>
          <table:table-cell table:style-name="ce7" office:value-type="string" calcext:value-type="string">
            <text:p>記憶域スペースの設定</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2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office:value-type="string" calcext:value-type="string">
            <text:p>操作:ﾌﾟﾛｸﾞﾗﾑの開始 設定:ﾌﾟﾛｸﾞﾗﾑ/ｽｸﾘﾌﾟﾄ:%windir%\system32\SpaceAgent.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6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08BCA33E1E8702</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17"/>
          <table:table-cell table:style-name="ce7" table:number-columns-repeated="6"/>
          <table:table-cell table:number-columns-repeated="979"/>
        </table:table-row>
        <table:table-row table:style-name="ro6">
          <table:table-cell table:style-name="ce2"/>
          <table:table-cell table:style-name="ce8" office:value-type="string" calcext:value-type="string">
            <text:p>\Microsoft\Windows\SpacePort\SpaceManagerTask</text:p>
          </table:table-cell>
          <table:table-cell table:style-name="ce7" office:value-type="string" calcext:value-type="string">
            <text:p>有効</text:p>
          </table:table-cell>
          <table:table-cell table:style-name="ce7" office:value-type="string" calcext:value-type="string">
            <text:p>$(@%SystemRoot%\system32\spaceman.exe,-3)</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2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office:value-type="string" calcext:value-type="string">
            <text:p>操作:ﾌﾟﾛｸﾞﾗﾑの開始 設定:ﾌﾟﾛｸﾞﾗﾑ/ｽｸﾘﾌﾟﾄ:%windir%\system32\spaceman.exe 引数の追加:/Work</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10BCA33E1E8702</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17"/>
          <table:table-cell table:style-name="ce7" table:number-columns-repeated="6"/>
          <table:table-cell table:number-columns-repeated="979"/>
        </table:table-row>
        <table:table-row table:style-name="ro5">
          <table:table-cell table:style-name="ce2"/>
          <table:table-cell table:style-name="ce8" office:value-type="string" calcext:value-type="string">
            <text:p>\Microsoft\Windows\Speech\SpeechModelDownloadTask</text:p>
          </table:table-cell>
          <table:table-cell table:style-name="ce7" office:value-type="string" calcext:value-type="string">
            <text:p>有効</text:p>
          </table:table-cell>
          <table:table-cell table:style-name="ce7"/>
          <table:table-cell table:style-name="ce7" office:value-type="string" calcext:value-type="string">
            <text:p>NT AUTHORITY\NETWORK SERVICE</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4-01-01 00: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speech_onecore\common\SpeechModelDownload.exe</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3"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3</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torage Tiers Management\Storage Tiers Management Initialization</text:p>
          </table:table-cell>
          <table:table-cell table:style-name="ce7" office:value-type="string" calcext:value-type="string">
            <text:p>有効</text:p>
          </table:table-cell>
          <table:table-cell table:style-name="ce7" office:value-type="string" calcext:value-type="string">
            <text:p>最初の階層型記憶域がシステムで検出されたときに、記憶域階層管理サービスを初期化します。このタスクは削除または変更しないでください。</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2B1D94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5C9AB547-345D-4175-9AF6-65133463A100}</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torage Tiers Management\Storage Tiers Optimization</text:p>
          </table:table-cell>
          <table:table-cell table:style-name="ce7" office:value-type="string" calcext:value-type="string">
            <text:p>無効</text:p>
          </table:table-cell>
          <table:table-cell table:style-name="ce7" office:value-type="string" calcext:value-type="string">
            <text:p>システム内のすべての階層型記憶域で、記憶域階層へのデータの配置を最適化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3-01-01 01: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defrag.exe 引数の追加:-c -h -g -# -m 8 -i 13500</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1">
          <table:table-cell table:style-name="ce2"/>
          <table:table-cell table:style-name="ce8" office:value-type="string" calcext:value-type="string">
            <text:p>\Microsoft\Windows\Subscription\EnableLicenseAcquisition</text:p>
          </table:table-cell>
          <table:table-cell table:style-name="ce7" office:value-type="string" calcext:value-type="string">
            <text:p>有効</text:p>
          </table:table-cell>
          <table:table-cell table:style-name="ce7" office:value-type="string" calcext:value-type="string">
            <text:p>Enable susbscription license acquisition</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lt;Query Id="0" Path="Microsoft-Windows-User Device Registration/Admin"&gt;&lt;Select Path="Microsoft-Windows-User Device Registration/Admin"&gt;*[System[Provider[@Name='Microsoft-Windows-User Device Registration'] and EventID=105]]&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ClipRenew.exe 引数の追加:-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レ</text:p>
          </table:table-cell>
          <table:table-cell table:style-name="ce7" office:value-type="string" calcext:value-type="string">
            <text:p>1分間</text:p>
          </table:table-cell>
          <table:table-cell table:style-name="ce17" office:value-type="string" calcext:value-type="string">
            <text:p>5</text:p>
          </table:table-cell>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3">
          <table:table-cell table:style-name="ce2"/>
          <table:table-cell table:style-name="ce8"/>
          <table:table-cell table:style-name="ce7" table:number-columns-repeated="7"/>
          <table:table-cell table:style-name="ce7" office:value-type="string" calcext:value-type="string">
            <text:p>ﾀｽｸの開始:ｲﾍﾞﾝﾄ時 設定:ｲﾍﾞﾝﾄﾌｨﾙﾀｰ:&lt;QueryList&gt;&lt;Query Id="0" Path="Application"&gt;&lt;Select Path="Application"&gt;*[System[Provider[@Name='Microsoft-Windows-Security-SPP'] and EventID=1061]]&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17"/>
          <table:table-cell table:style-name="ce7" table:number-columns-repeated="6"/>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24BCA33E0683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Subscription\LicenseAcquisition</text:p>
          </table:table-cell>
          <table:table-cell table:style-name="ce7" office:value-type="string" calcext:value-type="string">
            <text:p>無効</text:p>
          </table:table-cell>
          <table:table-cell table:style-name="ce7" office:value-type="string" calcext:value-type="string">
            <text:p>Susbscription license acquisition</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ｽｹｼﾞｭｰﾙに従う 設定:毎日 間隔(日):1</text:p>
          </table:table-cell>
          <table:table-cell table:style-name="ce7" office:value-type="string" calcext:value-type="string">
            <text:p>レ</text:p>
          </table:table-cell>
          <table:table-cell table:style-name="ce7" office:value-type="string" calcext:value-type="string">
            <text:p>8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6-01-01 09:00:00+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ClipRenew.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ﾀｽｸの作成/変更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17"/>
          <table:table-cell table:style-name="ce7" table:number-columns-repeated="6"/>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18BCA33E06830D</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Sysmain\HybridDriveCachePrepopulate</text:p>
          </table:table-cell>
          <table:table-cell table:style-name="ce7" office:value-type="string" calcext:value-type="string">
            <text:p>無効</text:p>
          </table:table-cell>
          <table:table-cell table:style-name="ce7" office:value-type="string" calcext:value-type="string">
            <text:p>ハイブリッド ドライブ キャッシュの事前作成タスク</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17C82257-654E-4C47-8E23-DCA24EAA76A0}</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ysmain\HybridDriveCacheRebalance</text:p>
          </table:table-cell>
          <table:table-cell table:style-name="ce7" office:value-type="string" calcext:value-type="string">
            <text:p>無効</text:p>
          </table:table-cell>
          <table:table-cell table:style-name="ce7" office:value-type="string" calcext:value-type="string">
            <text:p>ハイブリッド ドライブ キャッシュの再バランス調整を行うメンテナンス タスク</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D44377B8-1F2F-4FAA-9C8E-6C4AD2928E47}</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ysmain\ResPriStaticDbSync</text:p>
          </table:table-cell>
          <table:table-cell table:style-name="ce7" office:value-type="string" calcext:value-type="string">
            <text:p>有効</text:p>
          </table:table-cell>
          <table:table-cell table:style-name="ce7" office:value-type="string" calcext:value-type="string">
            <text:p>予約済み優先度の静的データベース同期を行うメンテナンス タスク</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297EE78C-BA95-4E94-81D3-D6E7F089C7B5}</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Sysmain\WsSwapAssessmentTask</text:p>
          </table:table-cell>
          <table:table-cell table:style-name="ce7" office:value-type="string" calcext:value-type="string">
            <text:p>有効</text:p>
          </table:table-cell>
          <table:table-cell table:style-name="ce7" office:value-type="string" calcext:value-type="string">
            <text:p>ワーキング セット切り替え評価メンテナンス タスク</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rundll32.exe 引数の追加:sysmain.dll,PfSvWsSwapAssessmentTask</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SystemRestore\SR</text:p>
          </table:table-cell>
          <table:table-cell table:style-name="ce7" office:value-type="string" calcext:value-type="string">
            <text:p>有効</text:p>
          </table:table-cell>
          <table:table-cell table:style-name="ce7" office:value-type="string" calcext:value-type="string">
            <text:p>このタスクでは標準のシステム保護ポイントが作成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srtasks.exe 引数の追加:ExecuteScheduledSPPCreation</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Task Manager\Interactive</text:p>
          </table:table-cell>
          <table:table-cell table:style-name="ce7" office:value-type="string" calcext:value-type="string">
            <text:p>有効</text:p>
          </table:table-cell>
          <table:table-cell table:style-name="ce7" office:value-type="string" calcext:value-type="string">
            <text:p>対話ユーザーとしてタスクを実行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855FEC53-D2E4-4999-9E87-3414E9CF0FF4} Data:$(Arg0)</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TextServicesFramework\MsCtfMonitor</text:p>
          </table:table-cell>
          <table:table-cell table:style-name="ce7" office:value-type="string" calcext:value-type="string">
            <text:p>有効</text:p>
          </table:table-cell>
          <table:table-cell table:style-name="ce7" office:value-type="string" calcext:value-type="string">
            <text:p>TextServicesFramework monitor task</text:p>
          </table:table-cell>
          <table:table-cell table:style-name="ce7" office:value-type="string" calcext:value-type="string">
            <text:p>BUILTIN\Users</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01575CFE-9A55-4003-A5E1-F38D1EBDCBE1}</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5">
          <table:table-cell table:style-name="ce2"/>
          <table:table-cell table:style-name="ce8" office:value-type="string" calcext:value-type="string">
            <text:p>\Microsoft\Windows\Time Synchronization\ForceSynchronizeTime</text:p>
          </table:table-cell>
          <table:table-cell table:style-name="ce7" office:value-type="string" calcext:value-type="string">
            <text:p>有効</text:p>
          </table:table-cell>
          <table:table-cell table:style-name="ce7" office:value-type="string" calcext:value-type="string">
            <text:p>このタスクでは、時刻が同期され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0BCA32F018915</text:p>
          </table:table-cell>
          <table:table-cell table:style-name="ce7" office:value-type="string" calcext:value-type="string">
            <text:p>レ</text:p>
          </table:table-cell>
          <table:table-cell table:style-name="ce7" office:value-type="string" calcext:value-type="string">
            <text:p>1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31AD6C2-FF4C-43D4-8E90-7101023096F9} Data:TimeSyncTask</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7">
          <table:table-cell table:style-name="ce2"/>
          <table:table-cell table:style-name="ce8" office:value-type="string" calcext:value-type="string">
            <text:p>\Microsoft\Windows\Time Synchronization\SynchronizeTime</text:p>
          </table:table-cell>
          <table:table-cell table:style-name="ce7" office:value-type="string" calcext:value-type="string">
            <text:p>有効</text:p>
          </table:table-cell>
          <table:table-cell table:style-name="ce7" office:value-type="string" calcext:value-type="string">
            <text:p>ネットワーク上のクライアントとサーバーの日時の同期を維持します。このサービスを停止すると、日時の同期は行われなくなります。このサービスを無効にすると、このサービスに依存しているサービスは起動できなくなります。</text:p>
          </table:table-cell>
          <table:table-cell table:style-name="ce7" office:value-type="string" calcext:value-type="string">
            <text:p>NT AUTHORITY\LOCAL SERVICE</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sc.exe 引数の追加:start w32time task_started</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Time Zone\SynchronizeTimeZone</text:p>
          </table:table-cell>
          <table:table-cell table:style-name="ce7" office:value-type="string" calcext:value-type="string">
            <text:p>有効</text:p>
          </table:table-cell>
          <table:table-cell table:style-name="ce7" office:value-type="string" calcext:value-type="string">
            <text:p>タイム ゾーン情報を更新します。このタスクを停止すると、一部のタイム ゾーンでローカル時刻が不正確になることがあり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windir%\system32\tzsync.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TPM\Tpm-HASCertRetr</text:p>
          </table:table-cell>
          <table:table-cell table:style-name="ce7" office:value-type="string" calcext:value-type="string">
            <text:p>有効</text:p>
          </table:table-cell>
          <table:table-cell table:style-name="ce7" office:value-type="string" calcext:value-type="string">
            <text:p>このタスクには正常性構成証明書が必要で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08BCA3250F95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5014B7C8-934E-4262-9816-887FA745A6C4} Data:HASCertRetr</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Windows\TPM\Tpm-Maintenance</text:p>
          </table:table-cell>
          <table:table-cell table:style-name="ce7" office:value-type="string" calcext:value-type="string">
            <text:p>有効</text:p>
          </table:table-cell>
          <table:table-cell table:style-name="ce7" office:value-type="string" calcext:value-type="string">
            <text:p>このタスクは、OS に代わってバックグラウンド操作を実行することで、トラステッド プラットフォーム モジュール (TPM) をサポート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8BCA3391E8B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5014B7C8-934E-4262-9816-887FA745A6C4} Data:TpmTasks</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60BCA322028F02</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10BCA3391E8B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UpdateOrchestrator\Combined Scan Download Install</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systemroot%\system32\usoclient.exe 引数の追加:ScanInstallWait</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pdateOrchestrator\Maintenance Install</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systemroot%\system32\usoclient.exe 引数の追加:StartInstall</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UpdateOrchestrator\Policy Install</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Vista, Windows Server 2008</text:p>
          </table:table-cell>
          <table:table-cell table:style-name="ce7" office:value-type="string" calcext:value-type="string">
            <text:p>ﾀｽｸの開始:ｽｹｼﾞｭｰﾙに従う 設定:1回</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15 19:04:14+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usoclient.exe 引数の追加:StartInstall</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UpdateOrchestrator\Reboot</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Vista, Windows Server 2008</text:p>
          </table:table-cell>
          <table:table-cell table:style-name="ce7" office:value-type="string" calcext:value-type="string">
            <text:p>ﾀｽｸの開始:ｽｹｼﾞｭｰﾙに従う 設定:1回</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15 22:46:33+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MusNotification.exe 引数の追加:RebootDialog</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number-columns-repeated="3" table:style-name="ce7" office:value-type="string" calcext:value-type="string">
            <text:p>レ</text:p>
          </table:table-cell>
          <table:table-cell table:style-name="ce7" office:value-type="string" calcext:value-type="string">
            <text:p>10分間</text:p>
          </table:table-cell>
          <table:table-cell table:style-name="ce17" office:value-type="string" calcext:value-type="string">
            <text:p>3</text:p>
          </table:table-cell>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pdateOrchestrator\Refresh Settings</text:p>
          </table:table-cell>
          <table:table-cell table:style-name="ce7" office:value-type="string" calcext:value-type="string">
            <text:p>有効</text:p>
          </table:table-cell>
          <table:table-cell table:style-name="ce7" office:value-type="string" calcext:value-type="string">
            <text:p>このタスクは Windows Update の設定をダウンロード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22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0-01-01 03: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usoclient.exe 引数の追加:RefreshSettings</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UpdateOrchestrator\Resume On Boot</text:p>
          </table:table-cell>
          <table:table-cell table:style-name="ce7" office:value-type="string" calcext:value-type="string">
            <text:p>無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Vista, Windows Server 2008</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usoclient.exe 引数の追加:ResumeUpdat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pdateOrchestrator\Schedule Scan</text:p>
          </table:table-cell>
          <table:table-cell table:style-name="ce7" office:value-type="string" calcext:value-type="string">
            <text:p>有効</text:p>
          </table:table-cell>
          <table:table-cell table:style-name="ce7" office:value-type="string" calcext:value-type="string">
            <text:p>このタスクは、スケジュールされた Windows Update スキャンを実行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22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15 20:24:19+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usoclient.exe 引数の追加:StartSca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24BCA33E06830D</text:p>
          </table:table-cell>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14"/>
          <table:table-cell table:style-name="ce17"/>
          <table:table-cell table:style-name="ce7" table:number-columns-repeated="6"/>
          <table:table-cell table:number-columns-repeated="979"/>
        </table:table-row>
        <table:table-row table:style-name="ro9">
          <table:table-cell table:style-name="ce2"/>
          <table:table-cell table:style-name="ce8"/>
          <table:table-cell table:style-name="ce7" table:number-columns-repeated="7"/>
          <table:table-cell table:style-name="ce7" office:value-type="string" calcext:value-type="string">
            <text:p>ﾀｽｸの開始:ｲﾍﾞﾝﾄ時 設定:ｲﾍﾞﾝﾄﾌｨﾙﾀｰ:&lt;QueryList&gt;&lt;Query Id="0" Path="System"&gt;&lt;Select Path="System"&gt;*[System[EventID=8202]]&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UpdateOrchestrator\USO_UxBroker_Display</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0BCA3381D89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MusNotification.exe 引数の追加:Display</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pdateOrchestrator\USO_UxBroker_ReadyToReboot</text:p>
          </table:table-cell>
          <table:table-cell table:style-name="ce7" office:value-type="string" calcext:value-type="string">
            <text:p>有効</text:p>
          </table:table-cell>
          <table:table-cell table:style-name="ce7"/>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20BCA3381D89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MusNotification.exe 引数の追加:ReadyToReboot</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PnP\UPnPHostConfig</text:p>
          </table:table-cell>
          <table:table-cell table:style-name="ce7" office:value-type="string" calcext:value-type="string">
            <text:p>有効</text:p>
          </table:table-cell>
          <table:table-cell table:style-name="ce7" office:value-type="string" calcext:value-type="string">
            <text:p>UPnPHost サービスを自動開始に設定</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sc.exe 引数の追加:config upnphost start= auto</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User Profile Service\HiveUploadTask</text:p>
          </table:table-cell>
          <table:table-cell table:style-name="ce7" office:value-type="string" calcext:value-type="string">
            <text:p>無効</text:p>
          </table:table-cell>
          <table:table-cell table:style-name="ce7" office:value-type="string" calcext:value-type="string">
            <text:p>このタスクでは、移動ユーザー プロファイルのレジストリ ハイブがネットワークの場所に自動的にアップロード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12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07-08-28 00:00: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A677074-762C-444B-94C8-8C83F93F6605}</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2時間</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3" table:style-name="ce7" office:value-type="string" calcext:value-type="string">
            <text:p>レ</text:p>
          </table:table-cell>
          <table:table-cell table:style-name="ce7" office:value-type="string" calcext:value-type="string">
            <text:p>2分間</text:p>
          </table:table-cell>
          <table:table-cell table:style-name="ce17" office:value-type="string" calcext:value-type="string">
            <text:p>3</text:p>
          </table:table-cell>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CM\WiFiTask</text:p>
          </table:table-cell>
          <table:table-cell table:style-name="ce7" office:value-type="string" calcext:value-type="string">
            <text:p>有効</text:p>
          </table:table-cell>
          <table:table-cell table:style-name="ce7" office:value-type="string" calcext:value-type="string">
            <text:p>ユーザーと Web の対話ごとに実行されるバックグラウンド タスク</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78BCA33A078008</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WiFiTask.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2">
          <table:table-cell table:style-name="ce2"/>
          <table:table-cell table:style-name="ce8" office:value-type="string" calcext:value-type="string">
            <text:p>\Microsoft\Windows\WDI\ResolutionHost</text:p>
          </table:table-cell>
          <table:table-cell table:style-name="ce7" office:value-type="string" calcext:value-type="string">
            <text:p>有効</text:p>
          </table:table-cell>
          <table:table-cell table:style-name="ce7" office:value-type="string" calcext:value-type="string">
            <text:p>Windows 診断インフラストラクチャ解決のホストは、診断ポリシー サービスによって検出されたシステムの問題を対話的に解決できるようにします。Windows 診断インフラストラクチャ解決のホストは、必要に応じて適切なユーザー セッションで、診断ポリシー サービスによってトリガーされます。診断ポリシー サービスが実行中でない場合、タスクは実行されません</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900BE39D-6BE8-461A-BC4D-B0FA71F5ECB1}</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5">
          <table:table-cell table:style-name="ce2"/>
          <table:table-cell table:style-name="ce8" office:value-type="string" calcext:value-type="string">
            <text:p>\Microsoft\Windows\Windows Defender\Windows Defender Cache Maintenance</text:p>
          </table:table-cell>
          <table:table-cell table:style-name="ce7" office:value-type="string" calcext:value-type="string">
            <text:p>有効</text:p>
          </table:table-cell>
          <table:table-cell table:style-name="ce7" office:value-type="string" calcext:value-type="string">
            <text:p>定期的なメンテナンス タスクで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C:\Program Files\Windows Defender\MpCmdRun.exe 引数の追加:-IdleTask -TaskName WdCacheMaintenance</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indows Defender\Windows Defender Cleanup</text:p>
          </table:table-cell>
          <table:table-cell table:style-name="ce7" office:value-type="string" calcext:value-type="string">
            <text:p>有効</text:p>
          </table:table-cell>
          <table:table-cell table:style-name="ce7" office:value-type="string" calcext:value-type="string">
            <text:p>定期的なクリーンアップ タスクで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C:\Program Files\Windows Defender\MpCmdRun.exe 引数の追加:-IdleTask -TaskName WdCleanup</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table-cell table:style-name="ce17"/>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Windows Defender\Windows Defender Scheduled Scan</text:p>
          </table:table-cell>
          <table:table-cell table:style-name="ce7" office:value-type="string" calcext:value-type="string">
            <text:p>有効</text:p>
          </table:table-cell>
          <table:table-cell table:style-name="ce7" office:value-type="string" calcext:value-type="string">
            <text:p>定期的なスキャン タスクで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C:\Program Files\Windows Defender\MpCmdRun.exe 引数の追加:Scan -ScheduleJob -ScanTrigger 55</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Windows Defender\Windows Defender Verification</text:p>
          </table:table-cell>
          <table:table-cell table:style-name="ce7" office:value-type="string" calcext:value-type="string">
            <text:p>有効</text:p>
          </table:table-cell>
          <table:table-cell table:style-name="ce7" office:value-type="string" calcext:value-type="string">
            <text:p>定期的な検証タスクで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ﾌﾟﾛｸﾞﾗﾑの開始 設定:ﾌﾟﾛｸﾞﾗﾑ/ｽｸﾘﾌﾟﾄ:C:\Program Files\Windows Defender\MpCmdRun.exe 引数の追加:-IdleTask -TaskName WdVerification</text:p>
          </table:table-cell>
          <table:table-cell table:style-name="ce7" office:value-type="string" calcext:value-type="string">
            <text:p>□</text:p>
          </table:table-cell>
          <table:table-cell table:style-name="ce7" table:number-columns-repeated="4"/>
          <table:table-cell table:style-name="ce7" office:value-type="string" calcext:value-type="string">
            <text:p>レ</text:p>
          </table:table-cell>
          <table:table-cell table:number-columns-repeated="3"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indows Error Reporting\QueueReporting</text:p>
          </table:table-cell>
          <table:table-cell table:style-name="ce7" office:value-type="string" calcext:value-type="string">
            <text:p>有効</text:p>
          </table:table-cell>
          <table:table-cell table:style-name="ce7" office:value-type="string" calcext:value-type="string">
            <text:p>キューに登録されたレポートは、Windows エラー報告タスクにより処理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レ</text:p>
          </table:table-cell>
          <table:table-cell table:style-name="ce7" office:value-type="string" calcext:value-type="string">
            <text:p>3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wermgr.exe 引数の追加:-upload</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10BCA33A0B94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table:table-cell table:style-name="ce7" table:number-columns-repeated="7"/>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5-01-01 09:00:00+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12">
          <table:table-cell table:style-name="ce2"/>
          <table:table-cell table:style-name="ce8" office:value-type="string" calcext:value-type="string">
            <text:p>\Microsoft\Windows\Windows Filtering Platform\BfeOnServiceStartTypeChange</text:p>
          </table:table-cell>
          <table:table-cell table:style-name="ce7" office:value-type="string" calcext:value-type="string">
            <text:p>有効</text:p>
          </table:table-cell>
          <table:table-cell table:style-name="ce7" office:value-type="string" calcext:value-type="string">
            <text:p>ベース フィルター エンジン (BFE) の開始の種類が無効にされると、このタスクでファイアウォールトリガー サービスの開始の種類が調整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lt;Query Id="0" Path="System"&gt;&lt;Select Path="System"&gt;*/System/Provider[@Name='Service Control Manager'] and */System/EventID='7040' and */EventData/Data[@Name='param4']='BFE'&lt;/Select&gt;&lt;/Query&gt;&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windir%\system32\rundll32.exe 引数の追加:bfe.dll,BfeOnServiceStartTypeChang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13">
          <table:table-cell table:style-name="ce2"/>
          <table:table-cell table:style-name="ce8" office:value-type="string" calcext:value-type="string">
            <text:p>\Microsoft\Windows\Windows Media Sharing\UpdateLibrary</text:p>
          </table:table-cell>
          <table:table-cell table:style-name="ce7" office:value-type="string" calcext:value-type="string">
            <text:p>有効</text:p>
          </table:table-cell>
          <table:table-cell table:style-name="ce7" office:value-type="string" calcext:value-type="string">
            <text:p>このタスクによって、キャッシュされたフォルダーの一覧、およびユーザーの共有メディア ライブラリに含まれる新しいファイルに対するセキュリティ アクセス許可が更新されます。</text:p>
          </table:table-cell>
          <table:table-cell table:style-name="ce7" office:value-type="string" calcext:value-type="string">
            <text:p>NT AUTHORITY\Authenticated Use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ｲﾍﾞﾝﾄ時 設定:ｲﾍﾞﾝﾄﾌｨﾙﾀｰ:&lt;QueryList&gt; <text:s text:c="13"/>&lt;Query <text:s text:c="17"/>Id="0" <text:s text:c="17"/>Path="System" <text:s text:c="17"/>&gt; <text:s text:c="15"/>&lt;Select Path="System"&gt;*[System[Provider[@Name='Microsoft-Windows-WMPNSS-Service'] and (EventID=14210)]]&lt;/Select&gt; <text:s text:c="13"/>&lt;/Query&gt; <text:s text:c="11"/>&lt;/QueryList&gt;</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ProgramFiles%\Windows Media Player\wmpnscfg.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WindowsColorSystem\Calibration Loader</text:p>
          </table:table-cell>
          <table:table-cell table:style-name="ce7" office:value-type="string" calcext:value-type="string">
            <text:p>無効</text:p>
          </table:table-cell>
          <table:table-cell table:style-name="ce7" office:value-type="string" calcext:value-type="string">
            <text:p>このタスクは色調整の設定を適用します。</text:p>
          </table:table-cell>
          <table:table-cell table:style-name="ce7" office:value-type="string" calcext:value-type="string">
            <text:p>BUILTIN\Use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210D694-C8DF-490D-9576-9E20CDBC20BD}</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10">
          <table:table-cell table:style-name="ce2"/>
          <table:table-cell table:style-name="ce8"/>
          <table:table-cell table:style-name="ce7" table:number-columns-repeated="7"/>
          <table:table-cell table:style-name="ce7" office:value-type="string" calcext:value-type="string">
            <text:p>ﾀｽｸの開始:ﾕｰｻﾞｰ ｾｯｼｮﾝへの接続時 設定:任意のﾕｰｻﾞｰ ～からの接続:ﾛｰｶﾙ ｺﾝﾋﾟｭｰﾀ</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WindowsUpdate\Automatic App Update</text:p>
          </table:table-cell>
          <table:table-cell table:style-name="ce7" office:value-type="string" calcext:value-type="string">
            <text:p>有効</text:p>
          </table:table-cell>
          <table:table-cell table:style-name="ce7" office:value-type="string" calcext:value-type="string">
            <text:p>ユーザーの Windows ストア アプリケーションを自動的に更新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4-01-01 09:00:00+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A6BA00FE-40E8-477C-B713-C64A14F18ADB}</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1">
          <table:table-cell table:style-name="ce2"/>
          <table:table-cell table:style-name="ce8"/>
          <table:table-cell table:style-name="ce7" table:number-columns-repeated="7"/>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WindowsUpdate\Scheduled Start</text:p>
          </table:table-cell>
          <table:table-cell table:style-name="ce7" office:value-type="string" calcext:value-type="string">
            <text:p>有効</text:p>
          </table:table-cell>
          <table:table-cell table:style-name="ce7" office:value-type="string" calcext:value-type="string">
            <text:p>このタスクは、スキャンなどのスケジュールした操作を実行する必要がある場合に、Windows Update サービスを開始するために使用され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1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7-07-16 19:01:05+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C:\Windows\system32\sc.exe 引数の追加:start wuauserv</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0">
          <table:table-cell table:style-name="ce2"/>
          <table:table-cell table:style-name="ce8"/>
          <table:table-cell table:style-name="ce7" table:number-columns-repeated="7"/>
          <table:table-cell table:style-name="ce7" office:value-type="string" calcext:value-type="string">
            <text:p>ﾀｽｸの開始:ﾕｰｻﾞｰ ｾｯｼｮﾝからの切断時 設定:任意のﾕｰｻﾞｰ ～からの接続:ﾛｰｶﾙ ｺﾝﾋﾟｭｰﾀ</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table:table-cell table:style-name="ce7" table:number-columns-repeated="21"/>
          <table:table-cell table:number-columns-repeated="979"/>
        </table:table-row>
        <table:table-row table:style-name="ro10">
          <table:table-cell table:style-name="ce2"/>
          <table:table-cell table:style-name="ce8"/>
          <table:table-cell table:style-name="ce7" table:number-columns-repeated="7"/>
          <table:table-cell table:style-name="ce7" office:value-type="string" calcext:value-type="string">
            <text:p>ﾀｽｸの開始:ﾕｰｻﾞｰ ｾｯｼｮﾝからの切断時 設定:任意のﾕｰｻﾞｰ ～からの接続:ﾘﾓｰﾄ ｺﾝﾋﾟｭｰﾀ</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table:table-cell table:style-name="ce7" table:number-columns-repeated="21"/>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08BCA3380C960C</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table:table-cell table:style-name="ce7" table:number-columns-repeated="21"/>
          <table:table-cell table:number-columns-repeated="979"/>
        </table:table-row>
        <table:table-row table:style-name="ro2">
          <table:table-cell table:style-name="ce2"/>
          <table:table-cell table:style-name="ce8" office:value-type="string" calcext:value-type="string">
            <text:p>\Microsoft\Windows\WindowsUpdate\sih</text:p>
          </table:table-cell>
          <table:table-cell table:style-name="ce7" office:value-type="string" calcext:value-type="string">
            <text:p>有効</text:p>
          </table:table-cell>
          <table:table-cell table:style-name="ce7" office:value-type="string" calcext:value-type="string">
            <text:p>この毎日のタスクは、コンピューターにインストールされている Windows や Microsoft ソフトウェアの自動更新に不可欠なシステム コンポーネントを検出して修正するために、SIH クライアント (サーバーで開始された復旧) を起動します。このタスクは、オンライン接続、復旧操作の適用性の評価、アクションを実行するために必要なペイロードのダウンロードを行い、復旧操作を実行でき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ｽｹｼﾞｭｰﾙに従う 設定:1回</text:p>
          </table:table-cell>
          <table:table-cell table:style-name="ce7" office:value-type="string" calcext:value-type="string">
            <text:p>レ</text:p>
          </table:table-cell>
          <table:table-cell table:style-name="ce7" office:value-type="string" calcext:value-type="string">
            <text:p>4時間</text:p>
          </table:table-cell>
          <table:table-cell table:style-name="ce7" office:value-type="string" calcext:value-type="string">
            <text:p>レ</text:p>
          </table:table-cell>
          <table:table-cell table:style-name="ce7" office:value-type="string" calcext:value-type="string">
            <text:p>20時間</text:p>
          </table:table-cell>
          <table:table-cell table:style-name="ce7" office:value-type="string" calcext:value-type="string">
            <text:p>無期限</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style-name="ce17" office:value-type="string" calcext:value-type="string">
            <text:p>2014-01-01 09:00:00+09:00</text:p>
          </table:table-cell>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sihclient.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1">
          <table:table-cell table:style-name="ce2"/>
          <table:table-cell table:style-name="ce8" office:value-type="string" calcext:value-type="string">
            <text:p>\Microsoft\Windows\WindowsUpdate\sihboot</text:p>
          </table:table-cell>
          <table:table-cell table:style-name="ce7" office:value-type="string" calcext:value-type="string">
            <text:p>有効</text:p>
          </table:table-cell>
          <table:table-cell table:style-name="ce7" office:value-type="string" calcext:value-type="string">
            <text:p>このブート タスクは、コンピューターにインストールされている Windows や Microsoft ソフトウェアの自動更新に不可欠なシステム コンポーネントを修正するために、SIH クライアントを起動して復旧操作の実行を完了します。このタスクは、適用可能な復旧操作の実行を毎日の SIH クライアント タスクで完了できなかった場合にのみ有効になります。このブート タスクがオンラインになることはなく、復旧操作の適用性は評価されません。</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ｽﾀｰﾄｱｯﾌﾟ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office:value-type="string" calcext:value-type="string">
            <text:p>操作:ﾌﾟﾛｸﾞﾗﾑの開始 設定:ﾌﾟﾛｸﾞﾗﾑ/ｽｸﾘﾌﾟﾄ:%systemroot%\System32\sihclient.exe 引数の追加:/boot</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分間</text:p>
          </table:table-cell>
          <table:table-cell table:number-columns-repeated="2"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ininet\CacheTask</text:p>
          </table:table-cell>
          <table:table-cell table:style-name="ce7" office:value-type="string" calcext:value-type="string">
            <text:p>有効</text:p>
          </table:table-cell>
          <table:table-cell table:style-name="ce7" office:value-type="string" calcext:value-type="string">
            <text:p>Wininet キャッシュ タスク</text:p>
          </table:table-cell>
          <table:table-cell table:style-name="ce7" office:value-type="string" calcext:value-type="string">
            <text:p>BUILTIN\Users</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0358B920-0AC7-461F-98F4-58E32CD89148}</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並列で実行</text:p>
          </table:table-cell>
          <table:table-cell table:number-columns-repeated="979"/>
        </table:table-row>
        <table:table-row table:style-name="ro6">
          <table:table-cell table:style-name="ce2"/>
          <table:table-cell table:style-name="ce8" office:value-type="string" calcext:value-type="string">
            <text:p>\Microsoft\Windows\WOF\WIM-Hash-Management</text:p>
          </table:table-cell>
          <table:table-cell table:style-name="ce7" office:value-type="string" calcext:value-type="string">
            <text:p>有効</text:p>
          </table:table-cell>
          <table:table-cell table:style-name="ce7" office:value-type="string" calcext:value-type="string">
            <text:p>このタスクは、OS に代わってバックグラウンド操作を実行することで、WIM ブートをサポート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18BCA32B1883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B7BFFB5A-EFA8-4D8C-BBDE-C8D5FAAF54A1} Data:WimHashManagement</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8">
          <table:table-cell table:style-name="ce2"/>
          <table:table-cell table:style-name="ce8"/>
          <table:table-cell table:style-name="ce7" table:number-columns-repeated="7"/>
          <table:table-cell table:style-name="ce7" office:value-type="string" calcext:value-type="string">
            <text:p>ﾀｽｸの開始:ｶｽﾀﾑ ﾄﾘｶﾞｰ 設定:StateName:7528BCA32B188341</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WOF\WIM-Hash-Validation</text:p>
          </table:table-cell>
          <table:table-cell table:style-name="ce7" office:value-type="string" calcext:value-type="string">
            <text:p>有効</text:p>
          </table:table-cell>
          <table:table-cell table:style-name="ce7" office:value-type="string" calcext:value-type="string">
            <text:p>このタスクは、OS に代わってバックグラウンド操作を実行することで、WIM ブートをサポート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未定義)</text:p>
          </table:table-cell>
          <table:table-cell table:style-name="ce7" table:number-columns-repeated="9"/>
          <table:table-cell table:style-name="ce17"/>
          <table:table-cell table:style-name="ce7"/>
          <table:table-cell table:style-name="ce17"/>
          <table:table-cell table:style-name="ce7"/>
          <table:table-cell table:style-name="ce8" office:value-type="string" calcext:value-type="string">
            <text:p>操作:ｶｽﾀﾑ ﾊﾝﾄﾞﾗｰ 設定:ClassId:{B7BFFB5A-EFA8-4D8C-BBDE-C8D5FAAF54A1} Data:WimHashValidation</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3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ork Folders\Work Folders Logon Synchronization</text:p>
          </table:table-cell>
          <table:table-cell table:style-name="ce7" office:value-type="string" calcext:value-type="string">
            <text:p>有効</text:p>
          </table:table-cell>
          <table:table-cell table:style-name="ce7" office:value-type="string" calcext:value-type="string">
            <text:p>このタスクは、ユーザーがシステムにログオンするときにワーク フォルダー パートナーシップの同期を開始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97D47D56-3777-49FB-8E8F-90D7E30E1A1E} Data:Logo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5">
          <table:table-cell table:style-name="ce2"/>
          <table:table-cell table:style-name="ce8" office:value-type="string" calcext:value-type="string">
            <text:p>\Microsoft\Windows\Work Folders\Work Folders Maintenance Work</text:p>
          </table:table-cell>
          <table:table-cell table:style-name="ce7" office:value-type="string" calcext:value-type="string">
            <text:p>有効</text:p>
          </table:table-cell>
          <table:table-cell table:style-name="ce7" office:value-type="string" calcext:value-type="string">
            <text:p>このタスクは、ワーク フォルダー パートナーシップのデータ同期のパフォーマンスを良好な状態に維持するために必要なメンテナンス作業を開始します。</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30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ｶｽﾀﾑ ﾊﾝﾄﾞﾗｰ 設定:ClassId:{63260BCE-A3FB-4A34-AA51-D4D8E877B62B}</text:p>
          </table:table-cell>
          <table:table-cell table:style-name="ce7" office:value-type="string" calcext:value-type="string">
            <text:p>□</text:p>
          </table:table-cell>
          <table:table-cell table:style-name="ce7" table:number-columns-repeated="4"/>
          <table:table-cell table:number-columns-repeated="2" table:style-name="ce7" office:value-type="string" calcext:value-type="string">
            <text:p>レ</text:p>
          </table:table-cell>
          <table:table-cell table:number-columns-repeated="2" table:style-name="ce7" office:value-type="string" calcext:value-type="string">
            <text:p>□</text:p>
          </table:table-cell>
          <table:table-cell table:style-name="ce7"/>
          <table:table-cell table:number-columns-repeated="2" table:style-name="ce7" office:value-type="string" calcext:value-type="string">
            <text:p>レ</text:p>
          </table:table-cell>
          <table:table-cell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日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6">
          <table:table-cell table:style-name="ce2"/>
          <table:table-cell table:style-name="ce8" office:value-type="string" calcext:value-type="string">
            <text:p>\Microsoft\Windows\Workplace Join\Automatic-Device-Join</text:p>
          </table:table-cell>
          <table:table-cell table:style-name="ce7" office:value-type="string" calcext:value-type="string">
            <text:p>無効</text:p>
          </table:table-cell>
          <table:table-cell table:style-name="ce7" office:value-type="string" calcext:value-type="string">
            <text:p>コンピューターが既に Active Directory ドメインに参加している場合に、このコンピューターを登録します。</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ﾛｸﾞｵﾝ時 設定:任意のﾕｰｻﾞｰ</text:p>
          </table:table-cell>
          <table:table-cell table:style-name="ce7" office:value-type="string" calcext:value-type="string">
            <text:p>レ</text:p>
          </table:table-cell>
          <table:table-cell table:style-name="ce7" office:value-type="string" calcext:value-type="string">
            <text:p>1分間</text:p>
          </table:table-cell>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dsregcmd.exe</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5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1">
          <table:table-cell table:style-name="ce2"/>
          <table:table-cell table:style-name="ce8"/>
          <table:table-cell table:style-name="ce7" table:number-columns-repeated="7"/>
          <table:table-cell table:style-name="ce7" office:value-type="string" calcext:value-type="string">
            <text:p>ﾀｽｸの開始:ｲﾍﾞﾝﾄ時 設定:ｲﾍﾞﾝﾄﾌｨﾙﾀｰ:&lt;QueryList&gt;&lt;Query Id="0" Path="Microsoft-Windows-User Device Registration/Admin"&gt;&lt;Select Path="Microsoft-Windows-User Device Registration/Admin"&gt;*[System[Provider[@Name='Microsoft-Windows-User Device Registration'] and EventID=4096]]&lt;/Select&gt;&lt;/Query&gt;&lt;/QueryList&gt;</text:p>
          </table:table-cell>
          <table:table-cell table:style-name="ce7" office:value-type="string" calcext:value-type="string">
            <text:p>□</text:p>
          </table:table-cell>
          <table:table-cell table:style-name="ce7"/>
          <table:table-cell table:style-name="ce7" office:value-type="string" calcext:value-type="string">
            <text:p>レ</text:p>
          </table:table-cell>
          <table:table-cell table:style-name="ce7" office:value-type="string" calcext:value-type="string">
            <text:p>1時間</text:p>
          </table:table-cell>
          <table:table-cell table:style-name="ce7" office:value-type="string" calcext:value-type="string">
            <text:p>1日間</text:p>
          </table:table-cell>
          <table:table-cell table:number-columns-repeated="2"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table:table-cell table:style-name="ce7" table:number-columns-repeated="21"/>
          <table:table-cell table:number-columns-repeated="979"/>
        </table:table-row>
        <table:table-row table:style-name="ro6">
          <table:table-cell table:style-name="ce2"/>
          <table:table-cell table:style-name="ce8" office:value-type="string" calcext:value-type="string">
            <text:p>\Microsoft\Windows\WwanSvc\NotificationTask</text:p>
          </table:table-cell>
          <table:table-cell table:style-name="ce7" office:value-type="string" calcext:value-type="string">
            <text:p>有効</text:p>
          </table:table-cell>
          <table:table-cell table:style-name="ce7" office:value-type="string" calcext:value-type="string">
            <text:p>ユーザーと Web の対話ごとに実行されるバックグラウンド タスク</text:p>
          </table:table-cell>
          <table:table-cell table:style-name="ce7" office:value-type="string" calcext:value-type="string">
            <text:p>NT AUTHORITY\INTERACTIVE</text:p>
          </table:table-cell>
          <table:table-cell table:style-name="ce7" office:value-type="string" calcext:value-type="string">
            <text:p>ﾕｰｻﾞｰがﾛｸﾞｵﾝしているときのみ実行する</text:p>
          </table:table-cell>
          <table:table-cell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Windows 10</text:p>
          </table:table-cell>
          <table:table-cell table:style-name="ce7" office:value-type="string" calcext:value-type="string">
            <text:p>ﾀｽｸの開始:ｶｽﾀﾑ ﾄﾘｶﾞｰ 設定:StateName:7520BCA33A19870F</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レ</text:p>
          </table:table-cell>
          <table:table-cell table:style-name="ce8" office:value-type="string" calcext:value-type="string">
            <text:p>操作:ﾌﾟﾛｸﾞﾗﾑの開始 設定:ﾌﾟﾛｸﾞﾗﾑ/ｽｸﾘﾌﾟﾄ:%SystemRoot%\System32\WiFiTask.exe 引数の追加:wwan</text:p>
          </table:table-cell>
          <table:table-cell table:style-name="ce7" office:value-type="string" calcext:value-type="string">
            <text:p>□</text:p>
          </table:table-cell>
          <table:table-cell table:style-name="ce7" table:number-columns-repeated="4"/>
          <table:table-cell table:style-name="ce7" office:value-type="string" calcext:value-type="string">
            <text:p>□</text:p>
          </table:table-cell>
          <table:table-cell table:style-name="ce7"/>
          <table:table-cell table:number-columns-repeated="2" table:style-name="ce7" office:value-type="string" calcext:value-type="string">
            <text:p>□</text:p>
          </table:table-cell>
          <table:table-cell table:style-name="ce7"/>
          <table:table-cell table:number-columns-repeated="3"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ｷｭｰに追加</text:p>
          </table:table-cell>
          <table:table-cell table:number-columns-repeated="979"/>
        </table:table-row>
        <table:table-row table:style-name="ro6">
          <table:table-cell table:style-name="ce2"/>
          <table:table-cell table:style-name="ce8" office:value-type="string" calcext:value-type="string">
            <text:p>\Microsoft\XblGameSave\XblGameSaveTask</text:p>
          </table:table-cell>
          <table:table-cell table:style-name="ce7" office:value-type="string" calcext:value-type="string">
            <text:p>有効</text:p>
          </table:table-cell>
          <table:table-cell table:style-name="ce7" office:value-type="string" calcext:value-type="string">
            <text:p>XblGameSave Standby Task</text:p>
          </table:table-cell>
          <table:table-cell table:style-name="ce7" office:value-type="string" calcext:value-type="string">
            <text:p>NT AUTHORITY\SYSTEM</text:p>
          </table:table-cell>
          <table:table-cell table:style-name="ce7" office:value-type="string" calcext:value-type="string">
            <text:p>ﾕｰｻﾞｰがﾛｸﾞｵﾝしているかどうかにかかわらず実行する</text:p>
          </table:table-cell>
          <table:table-cell table:number-columns-repeated="2" table:style-name="ce7" office:value-type="string" calcext:value-type="string">
            <text:p>□</text:p>
          </table:table-cell>
          <table:table-cell table:style-name="ce7" office:value-type="string" calcext:value-type="string">
            <text:p>Windows 10</text:p>
          </table:table-cell>
          <table:table-cell table:style-name="ce7" office:value-type="string" calcext:value-type="string">
            <text:p>ﾀｽｸの開始:ｱｲﾄﾞﾙ時 設定:(なし)</text:p>
          </table:table-cell>
          <table:table-cell table:style-name="ce7" office:value-type="string" calcext:value-type="string">
            <text:p>□</text:p>
          </table:table-cell>
          <table:table-cell table:style-name="ce7"/>
          <table:table-cell table:style-name="ce7" office:value-type="string" calcext:value-type="string">
            <text:p>□</text:p>
          </table:table-cell>
          <table:table-cell table:style-name="ce7" table:number-columns-repeated="3"/>
          <table:table-cell table:style-name="ce7" office:value-type="string" calcext:value-type="string">
            <text:p>□</text:p>
          </table:table-cell>
          <table:table-cell table:style-name="ce7"/>
          <table:table-cell table:style-name="ce7" office:value-type="string" calcext:value-type="string">
            <text:p>□</text:p>
          </table:table-cell>
          <table:table-cell table:style-name="ce17"/>
          <table:table-cell table:style-name="ce7" office:value-type="string" calcext:value-type="string">
            <text:p>□</text:p>
          </table:table-cell>
          <table:table-cell table:style-name="ce17"/>
          <table:table-cell table:style-name="ce7" office:value-type="string" calcext:value-type="string">
            <text:p>□</text:p>
          </table:table-cell>
          <table:table-cell table:style-name="ce8" office:value-type="string" calcext:value-type="string">
            <text:p>操作:ﾌﾟﾛｸﾞﾗﾑの開始 設定:ﾌﾟﾛｸﾞﾗﾑ/ｽｸﾘﾌﾟﾄ:%windir%\System32\XblGameSaveTask.exe 引数の追加:standby</text:p>
          </table:table-cell>
          <table:table-cell table:style-name="ce7" office:value-type="string" calcext:value-type="string">
            <text:p>レ</text:p>
          </table:table-cell>
          <table:table-cell table:style-name="ce7" office:value-type="string" calcext:value-type="string">
            <text:p>10分間</text:p>
          </table:table-cell>
          <table:table-cell table:style-name="ce7" office:value-type="string" calcext:value-type="string">
            <text:p>1時間</text:p>
          </table:table-cell>
          <table:table-cell table:style-name="ce7" office:value-type="string" calcext:value-type="string">
            <text:p>レ</text:p>
          </table:table-cell>
          <table:table-cell table:style-name="ce7" office:value-type="string" calcext:value-type="string">
            <text:p>□</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office:value-type="string" calcext:value-type="string">
            <text:p>レ</text:p>
          </table:table-cell>
          <table:table-cell table:style-name="ce7" office:value-type="string" calcext:value-type="string">
            <text:p>任意の接続</text:p>
          </table:table-cell>
          <table:table-cell table:style-name="ce7" office:value-type="string" calcext:value-type="string">
            <text:p>レ</text:p>
          </table:table-cell>
          <table:table-cell table:number-columns-repeated="2" table:style-name="ce7" office:value-type="string" calcext:value-type="string">
            <text:p>□</text:p>
          </table:table-cell>
          <table:table-cell table:style-name="ce7" table:number-columns-repeated="2"/>
          <table:table-cell table:style-name="ce7" office:value-type="string" calcext:value-type="string">
            <text:p>レ</text:p>
          </table:table-cell>
          <table:table-cell table:style-name="ce7" office:value-type="string" calcext:value-type="string">
            <text:p>2時間</text:p>
          </table:table-cell>
          <table:table-cell table:style-name="ce7" office:value-type="string" calcext:value-type="string">
            <text:p>レ</text:p>
          </table:table-cell>
          <table:table-cell table:style-name="ce7" office:value-type="string" calcext:value-type="string">
            <text:p>□</text:p>
          </table:table-cell>
          <table:table-cell table:style-name="ce7"/>
          <table:table-cell table:style-name="ce7" office:value-type="string" calcext:value-type="string">
            <text:p>新しいｲﾝｽﾀﾝｽを開始しない</text:p>
          </table:table-cell>
          <table:table-cell table:number-columns-repeated="979"/>
        </table:table-row>
        <table:table-row table:style-name="ro1" table:number-rows-repeated="104836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cheduled-task'.A1:'scheduled-task'.AS20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ゴシック" svg:font-family="IPAゴシック" style:font-family-generic="swiss"/>
    <style:font-face style:name="IPAゴシック1" svg:font-family="IPAゴシック" style:font-adornments="標準"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2">
      <number:text>\</number:text>
      <number:number number:decimal-places="0" loext:min-decimal-places="0" number:min-integer-digits="1" number:grouping="true"/>
    </number:number-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0" loext:min-decimal-places="0" number:min-integer-digits="1" number:grouping="true"/>
      <number:text> </number:text>
    </number:number-style>
    <number:number-style style:name="N117">
      <number:text>($</number:text>
      <number:number number:decimal-places="0" loext:min-decimal-places="0" number:min-integer-digits="1" number:grouping="true"/>
      <number:text>)</number:text>
      <style:map style:condition="value()&gt;=0" style:apply-style-name="N117P0"/>
    </number:number-style>
    <number:number-style style:name="N118P0" style:volatile="true">
      <number:text>$</number:text>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number:text>($</number:text>
      <number:number number:decimal-places="2" loext:min-decimal-places="2" number:min-integer-digits="1" number:grouping="true"/>
      <number:text>)</number:text>
      <style:map style:condition="value()&gt;=0" style:apply-style-name="N119P0"/>
    </number:number-style>
    <number:number-style style:name="N120P0" style:volatile="true">
      <number:text>$</number:text>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
      <number:number number:decimal-places="0" loext:min-decimal-places="0" number:min-integer-digits="1" number:grouping="true"/>
      <number:text> </number:text>
    </number:number-style>
    <number:number-style style:name="N126P0" style:volatile="true">
      <number:number number:decimal-places="0" loext:min-decimal-places="0" number:min-integer-digits="1" number:grouping="true"/>
      <number:text> </number:text>
    </number:number-style>
    <number:number-style style:name="N126P1" style:volatile="true">
      <number:text>-</number:text>
      <number:number number:decimal-places="0" loext:min-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loext:min-decimal-places="2" number:min-integer-digits="1" number:grouping="true"/>
      <number:text> </number:text>
    </number:number-style>
    <number:number-style style:name="N128P1" style:volatile="true">
      <number:text>-</number:text>
      <number:number number:decimal-places="2" loext:min-decimal-places="2" number:min-integer-digits="1" number:grouping="true"/>
      <number:text> </number:text>
    </number:number-style>
    <number:number-style style:name="N128P2" style:volatile="true">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loext:min-decimal-places="2" number:min-integer-digits="1" number:grouping="true"/>
      <number:text> </number:text>
    </number:number-style>
    <number:number-style style:name="N129P1" style:volatile="true">
      <number:text> \-</number:text>
      <number:number number:decimal-places="2" loext:min-decimal-places="2" number:min-integer-digits="1" number:grouping="true"/>
      <number:text> </number:text>
    </number:number-style>
    <number:number-style style:name="N129P2" style:volatile="true">
      <number:text> \-</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number-style style:name="N134P0" style:volatile="true">
      <number:text>\</number:text>
      <number:number number:decimal-places="0" loext:min-decimal-places="0" number:min-integer-digits="1" number:grouping="true"/>
    </number:number-style>
    <number:number-style style:name="N134">
      <number:text>-\</number:text>
      <number:number number:decimal-places="0" loext:min-decimal-places="0" number:min-integer-digits="1" number:grouping="true"/>
      <style:map style:condition="value()&gt;=0" style:apply-style-name="N134P0"/>
    </number:number-style>
    <number:number-style style:name="N135P0" style:volatile="true">
      <number:text>\</number:text>
      <number:number number:decimal-places="0" loext:min-decimal-places="0" number:min-integer-digits="1" number:grouping="true"/>
    </number:number-style>
    <number:number-style style:name="N135">
      <style:text-properties fo:color="#ff0000"/>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2" loext:min-decimal-places="2" number:min-integer-digits="1" number:grouping="true"/>
    </number:number-style>
    <number:number-style style:name="N136">
      <number:text>-\</number:text>
      <number:number number:decimal-places="2" loext:min-decimal-places="2" number:min-integer-digits="1" number:grouping="true"/>
      <style:map style:condition="value()&gt;=0" style:apply-style-name="N136P0"/>
    </number:number-style>
    <number:number-style style:name="N137P0" style:volatile="true">
      <number:text>\</number:text>
      <number:number number:decimal-places="2" loext:min-decimal-places="2" number:min-integer-digits="1" number:grouping="true"/>
    </number:number-style>
    <number:number-style style:name="N137">
      <style:text-properties fo:color="#ff0000"/>
      <number:text>-\</number:text>
      <number:number number:decimal-places="2" loext:min-decimal-places="2" number:min-integer-digits="1" number:grouping="true"/>
      <style:map style:condition="value()&gt;=0" style:apply-style-name="N137P0"/>
    </number:number-style>
    <number:number-style style:name="N138P0" style:volatile="true">
      <number:text> \</number:text>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loext:min-decimal-places="2" number:min-integer-digits="1" number:grouping="true"/>
      <number:text> </number:text>
    </number:number-style>
    <number:number-style style:name="N139P1" style:volatile="true">
      <number:text>-\</number:text>
      <number:number number:decimal-places="2" loext:min-decimal-places="2" number:min-integer-digits="1" number:grouping="true"/>
      <number:text> </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date-style style:name="N140">
      <number:day/>
      <number:text>日</number:text>
    </number:date-style>
    <number:date-style style:name="N141">
      <number:text>(</number:text>
      <number:day-of-week number:calendar="gengou"/>
      <number:text>)</number:text>
    </number:date-style>
    <number:date-style style:name="N142">
      <number:month/>
      <number:text>/</number:text>
      <number:day/>
    </number:date-style>
    <number:number-style style:name="N143P0" style:volatile="true">
      <number:number number:decimal-places="0" loext:min-decimal-places="0" number:min-integer-digits="1" number:grouping="true"/>
    </number:number-style>
    <number:number-style style:name="N143P1" style:volatile="true">
      <style:text-properties fo:color="#ff0000"/>
      <number:text>-</number:text>
      <number:number number:decimal-places="0" loext:min-decimal-places="0" number:min-integer-digits="1" number:grouping="true"/>
    </number:number-style>
    <number:text-style style:name="N143">
      <number:text-content/>
      <style:map style:condition="value()&gt;=0" style:apply-style-name="N143P0"/>
      <style:map style:condition="value()&lt;0" style:apply-style-name="N143P1"/>
    </number:text-style>
    <number:number-style style:name="N144P0" style:volatile="true">
      <number:number number:decimal-places="1" loext:min-decimal-places="0" number:min-integer-digits="1" number:decimal-replacement="" number:grouping="true"/>
    </number:number-style>
    <number:number-style style:name="N144P1" style:volatile="true">
      <style:text-properties fo:color="#ff0000"/>
      <number:text>-</number:text>
      <number:number number:decimal-places="1" loext:min-decimal-places="0" number:min-integer-digits="1" number:decimal-replacement="" number:grouping="true"/>
    </number:number-style>
    <number:text-style style:name="N144">
      <number:text-content/>
      <style:map style:condition="value()&gt;=0" style:apply-style-name="N144P0"/>
      <style:map style:condition="value()&lt;0" style:apply-style-name="N144P1"/>
    </number:text-style>
    <number:number-style style:name="N145P0" style:volatile="true">
      <number:number number:decimal-places="1" loext:min-decimal-places="1" number:min-integer-digits="1" number:grouping="true"/>
    </number:number-style>
    <number:number-style style:name="N145P1" style:volatile="true">
      <style:text-properties fo:color="#ff0000"/>
      <number:text>-</number:text>
      <number:number number:decimal-places="1" loext:min-decimal-places="1" number:min-integer-digits="1" number:grouping="true"/>
    </number:number-style>
    <number:text-style style:name="N145">
      <number:text-content/>
      <style:map style:condition="value()&gt;=0" style:apply-style-name="N145P0"/>
      <style:map style:condition="value()&lt;0" style:apply-style-name="N145P1"/>
    </number:text-style>
    <number:number-style style:name="N146">
      <number:number number:decimal-places="2" loext:min-decimal-places="2" number:min-integer-digits="1"/>
      <number:text> </number:text>
    </number:number-style>
    <number:number-style style:name="N147P0" style:volatile="true">
      <number:number number:decimal-places="2" loext:min-decimal-places="2" number:min-integer-digits="1"/>
      <number:text> </number:text>
    </number:number-style>
    <number:number-style style:name="N147">
      <style:text-properties fo:color="#ff0000"/>
      <number:text>(</number:text>
      <number:number number:decimal-places="2" loext:min-decimal-places="2" number:min-integer-digits="1"/>
      <number:text>)</number:text>
      <style:map style:condition="value()&gt;=0" style:apply-style-name="N147P0"/>
    </number:number-style>
    <number:number-style style:name="N148P0" style:volatile="true">
      <number:number number:decimal-places="0" loext:min-decimal-places="0" number:min-integer-digits="3"/>
    </number:number-style>
    <number:number-style style:name="N148">
      <number:number number:decimal-places="0" loext:min-decimal-places="0" number:min-integer-digits="5">
        <number:embedded-text number:position="2">-</number:embedded-text>
      </number:number>
      <style:map style:condition="value()&lt;=999" style:apply-style-name="N148P0"/>
    </number:number-style>
    <number:number-style style:name="N149P0" style:volatile="true">
      <number:text>\</number:text>
      <number:number number:decimal-places="0" loext:min-decimal-places="0" number:min-integer-digits="1" number:grouping="true"/>
    </number:number-style>
    <number:number-style style:name="N149">
      <style:text-properties fo:color="#ff0000"/>
      <number:text>\</number:text>
      <number:number number:decimal-places="0" loext:min-decimal-places="0" number:min-integer-digits="1" number:grouping="true"/>
      <style:map style:condition="value()&gt;=0" style:apply-style-name="N149P0"/>
    </number:number-style>
    <number:number-style style:name="N150">
      <number:number number:decimal-places="1" loext:min-decimal-places="1" number:min-integer-digits="1"/>
      <number:text> </number:text>
    </number:number-style>
    <number:number-style style:name="N151P0" style:volatile="true">
      <number:number number:decimal-places="1" loext:min-decimal-places="1" number:min-integer-digits="1"/>
      <number:text> </number:text>
    </number:number-style>
    <number:number-style style:name="N151">
      <style:text-properties fo:color="#ff0000"/>
      <number:text>(</number:text>
      <number:number number:decimal-places="1" loext:min-decimal-places="1" number:min-integer-digits="1"/>
      <number:text>)</number:text>
      <style:map style:condition="value()&gt;=0" style:apply-style-name="N151P0"/>
    </number:number-style>
    <number:number-style style:name="N152P0" style:volatile="true">
      <number:number number:decimal-places="0" loext:min-decimal-places="0" number:min-integer-digits="1" number:grouping="true"/>
      <number:text> </number:text>
    </number:number-style>
    <number:number-style style:name="N152">
      <style:text-properties fo:color="#ff0000"/>
      <number:text>(</number:text>
      <number:number number:decimal-places="0" loext:min-decimal-places="0" number:min-integer-digits="1" number:grouping="true"/>
      <number:text>)</number:text>
      <style:map style:condition="value()&gt;=0" style:apply-style-name="N152P0"/>
    </number:number-style>
    <number:number-style style:name="N153">
      <number:number number:decimal-places="0" loext:min-decimal-places="0" number:min-integer-digits="1"/>
      <number:text> </number:text>
    </number:number-style>
    <number:number-style style:name="N154">
      <number:number number:decimal-places="1" loext:min-decimal-places="1" number:min-integer-digits="1" number:grouping="true"/>
      <number:text> </number:text>
    </number:number-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6P0" style:volatile="true">
      <number:text>True</number:text>
    </number:number-style>
    <number:number-style style:name="N156P1" style:volatile="true">
      <number:text>True</number:text>
    </number:number-style>
    <number:number-style style:name="N156">
      <number:text>False</number:text>
      <style:map style:condition="value()&gt;0" style:apply-style-name="N156P0"/>
      <style:map style:condition="value()&lt;0" style:apply-style-name="N156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currency-style style:name="N158P0" style:volatile="true">
      <number:currency-symbol>€</number:currency-symbol>
      <number:text> </number:text>
      <number:number number:decimal-places="2" loext:min-decimal-places="2" number:min-integer-digits="1" number:grouping="true"/>
      <number:text> </number:text>
    </number:currency-style>
    <number:currency-style style:name="N158">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58P0"/>
    </number:currency-style>
    <number:time-style style:name="N159">
      <number:minutes/>
      <number:text>:</number:text>
      <number:seconds number:style="long"/>
    </number:time-style>
    <number:time-style style:name="N160" number:truncate-on-overflow="false">
      <number:minutes/>
      <number:text>:</number:text>
      <number:seconds number:style="long"/>
    </number:time-style>
    <number:date-style style:name="N161">
      <number:month number:textual="true"/>
      <number:text>-</number:text>
      <number:year number:style="long"/>
    </number:date-style>
    <number:number-style style:name="N162P0" style:volatile="true">
      <number:text>+</number:text>
      <number:number number:decimal-places="0" loext:min-decimal-places="0" number:min-integer-digits="0"/>
    </number:number-style>
    <number:number-style style:name="N162">
      <number:text>-</number:text>
      <number:number number:decimal-places="0" loext:min-decimal-places="0" number:min-integer-digits="1" number:grouping="true"/>
      <style:map style:condition="value()&gt;=0" style:apply-style-name="N162P0"/>
    </number:number-style>
    <number:number-style style:name="N163">
      <number:number number:decimal-places="3" loext:min-decimal-places="3" number:min-integer-digits="1"/>
      <number:text> </number:text>
    </number:number-style>
    <number:number-style style:name="N164P0" style:volatile="true">
      <number:number number:decimal-places="0" loext:min-decimal-places="0" number:min-integer-digits="3"/>
    </number:number-style>
    <number:number-style style:name="N164P1" style:volatile="true">
      <number:number number:decimal-places="0" loext:min-decimal-places="0" number:min-integer-digits="5">
        <number:embedded-text number:position="2">-</number:embedded-text>
      </number:number>
    </number:number-style>
    <number:number-style style:name="N164">
      <number:number number:decimal-places="0" loext:min-decimal-places="0" number:min-integer-digits="7">
        <number:embedded-text number:position="4">-</number:embedded-text>
      </number:number>
      <style:map style:condition="value()&lt;=999" style:apply-style-name="N164P0"/>
      <style:map style:condition="value()&lt;=99999" style:apply-style-name="N164P1"/>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able-cell-properties style:vertical-align="top" loext:vertical-justify="auto"/>
      <style:paragraph-properties css3t:text-justify="auto"/>
      <style:text-properties style:font-name="IPAゴシック1" fo:font-family="IPAゴシック" style:font-style-name="標準" style:font-family-generic="swiss" style:font-name-asian="IPAゴシック1" style:font-family-asian="IPAゴシック" style:font-style-name-asian="標準" style:font-family-generic-asian="swiss"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4.99mm" fo:margin-right="14.99mm" loext:scale-to-X="1" loext:scale-to-Y="100" style:writing-mode="lr-tb"/>
      <style:header-style>
        <style:header-footer-properties fo:min-height="7.5mm" fo:margin-left="4mm" fo:margin-right="4mm" fo:margin-bottom="1.5mm"/>
      </style:header-style>
      <style:footer-style>
        <style:header-footer-properties fo:min-height="7.5mm" fo:margin-left="4mm" fo:margin-right="4mm" fo:margin-top="1.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font-name="IPAゴシック1" style:font-name-asian="IPAゴシック1"/>
    </style:style>
  </office:automatic-styles>
  <office:master-styles>
    <style:master-page style:name="Default" style:page-layout-name="Mpm1">
      <style:header>
        <style:region-left>
          <text:p><text:span text:style-name="MT1"><text:sheet-name>???</text:sheet-name></text:span></text:p>
        </style:region-left>
      </style:header>
      <style:header-left style:display="false"/>
      <style:footer>
        <text:p><text:span text:style-name="MT1">- </text:span><text:span text:style-name="MT1"><text:page-number>1</text:page-number></text:span><text:span text:style-name="MT1"> -</text:span></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6">0000/00/00</text:date>, <text:time style:data-style-name="N2" text:time-value="02:37:10.963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3T01:08:21.04</meta:creation-date>
    <meta:generator>LibreOffice/5.3.2.2$Windows_X86_64 LibreOffice_project/6cd4f1ef626f15116896b1d8e1398b56da0d0ee1</meta:generator>
    <meta:editing-cycles>4</meta:editing-cycles>
    <meta:editing-duration>PT13M55S</meta:editing-duration>
    <dc:date>2017-07-16T02:51:06.541000000</dc:date>
    <meta:document-statistic meta:table-count="1" meta:cell-count="4731" meta:object-count="0"/>
  </office:meta>
</office:document-meta>
</file>